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15%" fo:margin-left="0cm" style:writing-mode="lr-tb"/>
    </style:style>
    <style:style style:name="T1_1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text-indent="1.27cm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T2_146" style:family="text"/>
    <style:style style:name="T2_147" style:family="text"/>
    <style:style style:name="T2_148" style:family="text"/>
    <style:style style:name="T2_149" style:family="text"/>
    <style:style style:name="T2_150" style:family="text"/>
    <style:style style:name="T2_151" style:family="text"/>
    <style:style style:name="T2_152" style:family="text"/>
    <style:style style:name="T2_153" style:family="text"/>
    <style:style style:name="T2_154" style:family="text"/>
    <style:style style:name="T2_155" style:family="text"/>
    <style:style style:name="T2_156" style:family="text"/>
    <style:style style:name="T2_157" style:family="text"/>
    <style:style style:name="T2_158" style:family="text"/>
    <style:style style:name="T2_159" style:family="text"/>
    <style:style style:name="T2_160" style:family="text"/>
    <style:style style:name="T2_161" style:family="text"/>
    <style:style style:name="T2_162" style:family="text"/>
    <style:style style:name="T2_163" style:family="text"/>
    <style:style style:name="T2_164" style:family="text"/>
    <style:style style:name="T2_165" style:family="text"/>
    <style:style style:name="T2_166" style:family="text"/>
    <style:style style:name="T2_167" style:family="text"/>
    <style:style style:name="T2_168" style:family="text"/>
    <style:style style:name="T2_169" style:family="text"/>
    <style:style style:name="T2_170" style:family="text"/>
    <style:style style:name="T2_171" style:family="text"/>
    <style:style style:name="T2_172" style:family="text"/>
    <style:style style:name="T2_173" style:family="text"/>
    <style:style style:name="T2_174" style:family="text"/>
    <style:style style:name="T2_175" style:family="text"/>
    <style:style style:name="T2_176" style:family="text"/>
    <style:style style:name="T2_177" style:family="text"/>
    <style:style style:name="T2_178" style:family="text"/>
    <style:style style:name="T2_179" style:family="text"/>
    <style:style style:name="T2_180" style:family="text"/>
    <style:style style:name="T2_181" style:family="text"/>
    <style:style style:name="T2_182" style:family="text"/>
    <style:style style:name="T2_183" style:family="text"/>
    <style:style style:name="T2_184" style:family="text"/>
    <style:style style:name="T2_185" style:family="text"/>
    <style:style style:name="T2_186" style:family="text"/>
    <style:style style:name="T2_187" style:family="text"/>
    <style:style style:name="T2_188" style:family="text"/>
    <style:style style:name="T2_189" style:family="text"/>
    <style:style style:name="T2_190" style:family="text"/>
    <style:style style:name="T2_191" style:family="text"/>
    <style:style style:name="T2_192" style:family="text"/>
    <style:style style:name="T2_193" style:family="text"/>
    <style:style style:name="T2_194" style:family="text"/>
    <style:style style:name="T2_195" style:family="text"/>
    <style:style style:name="T2_196" style:family="text"/>
    <style:style style:name="T2_197" style:family="text"/>
    <style:style style:name="T2_198" style:family="text"/>
    <style:style style:name="T2_199" style:family="text"/>
    <style:style style:name="T2_200" style:family="text"/>
    <style:style style:name="T2_201" style:family="text"/>
    <style:style style:name="T2_202" style:family="text"/>
    <style:style style:name="T2_203" style:family="text"/>
    <style:style style:name="T2_204" style:family="text"/>
    <style:style style:name="T2_205" style:family="text"/>
    <style:style style:name="T2_206" style:family="text"/>
    <style:style style:name="T2_207" style:family="text"/>
    <style:style style:name="T2_208" style:family="text"/>
    <style:style style:name="T2_209" style:family="text"/>
    <style:style style:name="T2_210" style:family="text"/>
    <style:style style:name="T2_211" style:family="text"/>
    <style:style style:name="T2_212" style:family="text"/>
    <style:style style:name="T2_213" style:family="text"/>
    <style:style style:name="T2_214" style:family="text"/>
    <style:style style:name="T2_215" style:family="text"/>
    <style:style style:name="T2_216" style:family="text"/>
    <style:style style:name="T2_217" style:family="text"/>
    <style:style style:name="T2_218" style:family="text"/>
    <style:style style:name="P3" style:family="paragraph" style:parent-style-name="Standard">
      <style:paragraph-properties fo:break-before="auto" fo:text-indent="1.27cm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P4" style:family="paragraph" style:parent-style-name="Standard">
      <style:paragraph-properties fo:break-before="auto" fo:text-indent="0cm" fo:line-height="115%" fo:margin-left="0cm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T4_4" style:family="text">
      <style:text-properties fo:font-weight="bold" style:font-weight-asian="bold" style:font-weight-complex="bold"/>
    </style:style>
    <style:style style:name="T4_5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text-indent="0cm" fo:line-height="115%" fo:margin-left="0cm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>
      <style:text-properties fo:font-weight="bold" style:font-weight-asian="bold" style:font-weight-complex="bold"/>
    </style:style>
    <style:style style:name="T5_27" style:family="text">
      <style:text-properties fo:font-weight="bold" style:font-weight-asian="bold" style:font-weight-complex="bold"/>
    </style:style>
    <style:style style:name="T5_28" style:family="text">
      <style:text-properties fo:font-weight="bold" style:font-weight-asian="bold" style:font-weight-complex="bold"/>
    </style:style>
    <style:style style:name="T5_29" style:family="text">
      <style:text-properties fo:font-weight="bold" style:font-weight-asian="bold" style:font-weight-complex="bold"/>
    </style:style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>
      <style:text-properties fo:font-weight="bold" style:font-weight-asian="bold" style:font-weight-complex="bold"/>
    </style:style>
    <style:style style:name="T5_57" style:family="text">
      <style:text-properties fo:font-weight="bold" style:font-weight-asian="bold" style:font-weight-complex="bold"/>
    </style:style>
    <style:style style:name="T5_58" style:family="text">
      <style:text-properties fo:font-weight="bold" style:font-weight-asian="bold" style:font-weight-complex="bold"/>
    </style:style>
    <style:style style:name="T5_59" style:family="text">
      <style:text-properties fo:font-weight="bold" style:font-weight-asian="bold" style:font-weight-complex="bold"/>
    </style:style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P6" style:family="paragraph" style:parent-style-name="Standard">
      <style:paragraph-properties fo:break-before="auto" fo:text-indent="0cm" fo:line-height="115%" fo:margin-left="0cm" style:writing-mode="lr-tb"/>
    </style:style>
    <style:style style:name="P7" style:family="paragraph" style:parent-style-name="Standard">
      <style:paragraph-properties fo:break-before="auto" fo:text-indent="0cm" fo:line-height="115%" fo:margin-left="0cm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15%" fo:margin-left="0cm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>
      <style:text-properties fo:font-weight="bold" style:font-weight-asian="bold" style:font-weight-complex="bold"/>
    </style:style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>
      <style:text-properties fo:font-weight="bold" style:font-weight-asian="bold" style:font-weight-complex="bold"/>
    </style:style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>
      <style:text-properties fo:font-weight="bold" style:font-weight-asian="bold" style:font-weight-complex="bold"/>
    </style:style>
    <style:style style:name="T8_73" style:family="text"/>
    <style:style style:name="T8_74" style:family="text">
      <style:text-properties fo:font-weight="bold" style:font-weight-asian="bold" style:font-weight-complex="bold"/>
    </style:style>
    <style:style style:name="T8_75" style:family="text">
      <style:text-properties fo:font-weight="bold" style:font-weight-asian="bold" style:font-weight-complex="bold"/>
    </style:style>
    <style:style style:name="T8_76" style:family="text"/>
    <style:style style:name="T8_77" style:family="text"/>
    <style:style style:name="T8_78" style:family="text"/>
    <style:style style:name="T8_79" style:family="text">
      <style:text-properties fo:font-weight="bold" style:font-weight-asian="bold" style:font-weight-complex="bold"/>
    </style:style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>
      <style:text-properties fo:font-weight="bold" style:font-weight-asian="bold" style:font-weight-complex="bold"/>
    </style:style>
    <style:style style:name="T8_110" style:family="text">
      <style:text-properties fo:font-weight="bold" style:font-weight-asian="bold" style:font-weight-complex="bold"/>
    </style:style>
    <style:style style:name="T8_111" style:family="text">
      <style:text-properties fo:font-weight="bold" style:font-weight-asian="bold" style:font-weight-complex="bold"/>
    </style:style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P9" style:family="paragraph" style:parent-style-name="Standard">
      <style:paragraph-properties fo:break-before="auto" fo:text-indent="0cm" fo:line-height="115%" fo:margin-left="0cm" style:writing-mode="lr-tb"/>
    </style:style>
    <style:style style:name="T9_1" style:family="text"/>
    <style:style style:name="T9_2" style:family="text">
      <style:text-properties fo:font-weight="bold" style:font-weight-asian="bold" style:font-weight-complex="bold"/>
    </style:style>
    <style:style style:name="T9_3" style:family="text">
      <style:text-properties fo:font-weight="bold" style:font-weight-asian="bold" style:font-weight-complex="bold"/>
    </style:style>
    <style:style style:name="T9_4" style:family="text">
      <style:text-properties fo:font-weight="bold" style:font-weight-asian="bold" style:font-weight-complex="bold"/>
    </style:style>
    <style:style style:name="T9_5" style:family="text">
      <style:text-properties fo:font-weight="bold" style:font-weight-asian="bold" style:font-weight-complex="bold"/>
    </style:style>
    <style:style style:name="T9_6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text-indent="0cm" fo:line-height="115%" fo:margin-left="0cm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T10_3" style:family="text">
      <style:text-properties fo:font-weight="bold" style:font-weight-asian="bold" style:font-weight-complex="bold"/>
    </style:style>
    <style:style style:name="T10_4" style:family="text">
      <style:text-properties fo:font-weight="bold" style:font-weight-asian="bold" style:font-weight-complex="bold"/>
    </style:style>
    <style:style style:name="T10_5" style:family="text"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text-indent="1.27cm" fo:line-height="115%" fo:margin-left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>
      <style:text-properties fo:font-weight="bold" style:font-weight-asian="bold" style:font-weight-complex="bold"/>
    </style:style>
    <style:style style:name="T11_6" style:family="text">
      <style:text-properties fo:font-weight="bold" style:font-weight-asian="bold" style:font-weight-complex="bold"/>
    </style:style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>
      <style:text-properties fo:font-weight="bold" style:font-weight-asian="bold" style:font-weight-complex="bold"/>
    </style:style>
    <style:style style:name="T11_26" style:family="text">
      <style:text-properties fo:font-weight="bold" style:font-weight-asian="bold" style:font-weight-complex="bold"/>
    </style:style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P12" style:family="paragraph" style:parent-style-name="Standard">
      <style:paragraph-properties fo:break-before="auto" fo:text-indent="1.27cm" fo:line-height="115%" fo:margin-left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>
      <style:text-properties fo:font-style="italic" style:font-style-asian="italic" style:font-style-complex="italic"/>
    </style:style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>
      <style:text-properties fo:font-style="italic" style:font-style-asian="italic" style:font-style-complex="italic"/>
    </style:style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P13" style:family="paragraph" style:parent-style-name="Standard">
      <style:paragraph-properties fo:break-before="auto" fo:text-indent="1.27cm" fo:line-height="115%" fo:margin-lef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P14" style:family="paragraph" style:parent-style-name="Standard">
      <style:paragraph-properties fo:break-before="auto" fo:text-indent="1.27cm" fo:line-height="115%" fo:margin-left="1.27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P15" style:family="paragraph" style:parent-style-name="Standard">
      <style:paragraph-properties fo:break-before="auto" fo:text-indent="1.27cm" fo:line-height="115%" fo:margin-left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>
      <style:text-properties fo:font-style="italic" style:font-style-asian="italic" style:font-style-complex="italic"/>
    </style:style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>
      <style:text-properties fo:font-style="italic" style:font-style-asian="italic" style:font-style-complex="italic"/>
    </style:style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P16" style:family="paragraph" style:parent-style-name="Standard">
      <style:paragraph-properties fo:break-before="auto" fo:text-indent="1.27cm" fo:line-height="115%" fo:margin-left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>
      <style:text-properties fo:font-weight="bold" style:font-weight-asian="bold" style:font-weight-complex="bold"/>
    </style:style>
    <style:style style:name="T16_50" style:family="text">
      <style:text-properties fo:font-weight="bold" style:font-weight-asian="bold" style:font-weight-complex="bold"/>
    </style:style>
    <style:style style:name="T16_51" style:family="text">
      <style:text-properties fo:font-weight="bold" style:font-weight-asian="bold" style:font-weight-complex="bold"/>
    </style:style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>
      <style:text-properties fo:font-weight="bold" style:font-weight-asian="bold" style:font-weight-complex="bold"/>
    </style:style>
    <style:style style:name="T16_68" style:family="text">
      <style:text-properties fo:font-weight="bold" style:font-weight-asian="bold" style:font-weight-complex="bold"/>
    </style:style>
    <style:style style:name="T16_69" style:family="text">
      <style:text-properties fo:font-weight="bold" style:font-weight-asian="bold" style:font-weight-complex="bold"/>
    </style:style>
    <style:style style:name="T16_70" style:family="text">
      <style:text-properties fo:font-weight="bold" style:font-weight-asian="bold" style:font-weight-complex="bold"/>
    </style:style>
    <style:style style:name="T16_71" style:family="text">
      <style:text-properties fo:font-weight="bold" style:font-weight-asian="bold" style:font-weight-complex="bold"/>
    </style:style>
    <style:style style:name="T16_72" style:family="text">
      <style:text-properties fo:font-weight="bold" style:font-weight-asian="bold" style:font-weight-complex="bold"/>
    </style:style>
    <style:style style:name="T16_73" style:family="text">
      <style:text-properties fo:font-weight="bold" style:font-weight-asian="bold" style:font-weight-complex="bold"/>
    </style:style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P17" style:family="paragraph" style:parent-style-name="Standard">
      <style:paragraph-properties fo:break-before="auto" fo:text-indent="0cm" fo:line-height="115%" fo:margin-left="0cm" style:writing-mode="lr-tb"/>
    </style:style>
    <style:style style:name="P18" style:family="paragraph" style:parent-style-name="Standard">
      <style:paragraph-properties fo:break-before="auto" fo:text-indent="0cm" fo:line-height="115%" fo:margin-left="0cm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>
      <style:text-properties fo:font-weight="bold" style:font-weight-asian="bold" style:font-weight-complex="bold"/>
    </style:style>
    <style:style style:name="T18_4" style:family="text">
      <style:text-properties fo:font-weight="bold" style:font-weight-asian="bold" style:font-weight-complex="bold"/>
    </style:style>
    <style:style style:name="T18_5" style:family="text">
      <style:text-properties fo:font-weight="bold" style:font-weight-asian="bold" style:font-weight-complex="bold"/>
    </style:style>
    <style:style style:name="T18_6" style:family="text">
      <style:text-properties fo:font-weight="bold" style:font-weight-asian="bold" style:font-weight-complex="bold"/>
    </style:style>
    <style:style style:name="T18_7" style:family="text">
      <style:text-properties fo:font-weight="bold" style:font-weight-asian="bold" style:font-weight-complex="bold"/>
    </style:style>
    <style:style style:name="T18_8" style:family="text">
      <style:text-properties fo:font-weight="bold" style:font-weight-asian="bold" style:font-weight-complex="bold"/>
    </style:style>
    <style:style style:name="T18_9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text-indent="0cm" fo:line-height="115%" fo:margin-left="0cm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>
      <style:text-properties fo:font-style="italic" style:font-style-asian="italic" style:font-style-complex="italic"/>
    </style:style>
    <style:style style:name="T19_63" style:family="text">
      <style:text-properties fo:font-style="italic" style:font-style-asian="italic" style:font-style-complex="italic"/>
    </style:style>
    <style:style style:name="T19_64" style:family="text">
      <style:text-properties fo:font-style="italic" style:font-style-asian="italic" style:font-style-complex="italic"/>
    </style:style>
    <style:style style:name="T19_65" style:family="text">
      <style:text-properties fo:font-style="italic" style:font-style-asian="italic" style:font-style-complex="italic"/>
    </style:style>
    <style:style style:name="T19_66" style:family="text">
      <style:text-properties fo:font-style="italic" style:font-style-asian="italic" style:font-style-complex="italic"/>
    </style:style>
    <style:style style:name="T19_67" style:family="text">
      <style:text-properties fo:font-style="italic" style:font-style-asian="italic" style:font-style-complex="italic"/>
    </style:style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>
      <style:text-properties fo:font-style="italic" style:font-style-asian="italic" style:font-style-complex="italic"/>
    </style:style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>
      <style:text-properties fo:font-style="italic" style:font-style-asian="italic" style:font-style-complex="italic"/>
    </style:style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  <style:style style:name="T19_141" style:family="text"/>
    <style:style style:name="T19_142" style:family="text"/>
    <style:style style:name="T19_143" style:family="text"/>
    <style:style style:name="T19_144" style:family="text"/>
    <style:style style:name="T19_145" style:family="text"/>
    <style:style style:name="T19_146" style:family="text"/>
    <style:style style:name="T19_147" style:family="text"/>
    <style:style style:name="T19_148" style:family="text"/>
    <style:style style:name="T19_149" style:family="text"/>
    <style:style style:name="T19_150" style:family="text"/>
    <style:style style:name="T19_151" style:family="text"/>
    <style:style style:name="T19_152" style:family="text"/>
    <style:style style:name="T19_153" style:family="text"/>
    <style:style style:name="T19_154" style:family="text"/>
    <style:style style:name="T19_155" style:family="text"/>
    <style:style style:name="T19_156" style:family="text"/>
    <style:style style:name="T19_157" style:family="text"/>
    <style:style style:name="T19_158" style:family="text"/>
    <style:style style:name="T19_159" style:family="text"/>
    <style:style style:name="T19_160" style:family="text"/>
    <style:style style:name="T19_161" style:family="text"/>
    <style:style style:name="T19_162" style:family="text"/>
    <style:style style:name="T19_163" style:family="text"/>
    <style:style style:name="T19_164" style:family="text"/>
    <style:style style:name="T19_165" style:family="text"/>
    <style:style style:name="T19_166" style:family="text"/>
    <style:style style:name="T19_167" style:family="text"/>
    <style:style style:name="T19_168" style:family="text"/>
    <style:style style:name="T19_169" style:family="text"/>
    <style:style style:name="T19_170" style:family="text"/>
    <style:style style:name="T19_171" style:family="text"/>
    <style:style style:name="T19_172" style:family="text"/>
    <style:style style:name="T19_173" style:family="text"/>
    <style:style style:name="T19_174" style:family="text">
      <style:text-properties fo:font-style="italic" style:font-style-asian="italic" style:font-style-complex="italic"/>
    </style:style>
    <style:style style:name="T19_175" style:family="text"/>
    <style:style style:name="T19_176" style:family="text"/>
    <style:style style:name="T19_177" style:family="text"/>
    <style:style style:name="T19_178" style:family="text"/>
    <style:style style:name="T19_179" style:family="text"/>
    <style:style style:name="T19_180" style:family="text"/>
    <style:style style:name="T19_181" style:family="text"/>
    <style:style style:name="T19_182" style:family="text"/>
    <style:style style:name="T19_183" style:family="text"/>
    <style:style style:name="T19_184" style:family="text"/>
    <style:style style:name="T19_185" style:family="text"/>
    <style:style style:name="T19_186" style:family="text"/>
    <style:style style:name="T19_187" style:family="text"/>
    <style:style style:name="T19_188" style:family="text"/>
    <style:style style:name="T19_189" style:family="text"/>
    <style:style style:name="T19_190" style:family="text"/>
    <style:style style:name="T19_191" style:family="text"/>
    <style:style style:name="T19_192" style:family="text"/>
    <style:style style:name="T19_193" style:family="text"/>
    <style:style style:name="T19_194" style:family="text"/>
    <style:style style:name="T19_195" style:family="text"/>
    <style:style style:name="T19_196" style:family="text"/>
    <style:style style:name="T19_197" style:family="text"/>
    <style:style style:name="T19_198" style:family="text"/>
    <style:style style:name="T19_199" style:family="text"/>
    <style:style style:name="T19_200" style:family="text"/>
    <style:style style:name="T19_201" style:family="text"/>
    <style:style style:name="T19_202" style:family="text"/>
    <style:style style:name="T19_203" style:family="text"/>
    <style:style style:name="T19_204" style:family="text"/>
    <style:style style:name="T19_205" style:family="text"/>
    <style:style style:name="T19_206" style:family="text"/>
    <style:style style:name="T19_207" style:family="text"/>
    <style:style style:name="T19_208" style:family="text"/>
    <style:style style:name="T19_209" style:family="text"/>
    <style:style style:name="T19_210" style:family="text"/>
    <style:style style:name="T19_211" style:family="text"/>
    <style:style style:name="T19_212" style:family="text"/>
    <style:style style:name="T19_213" style:family="text"/>
    <style:style style:name="T19_214" style:family="text"/>
    <style:style style:name="T19_215" style:family="text"/>
    <style:style style:name="T19_216" style:family="text"/>
    <style:style style:name="T19_217" style:family="text"/>
    <style:style style:name="T19_218" style:family="text"/>
    <style:style style:name="T19_219" style:family="text"/>
    <style:style style:name="T19_220" style:family="text"/>
    <style:style style:name="T19_221" style:family="text"/>
    <style:style style:name="T19_222" style:family="text"/>
    <style:style style:name="T19_223" style:family="text"/>
    <style:style style:name="T19_224" style:family="text"/>
    <style:style style:name="T19_225" style:family="text"/>
    <style:style style:name="T19_226" style:family="text"/>
    <style:style style:name="T19_227" style:family="text"/>
    <style:style style:name="T19_228" style:family="text"/>
    <style:style style:name="T19_229" style:family="text"/>
    <style:style style:name="T19_230" style:family="text"/>
    <style:style style:name="T19_231" style:family="text"/>
    <style:style style:name="T19_232" style:family="text"/>
    <style:style style:name="T19_233" style:family="text"/>
    <style:style style:name="T19_234" style:family="text"/>
    <style:style style:name="T19_235" style:family="text"/>
    <style:style style:name="T19_236" style:family="text"/>
    <style:style style:name="T19_237" style:family="text"/>
    <style:style style:name="T19_238" style:family="text"/>
    <style:style style:name="T19_239" style:family="text"/>
    <style:style style:name="T19_240" style:family="text"/>
    <style:style style:name="T19_241" style:family="text"/>
    <style:style style:name="T19_242" style:family="text"/>
    <style:style style:name="T19_243" style:family="text"/>
    <style:style style:name="T19_244" style:family="text"/>
    <style:style style:name="T19_245" style:family="text"/>
    <style:style style:name="T19_246" style:family="text"/>
    <style:style style:name="T19_247" style:family="text"/>
    <style:style style:name="T19_248" style:family="text"/>
    <style:style style:name="T19_249" style:family="text"/>
    <style:style style:name="T19_250" style:family="text"/>
    <style:style style:name="T19_251" style:family="text"/>
    <style:style style:name="T19_252" style:family="text">
      <style:text-properties fo:font-style="italic" style:font-style-asian="italic" style:font-style-complex="italic"/>
    </style:style>
    <style:style style:name="T19_253" style:family="text">
      <style:text-properties fo:font-style="italic" style:font-style-asian="italic" style:font-style-complex="italic"/>
    </style:style>
    <style:style style:name="T19_254" style:family="text">
      <style:text-properties fo:font-style="italic" style:font-style-asian="italic" style:font-style-complex="italic"/>
    </style:style>
    <style:style style:name="T19_255" style:family="text">
      <style:text-properties fo:font-style="italic" style:font-style-asian="italic" style:font-style-complex="italic"/>
    </style:style>
    <style:style style:name="T19_256" style:family="text"/>
    <style:style style:name="T19_257" style:family="text"/>
    <style:style style:name="T19_258" style:family="text"/>
    <style:style style:name="T19_259" style:family="text"/>
    <style:style style:name="T19_260" style:family="text"/>
    <style:style style:name="T19_261" style:family="text"/>
    <style:style style:name="T19_262" style:family="text"/>
    <style:style style:name="T19_263" style:family="text"/>
    <style:style style:name="T19_264" style:family="text"/>
    <style:style style:name="T19_265" style:family="text"/>
    <style:style style:name="T19_266" style:family="text"/>
    <style:style style:name="T19_267" style:family="text"/>
    <style:style style:name="T19_268" style:family="text"/>
    <style:style style:name="T19_269" style:family="text"/>
    <style:style style:name="T19_270" style:family="text"/>
    <style:style style:name="P20" style:family="paragraph" style:parent-style-name="Standard">
      <style:paragraph-properties fo:break-before="auto" fo:text-indent="0cm" fo:line-height="115%" fo:margin-left="0cm" style:writing-mode="lr-tb"/>
    </style:style>
    <style:style style:name="P21" style:family="paragraph" style:parent-style-name="Standard">
      <style:paragraph-properties fo:break-before="auto" fo:text-indent="0cm" fo:line-height="115%" fo:margin-lef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P22" style:family="paragraph" style:parent-style-name="Standard">
      <style:paragraph-properties fo:break-before="auto" fo:text-indent="0cm" fo:line-height="115%" fo:margin-lef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P23" style:family="paragraph" style:parent-style-name="Standard">
      <style:paragraph-properties fo:break-before="auto" fo:text-indent="0cm" fo:line-height="115%" fo:margin-left="0cm" style:writing-mode="lr-tb"/>
    </style:style>
    <style:style style:name="T23_1" style:family="text"/>
    <style:style style:name="P24" style:family="paragraph" style:parent-style-name="Standard">
      <style:paragraph-properties fo:break-before="auto" fo:text-indent="1.27cm" fo:line-height="115%" fo:margin-left="1.27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P25" style:family="paragraph" style:parent-style-name="Standard">
      <style:paragraph-properties fo:break-before="auto" fo:text-indent="0cm" fo:line-height="115%" fo:margin-left="0cm" style:writing-mode="lr-tb"/>
    </style:style>
    <style:style style:name="T25_1" style:family="text"/>
    <style:style style:name="P26" style:family="paragraph" style:parent-style-name="Standard">
      <style:paragraph-properties fo:break-before="auto" fo:text-indent="0cm" fo:line-height="115%" fo:margin-lef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P27" style:family="paragraph" style:parent-style-name="Standard">
      <style:paragraph-properties fo:break-before="auto" fo:text-indent="0cm" fo:line-height="115%" fo:margin-left="0cm" style:writing-mode="lr-tb"/>
    </style:style>
    <style:style style:name="T27_1" style:family="text"/>
    <style:style style:name="P28" style:family="paragraph" style:parent-style-name="Standard">
      <style:paragraph-properties fo:break-before="auto" fo:text-indent="0cm" fo:line-height="115%" fo:margin-lef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P29" style:family="paragraph" style:parent-style-name="Standard">
      <style:paragraph-properties fo:break-before="auto" fo:text-indent="0cm" fo:line-height="115%" fo:margin-left="3.81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P30" style:family="paragraph" style:parent-style-name="Standard">
      <style:paragraph-properties fo:break-before="auto" fo:text-indent="0cm" fo:line-height="115%" fo:margin-left="3.81cm" style:writing-mode="lr-tb"/>
    </style:style>
    <style:style style:name="P31" style:family="paragraph" style:parent-style-name="Standard">
      <style:paragraph-properties fo:break-before="auto" fo:text-indent="0cm" fo:line-height="115%" fo:margin-left="3.81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P32" style:family="paragraph" style:parent-style-name="Standard">
      <style:paragraph-properties fo:break-before="auto" fo:text-indent="0cm" fo:line-height="115%" fo:margin-left="3.81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P33" style:family="paragraph" style:parent-style-name="Standard">
      <style:paragraph-properties fo:break-before="auto" fo:text-indent="0cm" fo:line-height="115%" fo:margin-left="3.81cm" style:writing-mode="lr-tb"/>
    </style:style>
    <style:style style:name="P34" style:family="paragraph" style:parent-style-name="Standard">
      <style:paragraph-properties fo:break-before="auto" fo:text-indent="0cm" fo:line-height="115%" fo:margin-left="3.81cm" style:writing-mode="lr-tb"/>
    </style:style>
    <style:style style:name="T34_1" style:family="text"/>
    <style:style style:name="T34_2" style:family="text"/>
    <style:style style:name="P35" style:family="paragraph" style:parent-style-name="Standard">
      <style:paragraph-properties fo:break-before="auto" fo:text-indent="0cm" fo:line-height="115%" fo:margin-left="0cm" style:writing-mode="lr-tb"/>
    </style:style>
    <style:style style:name="T35_1" style:family="text"/>
    <style:style style:name="P36" style:family="paragraph" style:parent-style-name="Standard">
      <style:paragraph-properties fo:break-before="auto" fo:text-indent="0cm" fo:line-height="115%" fo:margin-left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>
      <style:text-properties fo:font-style="italic" style:font-style-asian="italic" style:font-style-complex="italic"/>
    </style:style>
    <style:style style:name="T36_52" style:family="text">
      <style:text-properties fo:font-style="italic" style:font-style-asian="italic" style:font-style-complex="italic"/>
    </style:style>
    <style:style style:name="T36_53" style:family="text"/>
    <style:style style:name="T36_54" style:family="text"/>
    <style:style style:name="T36_55" style:family="text"/>
    <style:style style:name="T36_56" style:family="text">
      <style:text-properties fo:font-style="italic" style:font-style-asian="italic" style:font-style-complex="italic"/>
    </style:style>
    <style:style style:name="T36_57" style:family="text"/>
    <style:style style:name="P37" style:family="paragraph" style:parent-style-name="Standard">
      <style:paragraph-properties fo:break-before="auto" fo:text-indent="0cm" fo:line-height="115%" fo:margin-left="0cm" style:writing-mode="lr-tb"/>
    </style:style>
    <style:style style:name="T37_1" style:family="text"/>
    <style:style style:name="P38" style:family="paragraph" style:parent-style-name="Standard">
      <style:paragraph-properties fo:break-before="auto" fo:text-indent="1.27cm" fo:line-height="115%" fo:margin-left="1.27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P39" style:family="paragraph" style:parent-style-name="Standard">
      <style:paragraph-properties fo:break-before="auto" fo:text-indent="0cm" fo:line-height="115%" fo:margin-lef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P40" style:family="paragraph" style:parent-style-name="Standard">
      <style:paragraph-properties fo:break-before="auto" fo:text-indent="0cm" fo:line-height="115%" fo:margin-left="0cm" style:writing-mode="lr-tb"/>
    </style:style>
    <style:style style:name="P41" style:family="paragraph" style:parent-style-name="Standard">
      <style:paragraph-properties fo:break-before="auto" fo:text-indent="0cm" fo:line-height="115%" fo:margin-left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T41_95" style:family="text"/>
    <style:style style:name="T41_96" style:family="text"/>
    <style:style style:name="T41_97" style:family="text"/>
    <style:style style:name="T41_98" style:family="text"/>
    <style:style style:name="T41_99" style:family="text"/>
    <style:style style:name="T41_100" style:family="text"/>
    <style:style style:name="T41_101" style:family="text"/>
    <style:style style:name="T41_102" style:family="text"/>
    <style:style style:name="T41_103" style:family="text"/>
    <style:style style:name="T41_104" style:family="text"/>
    <style:style style:name="T41_105" style:family="text"/>
    <style:style style:name="T41_106" style:family="text"/>
    <style:style style:name="T41_107" style:family="text"/>
    <style:style style:name="T41_108" style:family="text"/>
    <style:style style:name="T41_109" style:family="text"/>
    <style:style style:name="T41_110" style:family="text"/>
    <style:style style:name="T41_111" style:family="text"/>
    <style:style style:name="T41_112" style:family="text"/>
    <style:style style:name="T41_113" style:family="text"/>
    <style:style style:name="T41_114" style:family="text"/>
    <style:style style:name="T41_115" style:family="text"/>
    <style:style style:name="T41_116" style:family="text"/>
    <style:style style:name="T41_117" style:family="text"/>
    <style:style style:name="T41_118" style:family="text"/>
    <style:style style:name="T41_119" style:family="text"/>
    <style:style style:name="T41_120" style:family="text"/>
    <style:style style:name="T41_121" style:family="text"/>
    <style:style style:name="T41_122" style:family="text"/>
    <style:style style:name="T41_123" style:family="text"/>
    <style:style style:name="T41_124" style:family="text"/>
    <style:style style:name="T41_125" style:family="text"/>
    <style:style style:name="T41_126" style:family="text"/>
    <style:style style:name="T41_127" style:family="text"/>
    <style:style style:name="T41_128" style:family="text"/>
    <style:style style:name="T41_129" style:family="text"/>
    <style:style style:name="T41_130" style:family="text"/>
    <style:style style:name="T41_131" style:family="text"/>
    <style:style style:name="T41_132" style:family="text"/>
    <style:style style:name="T41_133" style:family="text"/>
    <style:style style:name="T41_134" style:family="text"/>
    <style:style style:name="T41_135" style:family="text"/>
    <style:style style:name="T41_136" style:family="text"/>
    <style:style style:name="T41_137" style:family="text"/>
    <style:style style:name="T41_138" style:family="text"/>
    <style:style style:name="P42" style:family="paragraph" style:parent-style-name="Standard">
      <style:paragraph-properties fo:break-before="auto" fo:text-indent="0cm" fo:line-height="115%" fo:margin-left="0cm" style:writing-mode="lr-tb"/>
    </style:style>
    <style:style style:name="P43" style:family="paragraph" style:parent-style-name="Standard">
      <style:paragraph-properties fo:break-before="auto" fo:text-indent="0cm" fo:line-height="115%" fo:margin-left="0cm" style:writing-mode="lr-tb"/>
    </style:style>
    <style:style style:name="T43_1" style:family="text"/>
    <style:style style:name="P44" style:family="paragraph" style:parent-style-name="Standard">
      <style:paragraph-properties fo:break-before="auto" fo:text-indent="0cm" fo:line-height="115%" fo:margin-left="0cm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T44_3" style:family="text">
      <style:text-properties fo:font-weight="bold" style:font-weight-asian="bold" style:font-weight-complex="bold"/>
    </style:style>
    <style:style style:name="T44_4" style:family="text">
      <style:text-properties fo:font-weight="bold" style:font-weight-asian="bold" style:font-weight-complex="bold"/>
    </style:style>
    <style:style style:name="T44_5" style:family="text">
      <style:text-properties fo:font-weight="bold" style:font-weight-asian="bold" style:font-weight-complex="bold"/>
    </style:style>
    <style:style style:name="T44_6" style:family="text">
      <style:text-properties fo:font-weight="bold" style:font-weight-asian="bold" style:font-weight-complex="bold"/>
    </style:style>
    <style:style style:name="T44_7" style:family="text">
      <style:text-properties fo:font-weight="bold" style:font-weight-asian="bold" style:font-weight-complex="bold"/>
    </style:style>
    <style:style style:name="P45" style:family="paragraph" style:parent-style-name="Standard">
      <style:paragraph-properties fo:break-before="auto" fo:text-indent="1.27cm" fo:line-height="115%" fo:margin-left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>
      <style:text-properties fo:font-style="italic" style:font-style-asian="italic" style:font-style-complex="italic"/>
    </style:style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>
      <style:text-properties fo:font-weight="bold" style:font-weight-asian="bold" style:font-weight-complex="bold"/>
    </style:style>
    <style:style style:name="T45_90" style:family="text">
      <style:text-properties fo:font-weight="bold" style:font-weight-asian="bold" style:font-weight-complex="bold"/>
    </style:style>
    <style:style style:name="T45_91" style:family="text">
      <style:text-properties fo:font-weight="bold" style:font-weight-asian="bold" style:font-weight-complex="bold"/>
    </style:style>
    <style:style style:name="T45_92" style:family="text">
      <style:text-properties fo:font-weight="bold" style:font-weight-asian="bold" style:font-weight-complex="bold"/>
    </style:style>
    <style:style style:name="T45_93" style:family="text">
      <style:text-properties fo:font-weight="bold" style:font-weight-asian="bold" style:font-weight-complex="bold"/>
    </style:style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/>
    <style:style style:name="T45_112" style:family="text"/>
    <style:style style:name="T45_113" style:family="text"/>
    <style:style style:name="T45_114" style:family="text"/>
    <style:style style:name="T45_115" style:family="text"/>
    <style:style style:name="T45_116" style:family="text"/>
    <style:style style:name="T45_117" style:family="text"/>
    <style:style style:name="T45_118" style:family="text"/>
    <style:style style:name="T45_119" style:family="text"/>
    <style:style style:name="T45_120" style:family="text"/>
    <style:style style:name="T45_121" style:family="text"/>
    <style:style style:name="T45_122" style:family="text"/>
    <style:style style:name="T45_123" style:family="text"/>
    <style:style style:name="T45_124" style:family="text"/>
    <style:style style:name="T45_125" style:family="text"/>
    <style:style style:name="T45_126" style:family="text"/>
    <style:style style:name="T45_127" style:family="text"/>
    <style:style style:name="T45_128" style:family="text"/>
    <style:style style:name="T45_129" style:family="text"/>
    <style:style style:name="T45_130" style:family="text"/>
    <style:style style:name="T45_131" style:family="text"/>
    <style:style style:name="T45_132" style:family="text"/>
    <style:style style:name="T45_133" style:family="text"/>
    <style:style style:name="T45_134" style:family="text">
      <style:text-properties fo:font-style="italic" style:font-style-asian="italic" style:font-style-complex="italic"/>
    </style:style>
    <style:style style:name="T45_135" style:family="text">
      <style:text-properties fo:font-style="italic" style:font-style-asian="italic" style:font-style-complex="italic"/>
    </style:style>
    <style:style style:name="T45_136" style:family="text"/>
    <style:style style:name="T45_137" style:family="text"/>
    <style:style style:name="T45_138" style:family="text"/>
    <style:style style:name="T45_139" style:family="text"/>
    <style:style style:name="T45_140" style:family="text"/>
    <style:style style:name="T45_141" style:family="text"/>
    <style:style style:name="T45_142" style:family="text"/>
    <style:style style:name="T45_143" style:family="text"/>
    <style:style style:name="T45_144" style:family="text"/>
    <style:style style:name="T45_145" style:family="text"/>
    <style:style style:name="T45_146" style:family="text"/>
    <style:style style:name="T45_147" style:family="text"/>
    <style:style style:name="T45_148" style:family="text"/>
    <style:style style:name="T45_149" style:family="text"/>
    <style:style style:name="T45_150" style:family="text"/>
    <style:style style:name="T45_151" style:family="text"/>
    <style:style style:name="T45_152" style:family="text"/>
    <style:style style:name="T45_153" style:family="text">
      <style:text-properties fo:font-style="italic" style:font-style-asian="italic" style:font-style-complex="italic"/>
    </style:style>
    <style:style style:name="T45_154" style:family="text">
      <style:text-properties fo:font-style="italic" style:font-style-asian="italic" style:font-style-complex="italic"/>
    </style:style>
    <style:style style:name="T45_155" style:family="text"/>
    <style:style style:name="T45_156" style:family="text"/>
    <style:style style:name="T45_157" style:family="text"/>
    <style:style style:name="T45_158" style:family="text"/>
    <style:style style:name="T45_159" style:family="text"/>
    <style:style style:name="T45_160" style:family="text"/>
    <style:style style:name="T45_161" style:family="text"/>
    <style:style style:name="T45_162" style:family="text"/>
    <style:style style:name="T45_163" style:family="text"/>
    <style:style style:name="T45_164" style:family="text"/>
    <style:style style:name="T45_165" style:family="text"/>
    <style:style style:name="T45_166" style:family="text"/>
    <style:style style:name="T45_167" style:family="text"/>
    <style:style style:name="T45_168" style:family="text"/>
    <style:style style:name="T45_169" style:family="text"/>
    <style:style style:name="T45_170" style:family="text"/>
    <style:style style:name="T45_171" style:family="text"/>
    <style:style style:name="T45_172" style:family="text"/>
    <style:style style:name="T45_173" style:family="text"/>
    <style:style style:name="T45_174" style:family="text"/>
    <style:style style:name="T45_175" style:family="text"/>
    <style:style style:name="T45_176" style:family="text"/>
    <style:style style:name="T45_177" style:family="text"/>
    <style:style style:name="T45_178" style:family="text"/>
    <style:style style:name="T45_179" style:family="text"/>
    <style:style style:name="T45_180" style:family="text"/>
    <style:style style:name="T45_181" style:family="text"/>
    <style:style style:name="T45_182" style:family="text"/>
    <style:style style:name="T45_183" style:family="text"/>
    <style:style style:name="T45_184" style:family="text"/>
    <style:style style:name="T45_185" style:family="text"/>
    <style:style style:name="T45_186" style:family="text"/>
    <style:style style:name="T45_187" style:family="text"/>
    <style:style style:name="T45_188" style:family="text"/>
    <style:style style:name="T45_189" style:family="text"/>
    <style:style style:name="T45_190" style:family="text"/>
    <style:style style:name="T45_191" style:family="text"/>
    <style:style style:name="T45_192" style:family="text"/>
    <style:style style:name="T45_193" style:family="text"/>
    <style:style style:name="T45_194" style:family="text"/>
    <style:style style:name="T45_195" style:family="text"/>
    <style:style style:name="T45_196" style:family="text"/>
    <style:style style:name="T45_197" style:family="text"/>
    <style:style style:name="T45_198" style:family="text"/>
    <style:style style:name="T45_199" style:family="text"/>
    <style:style style:name="T45_200" style:family="text"/>
    <style:style style:name="T45_201" style:family="text"/>
    <style:style style:name="T45_202" style:family="text"/>
    <style:style style:name="T45_203" style:family="text"/>
    <style:style style:name="T45_204" style:family="text"/>
    <style:style style:name="T45_205" style:family="text"/>
    <style:style style:name="T45_206" style:family="text"/>
    <style:style style:name="T45_207" style:family="text"/>
    <style:style style:name="T45_208" style:family="text"/>
    <style:style style:name="T45_209" style:family="text"/>
    <style:style style:name="T45_210" style:family="text"/>
    <style:style style:name="T45_211" style:family="text"/>
    <style:style style:name="T45_212" style:family="text"/>
    <style:style style:name="T45_213" style:family="text"/>
    <style:style style:name="T45_214" style:family="text"/>
    <style:style style:name="T45_215" style:family="text"/>
    <style:style style:name="T45_216" style:family="text"/>
    <style:style style:name="T45_217" style:family="text"/>
    <style:style style:name="T45_218" style:family="text"/>
    <style:style style:name="T45_219" style:family="text"/>
    <style:style style:name="T45_220" style:family="text"/>
    <style:style style:name="T45_221" style:family="text"/>
    <style:style style:name="T45_222" style:family="text"/>
    <style:style style:name="P46" style:family="paragraph" style:parent-style-name="Standard">
      <style:paragraph-properties fo:break-before="auto" fo:text-indent="1.27cm" fo:line-height="115%" fo:margin-left="0cm" style:writing-mode="lr-tb"/>
    </style:style>
    <style:style style:name="P47" style:family="paragraph" style:parent-style-name="Standard">
      <style:paragraph-properties fo:break-before="auto" fo:text-indent="1.27cm" fo:line-height="115%" fo:margin-left="1.27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P50" style:family="paragraph" style:parent-style-name="Standard">
      <style:paragraph-properties fo:break-before="auto" fo:text-indent="1.27cm" fo:line-height="115%" fo:margin-left="1.27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P51" style:family="paragraph" style:parent-style-name="Standard">
      <style:paragraph-properties fo:break-before="auto" fo:text-indent="1.27cm" fo:line-height="115%" fo:margin-left="1.27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P54" style:family="paragraph" style:parent-style-name="Standard">
      <style:paragraph-properties fo:break-before="auto" fo:text-indent="1.27cm" fo:line-height="115%" fo:margin-left="2.54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P55" style:family="paragraph" style:parent-style-name="Standard">
      <style:paragraph-properties fo:break-before="auto" fo:text-indent="1.27cm" fo:line-height="115%" fo:margin-left="2.54cm" style:writing-mode="lr-tb"/>
    </style:style>
    <style:style style:name="P56" style:family="paragraph" style:parent-style-name="Standard">
      <style:paragraph-properties fo:break-before="auto" fo:text-indent="1.27cm" fo:line-height="115%" fo:margin-left="2.54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P57" style:family="paragraph" style:parent-style-name="Standard">
      <style:paragraph-properties fo:break-before="auto" fo:text-indent="1.27cm" fo:line-height="115%" fo:margin-left="2.54cm" style:writing-mode="lr-tb"/>
    </style:style>
    <style:style style:name="P58" style:family="paragraph" style:parent-style-name="Standard">
      <style:paragraph-properties fo:break-before="auto" fo:text-indent="1.27cm" fo:line-height="115%" fo:margin-left="2.54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P59" style:family="paragraph" style:parent-style-name="Standard">
      <style:paragraph-properties fo:break-before="auto" fo:text-indent="0cm" fo:line-height="115%" fo:margin-left="3.81cm" style:writing-mode="lr-tb"/>
    </style:style>
    <style:style style:name="P60" style:family="paragraph" style:parent-style-name="Standard">
      <style:paragraph-properties fo:break-before="auto" fo:text-indent="0cm" fo:line-height="115%" fo:margin-left="3.81cm" style:writing-mode="lr-tb"/>
    </style:style>
    <style:style style:name="T60_1" style:family="text"/>
    <style:style style:name="T60_2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P62" style:family="paragraph" style:parent-style-name="Standard">
      <style:paragraph-properties fo:break-before="auto" fo:text-indent="0cm" fo:line-height="115%" fo:margin-left="0cm" style:writing-mode="lr-tb"/>
    </style:style>
    <style:style style:name="P63" style:family="paragraph" style:parent-style-name="Standard">
      <style:paragraph-properties fo:break-before="auto" fo:text-indent="0cm" fo:line-height="115%" fo:margin-left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>
      <style:text-properties fo:font-style="italic" style:font-style-asian="italic" style:font-style-complex="italic"/>
    </style:style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T63_87" style:family="text"/>
    <style:style style:name="T63_88" style:family="text"/>
    <style:style style:name="T63_89" style:family="text"/>
    <style:style style:name="T63_90" style:family="text"/>
    <style:style style:name="T63_91" style:family="text"/>
    <style:style style:name="T63_92" style:family="text"/>
    <style:style style:name="T63_93" style:family="text"/>
    <style:style style:name="T63_94" style:family="text"/>
    <style:style style:name="T63_95" style:family="text"/>
    <style:style style:name="T63_96" style:family="text"/>
    <style:style style:name="T63_97" style:family="text"/>
    <style:style style:name="T63_98" style:family="text"/>
    <style:style style:name="T63_99" style:family="text"/>
    <style:style style:name="T63_100" style:family="text"/>
    <style:style style:name="T63_101" style:family="text"/>
    <style:style style:name="T63_102" style:family="text"/>
    <style:style style:name="T63_103" style:family="text"/>
    <style:style style:name="T63_104" style:family="text"/>
    <style:style style:name="T63_105" style:family="text"/>
    <style:style style:name="T63_106" style:family="text"/>
    <style:style style:name="T63_107" style:family="text"/>
    <style:style style:name="T63_108" style:family="text"/>
    <style:style style:name="P64" style:family="paragraph" style:parent-style-name="Standard">
      <style:paragraph-properties fo:break-before="auto" fo:text-indent="0cm" fo:line-height="115%" fo:margin-left="0cm" style:writing-mode="lr-tb"/>
    </style:style>
    <style:style style:name="P65" style:family="paragraph" style:parent-style-name="Standard">
      <style:paragraph-properties fo:break-before="auto" fo:text-indent="0cm" fo:line-height="115%" fo:margin-left="0cm" style:writing-mode="lr-tb"/>
    </style:style>
    <style:style style:name="T65_1" style:family="text">
      <style:text-properties fo:font-weight="bold" style:font-weight-asian="bold" style:font-weight-complex="bold"/>
    </style:style>
    <style:style style:name="T65_2" style:family="text">
      <style:text-properties fo:font-weight="bold" style:font-weight-asian="bold" style:font-weight-complex="bold"/>
    </style:style>
    <style:style style:name="T65_3" style:family="text">
      <style:text-properties fo:font-weight="bold" style:font-weight-asian="bold" style:font-weight-complex="bold"/>
    </style:style>
    <style:style style:name="T65_4" style:family="text">
      <style:text-properties fo:font-weight="bold" style:font-weight-asian="bold" style:font-weight-complex="bold"/>
    </style:style>
    <style:style style:name="T65_5" style:family="text">
      <style:text-properties fo:font-weight="bold" style:font-weight-asian="bold" style:font-weight-complex="bold"/>
    </style:style>
    <style:style style:name="T65_6" style:family="text">
      <style:text-properties fo:font-weight="bold" style:font-weight-asian="bold" style:font-weight-complex="bold"/>
    </style:style>
    <style:style style:name="T65_7" style:family="text">
      <style:text-properties fo:font-weight="bold" style:font-weight-asian="bold" style:font-weight-complex="bold"/>
    </style:style>
    <style:style style:name="T65_8" style:family="text">
      <style:text-properties fo:font-weight="bold" style:font-weight-asian="bold" style:font-weight-complex="bold"/>
    </style:style>
    <style:style style:name="T65_9" style:family="text">
      <style:text-properties fo:font-weight="bold" style:font-weight-asian="bold" style:font-weight-complex="bold"/>
    </style:style>
    <style:style style:name="P66" style:family="paragraph" style:parent-style-name="Standard">
      <style:paragraph-properties fo:break-before="auto" fo:text-indent="1.27cm" fo:line-height="115%" style:writing-mode="lr-tb"/>
    </style:style>
    <style:style style:name="T66_1" style:family="text">
      <style:text-properties fo:font-weight="bold" style:font-weight-asian="bold" style:font-weight-complex="bold"/>
    </style:style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>
      <style:text-properties fo:font-style="italic" style:font-style-asian="italic" style:font-style-complex="italic"/>
    </style:style>
    <style:style style:name="T66_9" style:family="text">
      <style:text-properties fo:font-style="italic" style:font-style-asian="italic" style:font-style-complex="italic"/>
    </style:style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>
      <style:text-properties fo:font-style="italic" style:font-style-asian="italic" style:font-style-complex="italic"/>
    </style:style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>
      <style:text-properties fo:font-weight="bold" style:font-weight-asian="bold" style:font-weight-complex="bold"/>
    </style:style>
    <style:style style:name="T66_61" style:family="text">
      <style:text-properties fo:font-weight="bold" style:font-weight-asian="bold" style:font-weight-complex="bold"/>
    </style:style>
    <style:style style:name="T66_62" style:family="text">
      <style:text-properties fo:font-weight="bold" style:font-weight-asian="bold" style:font-weight-complex="bold"/>
    </style:style>
    <style:style style:name="T66_63" style:family="text">
      <style:text-properties fo:font-weight="bold" style:font-weight-asian="bold" style:font-weight-complex="bold"/>
    </style:style>
    <style:style style:name="T66_64" style:family="text">
      <style:text-properties fo:font-weight="bold" style:font-weight-asian="bold" style:font-weight-complex="bold"/>
    </style:style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T66_77" style:family="text"/>
    <style:style style:name="T66_78" style:family="text"/>
    <style:style style:name="T66_79" style:family="text"/>
    <style:style style:name="T66_80" style:family="text"/>
    <style:style style:name="T66_81" style:family="text"/>
    <style:style style:name="T66_82" style:family="text"/>
    <style:style style:name="T66_83" style:family="text"/>
    <style:style style:name="T66_84" style:family="text"/>
    <style:style style:name="T66_85" style:family="text"/>
    <style:style style:name="T66_86" style:family="text"/>
    <style:style style:name="T66_87" style:family="text"/>
    <style:style style:name="T66_88" style:family="text"/>
    <style:style style:name="T66_89" style:family="text"/>
    <style:style style:name="T66_90" style:family="text"/>
    <style:style style:name="T66_91" style:family="text"/>
    <style:style style:name="T66_92" style:family="text"/>
    <style:style style:name="T66_93" style:family="text"/>
    <style:style style:name="T66_94" style:family="text"/>
    <style:style style:name="T66_95" style:family="text"/>
    <style:style style:name="T66_96" style:family="text"/>
    <style:style style:name="T66_97" style:family="text"/>
    <style:style style:name="T66_98" style:family="text"/>
    <style:style style:name="T66_99" style:family="text"/>
    <style:style style:name="T66_100" style:family="text"/>
    <style:style style:name="T66_101" style:family="text"/>
    <style:style style:name="T66_102" style:family="text"/>
    <style:style style:name="T66_103" style:family="text"/>
    <style:style style:name="T66_104" style:family="text"/>
    <style:style style:name="T66_105" style:family="text"/>
    <style:style style:name="T66_106" style:family="text"/>
    <style:style style:name="T66_107" style:family="text"/>
    <style:style style:name="T66_108" style:family="text"/>
    <style:style style:name="T66_109" style:family="text"/>
    <style:style style:name="T66_110" style:family="text"/>
    <style:style style:name="T66_111" style:family="text"/>
    <style:style style:name="T66_112" style:family="text"/>
    <style:style style:name="T66_113" style:family="text"/>
    <style:style style:name="T66_114" style:family="text"/>
    <style:style style:name="T66_115" style:family="text"/>
    <style:style style:name="T66_116" style:family="text"/>
    <style:style style:name="T66_117" style:family="text"/>
    <style:style style:name="T66_118" style:family="text"/>
    <style:style style:name="T66_119" style:family="text"/>
    <style:style style:name="T66_120" style:family="text"/>
    <style:style style:name="T66_121" style:family="text"/>
    <style:style style:name="T66_122" style:family="text"/>
    <style:style style:name="T66_123" style:family="text"/>
    <style:style style:name="T66_124" style:family="text"/>
    <style:style style:name="T66_125" style:family="text"/>
    <style:style style:name="T66_126" style:family="text"/>
    <style:style style:name="T66_127" style:family="text"/>
    <style:style style:name="T66_128" style:family="text"/>
    <style:style style:name="P67" style:family="paragraph" style:parent-style-name="Standard">
      <style:paragraph-properties fo:break-before="auto" fo:text-indent="0cm" fo:line-height="115%" fo:margin-left="0cm" style:writing-mode="lr-tb"/>
      <style:text-properties fo:font-style="italic" style:font-style-asian="italic" style:font-style-complex="italic"/>
    </style:style>
    <style:style style:name="P68" style:family="paragraph" style:parent-style-name="Standard">
      <style:paragraph-properties fo:break-before="auto" fo:text-indent="1.27cm" fo:line-height="115%" fo:margin-left="1.27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text-indent="1.27cm" fo:line-height="115%" fo:margin-left="1.27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P72" style:family="paragraph" style:parent-style-name="Standard">
      <style:paragraph-properties fo:break-before="auto" fo:text-indent="1.27cm" fo:line-height="115%" fo:margin-left="1.27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P75" style:family="paragraph" style:parent-style-name="Standard">
      <style:paragraph-properties fo:break-before="auto" fo:text-indent="1.27cm" fo:line-height="115%" fo:margin-left="2.54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P76" style:family="paragraph" style:parent-style-name="Standard">
      <style:paragraph-properties fo:break-before="auto" fo:text-indent="1.27cm" fo:line-height="115%" fo:margin-left="2.54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P77" style:family="paragraph" style:parent-style-name="Standard">
      <style:paragraph-properties fo:break-before="auto" fo:text-indent="1.27cm" fo:line-height="115%" fo:margin-left="2.54cm" style:writing-mode="lr-tb"/>
    </style:style>
    <style:style style:name="P78" style:family="paragraph" style:parent-style-name="Standard">
      <style:paragraph-properties fo:break-before="auto" fo:text-indent="1.27cm" fo:line-height="115%" fo:margin-left="2.54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P79" style:family="paragraph" style:parent-style-name="Standard">
      <style:paragraph-properties fo:break-before="auto" fo:text-indent="1.27cm" fo:line-height="115%" fo:margin-left="2.54cm" style:writing-mode="lr-tb"/>
    </style:style>
    <style:style style:name="P80" style:family="paragraph" style:parent-style-name="Standard">
      <style:paragraph-properties fo:break-before="auto" fo:text-indent="1.27cm" fo:line-height="115%" fo:margin-left="2.54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P81" style:family="paragraph" style:parent-style-name="Standard">
      <style:paragraph-properties fo:break-before="auto" fo:text-indent="0cm" fo:line-height="115%" fo:margin-left="3.81cm" style:writing-mode="lr-tb"/>
    </style:style>
    <style:style style:name="P82" style:family="paragraph" style:parent-style-name="Standard">
      <style:paragraph-properties fo:break-before="auto" fo:text-indent="0cm" fo:line-height="115%" fo:margin-left="3.81cm" style:writing-mode="lr-tb"/>
    </style:style>
    <style:style style:name="T82_1" style:family="text"/>
    <style:style style:name="T82_2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P87" style:family="paragraph" style:parent-style-name="Standard">
      <style:paragraph-properties fo:break-before="auto" fo:text-indent="1.27cm" fo:line-height="115%" fo:margin-left="2.54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P88" style:family="paragraph" style:parent-style-name="Standard">
      <style:paragraph-properties fo:break-before="auto" fo:text-indent="1.27cm" fo:line-height="115%" fo:margin-left="2.54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P89" style:family="paragraph" style:parent-style-name="Standard">
      <style:paragraph-properties fo:break-before="auto" fo:text-indent="0cm" fo:line-height="115%" fo:margin-left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>
      <style:text-properties fo:font-style="italic" style:font-style-asian="italic" style:font-style-complex="italic"/>
    </style:style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P90" style:family="paragraph" style:parent-style-name="Standard">
      <style:paragraph-properties fo:break-before="auto" fo:text-indent="0cm" fo:line-height="115%" fo:margin-left="0cm" style:writing-mode="lr-tb"/>
    </style:style>
    <style:style style:name="P91" style:family="paragraph" style:parent-style-name="Standard">
      <style:paragraph-properties fo:break-before="auto" fo:text-indent="0cm" fo:line-height="115%" fo:margin-left="0cm" style:writing-mode="lr-tb"/>
    </style:style>
    <style:style style:name="T91_1" style:family="text">
      <style:text-properties fo:font-weight="bold" style:font-weight-asian="bold" style:font-weight-complex="bold"/>
    </style:style>
    <style:style style:name="T91_2" style:family="text">
      <style:text-properties fo:font-weight="bold" style:font-weight-asian="bold" style:font-weight-complex="bold"/>
    </style:style>
    <style:style style:name="T91_3" style:family="text">
      <style:text-properties fo:font-weight="bold" style:font-weight-asian="bold" style:font-weight-complex="bold"/>
    </style:style>
    <style:style style:name="T91_4" style:family="text">
      <style:text-properties fo:font-weight="bold" style:font-weight-asian="bold" style:font-weight-complex="bold"/>
    </style:style>
    <style:style style:name="T91_5" style:family="text">
      <style:text-properties fo:font-weight="bold" style:font-weight-asian="bold" style:font-weight-complex="bold"/>
    </style:style>
    <style:style style:name="T91_6" style:family="text">
      <style:text-properties fo:font-weight="bold" style:font-weight-asian="bold" style:font-weight-complex="bold"/>
    </style:style>
    <style:style style:name="T91_7" style:family="text">
      <style:text-properties fo:font-weight="bold" style:font-weight-asian="bold" style:font-weight-complex="bold"/>
    </style:style>
    <style:style style:name="T91_8" style:family="text">
      <style:text-properties fo:font-weight="bold" style:font-weight-asian="bold" style:font-weight-complex="bold"/>
    </style:style>
    <style:style style:name="T91_9" style:family="text">
      <style:text-properties fo:font-weight="bold" style:font-weight-asian="bold" style:font-weight-complex="bold"/>
    </style:style>
    <style:style style:name="P92" style:family="paragraph" style:parent-style-name="Standard">
      <style:paragraph-properties fo:break-before="auto" fo:text-indent="0cm" fo:line-height="115%" fo:margin-left="0cm" style:writing-mode="lr-tb"/>
    </style:style>
    <style:style style:name="T92_1" style:family="text">
      <style:text-properties fo:font-weight="bold" style:font-weight-asian="bold" style:font-weight-complex="bold"/>
    </style:style>
    <style:style style:name="P93" style:family="paragraph" style:parent-style-name="Standard">
      <style:paragraph-properties fo:break-before="auto" fo:text-indent="1.27cm" fo:line-height="115%" fo:margin-left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>
      <style:text-properties fo:font-weight="bold" style:font-weight-asian="bold" style:font-weight-complex="bold"/>
    </style:style>
    <style:style style:name="T93_66" style:family="text">
      <style:text-properties fo:font-weight="bold" style:font-weight-asian="bold" style:font-weight-complex="bold"/>
    </style:style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T93_75" style:family="text"/>
    <style:style style:name="T93_76" style:family="text"/>
    <style:style style:name="T93_77" style:family="text"/>
    <style:style style:name="T93_78" style:family="text"/>
    <style:style style:name="T93_79" style:family="text"/>
    <style:style style:name="T93_80" style:family="text"/>
    <style:style style:name="T93_81" style:family="text"/>
    <style:style style:name="T93_82" style:family="text"/>
    <style:style style:name="T93_83" style:family="text"/>
    <style:style style:name="T93_84" style:family="text"/>
    <style:style style:name="T93_85" style:family="text"/>
    <style:style style:name="T93_86" style:family="text"/>
    <style:style style:name="T93_87" style:family="text"/>
    <style:style style:name="T93_88" style:family="text"/>
    <style:style style:name="T93_89" style:family="text"/>
    <style:style style:name="T93_90" style:family="text"/>
    <style:style style:name="T93_91" style:family="text"/>
    <style:style style:name="T93_92" style:family="text"/>
    <style:style style:name="T93_93" style:family="text"/>
    <style:style style:name="T93_94" style:family="text"/>
    <style:style style:name="T93_95" style:family="text">
      <style:text-properties fo:font-style="italic" style:font-style-asian="italic" style:font-style-complex="italic"/>
    </style:style>
    <style:style style:name="T93_96" style:family="text">
      <style:text-properties fo:font-style="italic" style:font-style-asian="italic" style:font-style-complex="italic"/>
    </style:style>
    <style:style style:name="T93_97" style:family="text">
      <style:text-properties fo:font-style="italic" style:font-style-asian="italic" style:font-style-complex="italic"/>
    </style:style>
    <style:style style:name="T93_98" style:family="text">
      <style:text-properties fo:font-style="italic" style:font-style-asian="italic" style:font-style-complex="italic"/>
    </style:style>
    <style:style style:name="T93_99" style:family="text">
      <style:text-properties fo:font-style="italic" style:font-style-asian="italic" style:font-style-complex="italic"/>
    </style:style>
    <style:style style:name="T93_100" style:family="text">
      <style:text-properties fo:font-style="italic" style:font-style-asian="italic" style:font-style-complex="italic"/>
    </style:style>
    <style:style style:name="T93_101" style:family="text"/>
    <style:style style:name="T93_102" style:family="text"/>
    <style:style style:name="T93_103" style:family="text"/>
    <style:style style:name="T93_104" style:family="text"/>
    <style:style style:name="T93_105" style:family="text"/>
    <style:style style:name="T93_106" style:family="text"/>
    <style:style style:name="T93_107" style:family="text"/>
    <style:style style:name="T93_108" style:family="text"/>
    <style:style style:name="T93_109" style:family="text"/>
    <style:style style:name="T93_110" style:family="text"/>
    <style:style style:name="T93_111" style:family="text"/>
    <style:style style:name="T93_112" style:family="text"/>
    <style:style style:name="T93_113" style:family="text"/>
    <style:style style:name="T93_114" style:family="text"/>
    <style:style style:name="T93_115" style:family="text"/>
    <style:style style:name="T93_116" style:family="text"/>
    <style:style style:name="T93_117" style:family="text"/>
    <style:style style:name="T93_118" style:family="text"/>
    <style:style style:name="T93_119" style:family="text"/>
    <style:style style:name="T93_120" style:family="text"/>
    <style:style style:name="T93_121" style:family="text"/>
    <style:style style:name="T93_122" style:family="text"/>
    <style:style style:name="T93_123" style:family="text"/>
    <style:style style:name="T93_124" style:family="text"/>
    <style:style style:name="T93_125" style:family="text"/>
    <style:style style:name="T93_126" style:family="text"/>
    <style:style style:name="T93_127" style:family="text"/>
    <style:style style:name="T93_128" style:family="text"/>
    <style:style style:name="T93_129" style:family="text">
      <style:text-properties fo:font-style="italic" style:font-style-asian="italic" style:font-style-complex="italic"/>
    </style:style>
    <style:style style:name="T93_130" style:family="text">
      <style:text-properties fo:font-style="italic" style:font-style-asian="italic" style:font-style-complex="italic"/>
    </style:style>
    <style:style style:name="T93_131" style:family="text"/>
    <style:style style:name="T93_132" style:family="text"/>
    <style:style style:name="T93_133" style:family="text"/>
    <style:style style:name="T93_134" style:family="text"/>
    <style:style style:name="T93_135" style:family="text"/>
    <style:style style:name="T93_136" style:family="text"/>
    <style:style style:name="T93_137" style:family="text"/>
    <style:style style:name="T93_138" style:family="text"/>
    <style:style style:name="T93_139" style:family="text"/>
    <style:style style:name="T93_140" style:family="text"/>
    <style:style style:name="T93_141" style:family="text">
      <style:text-properties fo:font-style="italic" style:font-style-asian="italic" style:font-style-complex="italic"/>
    </style:style>
    <style:style style:name="T93_142" style:family="text">
      <style:text-properties fo:font-style="italic" style:font-style-asian="italic" style:font-style-complex="italic"/>
    </style:style>
    <style:style style:name="T93_143" style:family="text"/>
    <style:style style:name="T93_144" style:family="text"/>
    <style:style style:name="T93_145" style:family="text"/>
    <style:style style:name="T93_146" style:family="text"/>
    <style:style style:name="T93_147" style:family="text"/>
    <style:style style:name="T93_148" style:family="text"/>
    <style:style style:name="T93_149" style:family="text">
      <style:text-properties fo:font-weight="bold" style:font-weight-asian="bold" style:font-weight-complex="bold"/>
    </style:style>
    <style:style style:name="T93_150" style:family="text">
      <style:text-properties fo:font-weight="bold" style:font-weight-asian="bold" style:font-weight-complex="bold"/>
    </style:style>
    <style:style style:name="T93_151" style:family="text">
      <style:text-properties fo:font-weight="bold" style:font-weight-asian="bold" style:font-weight-complex="bold"/>
    </style:style>
    <style:style style:name="T93_152" style:family="text"/>
    <style:style style:name="T93_153" style:family="text"/>
    <style:style style:name="T93_154" style:family="text"/>
    <style:style style:name="T93_155" style:family="text"/>
    <style:style style:name="T93_156" style:family="text"/>
    <style:style style:name="T93_157" style:family="text"/>
    <style:style style:name="T93_158" style:family="text"/>
    <style:style style:name="T93_159" style:family="text"/>
    <style:style style:name="T93_160" style:family="text"/>
    <style:style style:name="T93_161" style:family="text"/>
    <style:style style:name="T93_162" style:family="text"/>
    <style:style style:name="T93_163" style:family="text"/>
    <style:style style:name="T93_164" style:family="text"/>
    <style:style style:name="T93_165" style:family="text"/>
    <style:style style:name="T93_166" style:family="text"/>
    <style:style style:name="T93_167" style:family="text"/>
    <style:style style:name="T93_168" style:family="text"/>
    <style:style style:name="T93_169" style:family="text"/>
    <style:style style:name="T93_170" style:family="text"/>
    <style:style style:name="T93_171" style:family="text"/>
    <style:style style:name="T93_172" style:family="text"/>
    <style:style style:name="T93_173" style:family="text"/>
    <style:style style:name="T93_174" style:family="text"/>
    <style:style style:name="T93_175" style:family="text"/>
    <style:style style:name="T93_176" style:family="text"/>
    <style:style style:name="T93_177" style:family="text"/>
    <style:style style:name="T93_178" style:family="text"/>
    <style:style style:name="T93_179" style:family="text">
      <style:text-properties fo:font-style="italic" style:font-style-asian="italic" style:font-style-complex="italic"/>
    </style:style>
    <style:style style:name="T93_180" style:family="text">
      <style:text-properties fo:font-style="italic" style:font-style-asian="italic" style:font-style-complex="italic"/>
    </style:style>
    <style:style style:name="T93_181" style:family="text"/>
    <style:style style:name="T93_182" style:family="text"/>
    <style:style style:name="T93_183" style:family="text">
      <style:text-properties fo:font-style="italic" style:font-style-asian="italic" style:font-style-complex="italic"/>
    </style:style>
    <style:style style:name="T93_184" style:family="text"/>
    <style:style style:name="T93_185" style:family="text"/>
    <style:style style:name="T93_186" style:family="text"/>
    <style:style style:name="T93_187" style:family="text"/>
    <style:style style:name="T93_188" style:family="text"/>
    <style:style style:name="T93_189" style:family="text"/>
    <style:style style:name="T93_190" style:family="text"/>
    <style:style style:name="T93_191" style:family="text"/>
    <style:style style:name="T93_192" style:family="text"/>
    <style:style style:name="T93_193" style:family="text">
      <style:text-properties fo:font-style="italic" style:font-style-asian="italic" style:font-style-complex="italic"/>
    </style:style>
    <style:style style:name="T93_194" style:family="text">
      <style:text-properties fo:font-style="italic" style:font-style-asian="italic" style:font-style-complex="italic"/>
    </style:style>
    <style:style style:name="T93_195" style:family="text">
      <style:text-properties fo:font-style="italic" style:font-style-asian="italic" style:font-style-complex="italic"/>
    </style:style>
    <style:style style:name="T93_196" style:family="text">
      <style:text-properties fo:font-style="italic" style:font-style-asian="italic" style:font-style-complex="italic"/>
    </style:style>
    <style:style style:name="T93_197" style:family="text">
      <style:text-properties fo:font-style="italic" style:font-style-asian="italic" style:font-style-complex="italic"/>
    </style:style>
    <style:style style:name="T93_198" style:family="text">
      <style:text-properties fo:font-style="italic" style:font-style-asian="italic" style:font-style-complex="italic"/>
    </style:style>
    <style:style style:name="T93_199" style:family="text"/>
    <style:style style:name="T93_200" style:family="text"/>
    <style:style style:name="T93_201" style:family="text"/>
    <style:style style:name="T93_202" style:family="text"/>
    <style:style style:name="T93_203" style:family="text"/>
    <style:style style:name="T93_204" style:family="text"/>
    <style:style style:name="T93_205" style:family="text"/>
    <style:style style:name="T93_206" style:family="text"/>
    <style:style style:name="T93_207" style:family="text"/>
    <style:style style:name="T93_208" style:family="text"/>
    <style:style style:name="T93_209" style:family="text"/>
    <style:style style:name="T93_210" style:family="text"/>
    <style:style style:name="T93_211" style:family="text"/>
    <style:style style:name="T93_212" style:family="text"/>
    <style:style style:name="T93_213" style:family="text"/>
    <style:style style:name="T93_214" style:family="text"/>
    <style:style style:name="T93_215" style:family="text"/>
    <style:style style:name="T93_216" style:family="text"/>
    <style:style style:name="T93_217" style:family="text"/>
    <style:style style:name="T93_218" style:family="text"/>
    <style:style style:name="T93_219" style:family="text"/>
    <style:style style:name="T93_220" style:family="text"/>
    <style:style style:name="T93_221" style:family="text"/>
    <style:style style:name="T93_222" style:family="text"/>
    <style:style style:name="T93_223" style:family="text"/>
    <style:style style:name="T93_224" style:family="text"/>
    <style:style style:name="T93_225" style:family="text"/>
    <style:style style:name="T93_226" style:family="text"/>
    <style:style style:name="T93_227" style:family="text"/>
    <style:style style:name="T93_228" style:family="text"/>
    <style:style style:name="T93_229" style:family="text"/>
    <style:style style:name="T93_230" style:family="text"/>
    <style:style style:name="T93_231" style:family="text"/>
    <style:style style:name="T93_232" style:family="text"/>
    <style:style style:name="T93_233" style:family="text"/>
    <style:style style:name="T93_234" style:family="text"/>
    <style:style style:name="T93_235" style:family="text"/>
    <style:style style:name="T93_236" style:family="text"/>
    <style:style style:name="T93_237" style:family="text">
      <style:text-properties fo:font-weight="bold" style:font-weight-asian="bold" style:font-weight-complex="bold"/>
    </style:style>
    <style:style style:name="T93_238" style:family="text">
      <style:text-properties fo:font-weight="bold" style:font-weight-asian="bold" style:font-weight-complex="bold"/>
    </style:style>
    <style:style style:name="T93_239" style:family="text"/>
    <style:style style:name="T93_240" style:family="text"/>
    <style:style style:name="T93_241" style:family="text"/>
    <style:style style:name="T93_242" style:family="text"/>
    <style:style style:name="T93_243" style:family="text"/>
    <style:style style:name="T93_244" style:family="text"/>
    <style:style style:name="T93_245" style:family="text"/>
    <style:style style:name="T93_246" style:family="text"/>
    <style:style style:name="T93_247" style:family="text"/>
    <style:style style:name="T93_248" style:family="text"/>
    <style:style style:name="T93_249" style:family="text"/>
    <style:style style:name="T93_250" style:family="text"/>
    <style:style style:name="T93_251" style:family="text"/>
    <style:style style:name="T93_252" style:family="text"/>
    <style:style style:name="T93_253" style:family="text"/>
    <style:style style:name="T93_254" style:family="text"/>
    <style:style style:name="T93_255" style:family="text"/>
    <style:style style:name="T93_256" style:family="text"/>
    <style:style style:name="T93_257" style:family="text"/>
    <style:style style:name="T93_258" style:family="text"/>
    <style:style style:name="T93_259" style:family="text"/>
    <style:style style:name="T93_260" style:family="text"/>
    <style:style style:name="T93_261" style:family="text"/>
    <style:style style:name="T93_262" style:family="text"/>
    <style:style style:name="T93_263" style:family="text"/>
    <style:style style:name="T93_264" style:family="text"/>
    <style:style style:name="T93_265" style:family="text"/>
    <style:style style:name="T93_266" style:family="text"/>
    <style:style style:name="T93_267" style:family="text"/>
    <style:style style:name="T93_268" style:family="text"/>
    <style:style style:name="T93_269" style:family="text"/>
    <style:style style:name="T93_270" style:family="text"/>
    <style:style style:name="T93_271" style:family="text"/>
    <style:style style:name="T93_272" style:family="text"/>
    <style:style style:name="T93_273" style:family="text"/>
    <style:style style:name="T93_274" style:family="text"/>
    <style:style style:name="T93_275" style:family="text"/>
    <style:style style:name="T93_276" style:family="text"/>
    <style:style style:name="T93_277" style:family="text"/>
    <style:style style:name="T93_278" style:family="text"/>
    <style:style style:name="T93_279" style:family="text"/>
    <style:style style:name="T93_280" style:family="text"/>
    <style:style style:name="T93_281" style:family="text"/>
    <style:style style:name="T93_282" style:family="text"/>
    <style:style style:name="T93_283" style:family="text"/>
    <style:style style:name="T93_284" style:family="text"/>
    <style:style style:name="T93_285" style:family="text"/>
    <style:style style:name="T93_286" style:family="text"/>
    <style:style style:name="T93_287" style:family="text"/>
    <style:style style:name="T93_288" style:family="text"/>
    <style:style style:name="T93_289" style:family="text"/>
    <style:style style:name="T93_290" style:family="text"/>
    <style:style style:name="T93_291" style:family="text"/>
    <style:style style:name="T93_292" style:family="text"/>
    <style:style style:name="T93_293" style:family="text"/>
    <style:style style:name="T93_294" style:family="text"/>
    <style:style style:name="T93_295" style:family="text"/>
    <style:style style:name="T93_296" style:family="text"/>
    <style:style style:name="T93_297" style:family="text"/>
    <style:style style:name="T93_298" style:family="text"/>
    <style:style style:name="T93_299" style:family="text"/>
    <style:style style:name="T93_300" style:family="text"/>
    <style:style style:name="T93_301" style:family="text"/>
    <style:style style:name="T93_302" style:family="text"/>
    <style:style style:name="P94" style:family="paragraph" style:parent-style-name="Standard">
      <style:paragraph-properties fo:break-before="auto" fo:text-indent="1.27cm" fo:line-height="115%" fo:margin-left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>
      <style:text-properties fo:font-style="italic" style:font-style-asian="italic" style:font-style-complex="italic"/>
    </style:style>
    <style:style style:name="T94_10" style:family="text">
      <style:text-properties fo:font-style="italic" style:font-style-asian="italic" style:font-style-complex="italic"/>
    </style:style>
    <style:style style:name="T94_11" style:family="text"/>
    <style:style style:name="T94_12" style:family="text"/>
    <style:style style:name="T94_13" style:family="text">
      <style:text-properties fo:font-style="italic" style:font-style-asian="italic" style:font-style-complex="italic"/>
    </style:style>
    <style:style style:name="T94_14" style:family="text">
      <style:text-properties fo:font-style="italic" style:font-style-asian="italic" style:font-style-complex="italic"/>
    </style:style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>
      <style:text-properties fo:font-weight="bold" style:font-weight-asian="bold" style:font-weight-complex="bold"/>
    </style:style>
    <style:style style:name="T94_58" style:family="text">
      <style:text-properties fo:font-weight="bold" style:font-weight-asian="bold" style:font-weight-complex="bold"/>
    </style:style>
    <style:style style:name="T94_59" style:family="text">
      <style:text-properties fo:font-weight="bold" style:font-weight-asian="bold" style:font-weight-complex="bold"/>
    </style:style>
    <style:style style:name="T94_60" style:family="text">
      <style:text-properties fo:font-weight="bold" style:font-weight-asian="bold" style:font-weight-complex="bold"/>
    </style:style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/>
    <style:style style:name="T94_82" style:family="text"/>
    <style:style style:name="T94_83" style:family="text"/>
    <style:style style:name="T94_84" style:family="text"/>
    <style:style style:name="T94_85" style:family="text"/>
    <style:style style:name="T94_86" style:family="text"/>
    <style:style style:name="T94_87" style:family="text"/>
    <style:style style:name="T94_88" style:family="text"/>
    <style:style style:name="P95" style:family="paragraph" style:parent-style-name="Standard">
      <style:paragraph-properties fo:break-before="auto" fo:text-indent="0cm" fo:line-height="115%" fo:margin-left="0cm" style:writing-mode="lr-tb"/>
    </style:style>
    <style:style style:name="P96" style:family="paragraph" style:parent-style-name="Standard">
      <style:paragraph-properties fo:break-before="auto" fo:text-indent="0cm" fo:line-height="115%" fo:margin-left="0cm" style:writing-mode="lr-tb"/>
    </style:style>
    <style:style style:name="T96_1" style:family="text">
      <style:text-properties fo:font-weight="bold" style:font-weight-asian="bold" style:font-weight-complex="bold"/>
    </style:style>
    <style:style style:name="T96_2" style:family="text">
      <style:text-properties fo:font-weight="bold" style:font-weight-asian="bold" style:font-weight-complex="bold"/>
    </style:style>
    <style:style style:name="T96_3" style:family="text">
      <style:text-properties fo:font-weight="bold" style:font-weight-asian="bold" style:font-weight-complex="bold"/>
    </style:style>
    <style:style style:name="T96_4" style:family="text">
      <style:text-properties fo:font-weight="bold" style:font-weight-asian="bold" style:font-weight-complex="bold"/>
    </style:style>
    <style:style style:name="P97" style:family="paragraph" style:parent-style-name="Standard">
      <style:paragraph-properties fo:break-before="auto" fo:text-indent="0cm" fo:line-height="115%" fo:margin-left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>
      <style:text-properties fo:font-weight="bold" style:font-weight-asian="bold" style:font-weight-complex="bold"/>
    </style:style>
    <style:style style:name="T97_45" style:family="text">
      <style:text-properties fo:font-weight="bold" style:font-weight-asian="bold" style:font-weight-complex="bold"/>
    </style:style>
    <style:style style:name="T97_46" style:family="text">
      <style:text-properties fo:font-weight="bold" style:font-weight-asian="bold" style:font-weight-complex="bold"/>
    </style:style>
    <style:style style:name="T97_47" style:family="text">
      <style:text-properties fo:font-weight="bold" style:font-weight-asian="bold" style:font-weight-complex="bold"/>
    </style:style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T97_63" style:family="text"/>
    <style:style style:name="T97_64" style:family="text"/>
    <style:style style:name="T97_65" style:family="text"/>
    <style:style style:name="T97_66" style:family="text"/>
    <style:style style:name="T97_67" style:family="text"/>
    <style:style style:name="T97_68" style:family="text"/>
    <style:style style:name="T97_69" style:family="text"/>
    <style:style style:name="T97_70" style:family="text"/>
    <style:style style:name="T97_71" style:family="text"/>
    <style:style style:name="T97_72" style:family="text"/>
    <style:style style:name="T97_73" style:family="text"/>
    <style:style style:name="T97_74" style:family="text"/>
    <style:style style:name="T97_75" style:family="text"/>
    <style:style style:name="T97_76" style:family="text"/>
    <style:style style:name="T97_77" style:family="text"/>
    <style:style style:name="T97_78" style:family="text"/>
    <style:style style:name="T97_79" style:family="text"/>
    <style:style style:name="T97_80" style:family="text"/>
    <style:style style:name="T97_81" style:family="text"/>
    <style:style style:name="T97_82" style:family="text"/>
    <style:style style:name="T97_83" style:family="text"/>
    <style:style style:name="T97_84" style:family="text"/>
    <style:style style:name="T97_85" style:family="text"/>
    <style:style style:name="T97_86" style:family="text"/>
    <style:style style:name="T97_87" style:family="text"/>
    <style:style style:name="T97_88" style:family="text"/>
    <style:style style:name="T97_89" style:family="text"/>
    <style:style style:name="T97_90" style:family="text"/>
    <style:style style:name="T97_91" style:family="text"/>
    <style:style style:name="T97_92" style:family="text"/>
    <style:style style:name="T97_93" style:family="text"/>
    <style:style style:name="T97_94" style:family="text"/>
    <style:style style:name="T97_95" style:family="text"/>
    <style:style style:name="T97_96" style:family="text"/>
    <style:style style:name="T97_97" style:family="text"/>
    <style:style style:name="T97_98" style:family="text"/>
    <style:style style:name="T97_99" style:family="text"/>
    <style:style style:name="T97_100" style:family="text"/>
    <style:style style:name="T97_101" style:family="text"/>
    <style:style style:name="T97_102" style:family="text"/>
    <style:style style:name="T97_103" style:family="text"/>
    <style:style style:name="T97_104" style:family="text"/>
    <style:style style:name="T97_105" style:family="text"/>
    <style:style style:name="T97_106" style:family="text"/>
    <style:style style:name="T97_107" style:family="text"/>
    <style:style style:name="T97_108" style:family="text"/>
    <style:style style:name="T97_109" style:family="text"/>
    <style:style style:name="T97_110" style:family="text"/>
    <style:style style:name="T97_111" style:family="text"/>
    <style:style style:name="T97_112" style:family="text"/>
    <style:style style:name="T97_113" style:family="text"/>
    <style:style style:name="T97_114" style:family="text"/>
    <style:style style:name="T97_115" style:family="text"/>
    <style:style style:name="T97_116" style:family="text"/>
    <style:style style:name="T97_117" style:family="text"/>
    <style:style style:name="T97_118" style:family="text"/>
    <style:style style:name="T97_119" style:family="text"/>
    <style:style style:name="T97_120" style:family="text"/>
    <style:style style:name="T97_121" style:family="text"/>
    <style:style style:name="T97_122" style:family="text"/>
    <style:style style:name="T97_123" style:family="text"/>
    <style:style style:name="T97_124" style:family="text"/>
    <style:style style:name="T97_125" style:family="text"/>
    <style:style style:name="P98" style:family="paragraph" style:parent-style-name="Standard">
      <style:paragraph-properties fo:break-before="auto" fo:text-indent="1.27cm" fo:line-height="115%" fo:margin-left="3.81cm" style:writing-mode="lr-tb"/>
    </style:style>
    <style:style style:name="P99" style:family="paragraph" style:parent-style-name="Standard">
      <style:paragraph-properties fo:break-before="auto" fo:text-indent="1.27cm" fo:line-height="115%" fo:margin-left="3.81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P100" style:family="paragraph" style:parent-style-name="Standard">
      <style:paragraph-properties fo:break-before="auto" fo:text-indent="1.27cm" fo:line-height="115%" fo:margin-left="5.08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P101" style:family="paragraph" style:parent-style-name="Standard">
      <style:paragraph-properties fo:break-before="auto" fo:text-indent="1.27cm" fo:line-height="115%" fo:margin-left="5.08cm" style:writing-mode="lr-tb"/>
    </style:style>
    <style:style style:name="T101_1" style:family="text"/>
    <style:style style:name="P102" style:family="paragraph" style:parent-style-name="Standard">
      <style:paragraph-properties fo:break-before="auto" fo:text-indent="1.27cm" fo:line-height="115%" fo:margin-left="5.08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P103" style:family="paragraph" style:parent-style-name="Standard">
      <style:paragraph-properties fo:break-before="auto" fo:text-indent="1.27cm" fo:line-height="115%" fo:margin-left="5.08cm" style:writing-mode="lr-tb"/>
    </style:style>
    <style:style style:name="T103_1" style:family="text"/>
    <style:style style:name="P104" style:family="paragraph" style:parent-style-name="Standard">
      <style:paragraph-properties fo:break-before="auto" fo:text-indent="0cm" fo:line-height="115%" fo:margin-left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P105" style:family="paragraph" style:parent-style-name="Standard">
      <style:paragraph-properties fo:break-before="auto" fo:text-indent="0cm" fo:line-height="115%" fo:margin-left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>
      <style:text-properties fo:font-weight="bold" style:font-weight-asian="bold" style:font-weight-complex="bold"/>
    </style:style>
    <style:style style:name="T105_13" style:family="text">
      <style:text-properties fo:font-weight="bold" style:font-weight-asian="bold" style:font-weight-complex="bold"/>
    </style:style>
    <style:style style:name="T105_14" style:family="text">
      <style:text-properties fo:font-weight="bold" style:font-weight-asian="bold" style:font-weight-complex="bold"/>
    </style:style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  <style:style style:name="T105_57" style:family="text"/>
    <style:style style:name="T105_58" style:family="text"/>
    <style:style style:name="T105_59" style:family="text"/>
    <style:style style:name="T105_60" style:family="text"/>
    <style:style style:name="T105_61" style:family="text"/>
    <style:style style:name="T105_62" style:family="text"/>
    <style:style style:name="T105_63" style:family="text"/>
    <style:style style:name="T105_64" style:family="text"/>
    <style:style style:name="T105_65" style:family="text"/>
    <style:style style:name="T105_66" style:family="text"/>
    <style:style style:name="T105_67" style:family="text"/>
    <style:style style:name="T105_68" style:family="text"/>
    <style:style style:name="T105_69" style:family="text"/>
    <style:style style:name="T105_70" style:family="text"/>
    <style:style style:name="T105_71" style:family="text"/>
    <style:style style:name="T105_72" style:family="text"/>
    <style:style style:name="T105_73" style:family="text"/>
    <style:style style:name="T105_74" style:family="text"/>
    <style:style style:name="T105_75" style:family="text"/>
    <style:style style:name="T105_76" style:family="text"/>
    <style:style style:name="T105_77" style:family="text"/>
    <style:style style:name="T105_78" style:family="text"/>
    <style:style style:name="T105_79" style:family="text"/>
    <style:style style:name="T105_80" style:family="text"/>
    <style:style style:name="T105_81" style:family="text"/>
    <style:style style:name="T105_82" style:family="text"/>
    <style:style style:name="T105_83" style:family="text"/>
    <style:style style:name="T105_84" style:family="text"/>
    <style:style style:name="T105_85" style:family="text"/>
    <style:style style:name="T105_86" style:family="text"/>
    <style:style style:name="T105_87" style:family="text"/>
    <style:style style:name="P106" style:family="paragraph" style:parent-style-name="Standard">
      <style:paragraph-properties fo:break-before="auto" fo:text-indent="0cm" fo:line-height="115%" fo:margin-left="0cm" style:writing-mode="lr-tb"/>
    </style:style>
    <style:style style:name="T106_1" style:family="text"/>
    <style:style style:name="P107" style:family="paragraph" style:parent-style-name="Standard">
      <style:paragraph-properties fo:break-before="auto" fo:text-indent="1.27cm" fo:line-height="115%" fo:margin-left="3.81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P108" style:family="paragraph" style:parent-style-name="Standard">
      <style:paragraph-properties fo:break-before="auto" fo:text-indent="1.27cm" fo:line-height="115%" fo:margin-left="3.81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P109" style:family="paragraph" style:parent-style-name="Standard">
      <style:paragraph-properties fo:break-before="auto" fo:text-indent="1.27cm" fo:line-height="115%" fo:margin-left="3.81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P110" style:family="paragraph" style:parent-style-name="Standard">
      <style:paragraph-properties fo:break-before="auto" fo:text-indent="1.27cm" fo:line-height="115%" fo:margin-left="3.81cm" style:writing-mode="lr-tb"/>
    </style:style>
    <style:style style:name="T110_1" style:family="text"/>
    <style:style style:name="P111" style:family="paragraph" style:parent-style-name="Standard">
      <style:paragraph-properties fo:break-before="auto" fo:text-indent="1.27cm" fo:line-height="115%" fo:margin-left="3.81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P112" style:family="paragraph" style:parent-style-name="Standard">
      <style:paragraph-properties fo:break-before="auto" fo:text-indent="1.27cm" fo:line-height="115%" fo:margin-left="3.81cm" style:writing-mode="lr-tb"/>
    </style:style>
    <style:style style:name="T112_1" style:family="text"/>
    <style:style style:name="P113" style:family="paragraph" style:parent-style-name="Standard">
      <style:paragraph-properties fo:break-before="auto" fo:text-indent="0cm" fo:line-height="115%" fo:margin-left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>
      <style:text-properties fo:font-style="italic" style:font-style-asian="italic" style:font-style-complex="italic"/>
    </style:style>
    <style:style style:name="T113_12" style:family="text">
      <style:text-properties fo:font-style="italic" style:font-style-asian="italic" style:font-style-complex="italic"/>
    </style:style>
    <style:style style:name="T113_13" style:family="text">
      <style:text-properties fo:font-style="italic" style:font-style-asian="italic" style:font-style-complex="italic"/>
    </style:style>
    <style:style style:name="T113_14" style:family="text">
      <style:text-properties fo:font-style="italic" style:font-style-asian="italic" style:font-style-complex="italic"/>
    </style:style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T113_75" style:family="text"/>
    <style:style style:name="T113_76" style:family="text"/>
    <style:style style:name="T113_77" style:family="text"/>
    <style:style style:name="T113_78" style:family="text"/>
    <style:style style:name="T113_79" style:family="text"/>
    <style:style style:name="T113_80" style:family="text"/>
    <style:style style:name="T113_81" style:family="text"/>
    <style:style style:name="T113_82" style:family="text"/>
    <style:style style:name="T113_83" style:family="text"/>
    <style:style style:name="T113_84" style:family="text"/>
    <style:style style:name="P114" style:family="paragraph" style:parent-style-name="Standard">
      <style:paragraph-properties fo:break-before="auto" fo:text-indent="0cm" fo:line-height="115%" fo:margin-left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>
      <style:text-properties fo:font-weight="bold" style:font-weight-asian="bold" style:font-weight-complex="bold"/>
    </style:style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>
      <style:text-properties fo:font-weight="bold" style:font-weight-asian="bold" style:font-weight-complex="bold"/>
    </style:style>
    <style:style style:name="T114_34" style:family="text">
      <style:text-properties fo:font-weight="bold" style:font-weight-asian="bold" style:font-weight-complex="bold"/>
    </style:style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/>
    <style:style style:name="T114_66" style:family="text"/>
    <style:style style:name="T114_67" style:family="text"/>
    <style:style style:name="T114_68" style:family="text"/>
    <style:style style:name="T114_69" style:family="text"/>
    <style:style style:name="T114_70" style:family="text"/>
    <style:style style:name="T114_71" style:family="text"/>
    <style:style style:name="T114_72" style:family="text"/>
    <style:style style:name="T114_73" style:family="text"/>
    <style:style style:name="T114_74" style:family="text"/>
    <style:style style:name="T114_75" style:family="text"/>
    <style:style style:name="T114_76" style:family="text"/>
    <style:style style:name="T114_77" style:family="text"/>
    <style:style style:name="T114_78" style:family="text"/>
    <style:style style:name="T114_79" style:family="text"/>
    <style:style style:name="T114_80" style:family="text"/>
    <style:style style:name="T114_81" style:family="text"/>
    <style:style style:name="T114_82" style:family="text"/>
    <style:style style:name="T114_83" style:family="text"/>
    <style:style style:name="T114_84" style:family="text"/>
    <style:style style:name="T114_85" style:family="text"/>
    <style:style style:name="T114_86" style:family="text"/>
    <style:style style:name="T114_87" style:family="text"/>
    <style:style style:name="T114_88" style:family="text"/>
    <style:style style:name="T114_89" style:family="text"/>
    <style:style style:name="T114_90" style:family="text"/>
    <style:style style:name="T114_91" style:family="text"/>
    <style:style style:name="T114_92" style:family="text"/>
    <style:style style:name="T114_93" style:family="text"/>
    <style:style style:name="T114_94" style:family="text"/>
    <style:style style:name="T114_95" style:family="text"/>
    <style:style style:name="T114_96" style:family="text"/>
    <style:style style:name="T114_97" style:family="text"/>
    <style:style style:name="T114_98" style:family="text"/>
    <style:style style:name="T114_99" style:family="text"/>
    <style:style style:name="T114_100" style:family="text"/>
    <style:style style:name="T114_101" style:family="text"/>
    <style:style style:name="T114_102" style:family="text"/>
    <style:style style:name="T114_103" style:family="text"/>
    <style:style style:name="T114_104" style:family="text"/>
    <style:style style:name="T114_105" style:family="text"/>
    <style:style style:name="T114_106" style:family="text"/>
    <style:style style:name="T114_107" style:family="text">
      <style:text-properties fo:font-style="italic" style:font-style-asian="italic" style:font-style-complex="italic"/>
    </style:style>
    <style:style style:name="T114_108" style:family="text">
      <style:text-properties fo:font-style="italic" style:font-style-asian="italic" style:font-style-complex="italic"/>
    </style:style>
    <style:style style:name="T114_109" style:family="text"/>
    <style:style style:name="T114_110" style:family="text"/>
    <style:style style:name="T114_111" style:family="text"/>
    <style:style style:name="T114_112" style:family="text"/>
    <style:style style:name="T114_113" style:family="text"/>
    <style:style style:name="T114_114" style:family="text"/>
    <style:style style:name="T114_115" style:family="text"/>
    <style:style style:name="T114_116" style:family="text"/>
    <style:style style:name="T114_117" style:family="text"/>
    <style:style style:name="T114_118" style:family="text"/>
    <style:style style:name="T114_119" style:family="text"/>
    <style:style style:name="T114_120" style:family="text"/>
    <style:style style:name="T114_121" style:family="text"/>
    <style:style style:name="T114_122" style:family="text"/>
    <style:style style:name="T114_123" style:family="text">
      <style:text-properties fo:font-style="italic" style:font-style-asian="italic" style:font-style-complex="italic"/>
    </style:style>
    <style:style style:name="T114_124" style:family="text">
      <style:text-properties fo:font-style="italic" style:font-style-asian="italic" style:font-style-complex="italic"/>
    </style:style>
    <style:style style:name="T114_125" style:family="text"/>
    <style:style style:name="T114_126" style:family="text"/>
    <style:style style:name="T114_127" style:family="text"/>
    <style:style style:name="T114_128" style:family="text"/>
    <style:style style:name="T114_129" style:family="text"/>
    <style:style style:name="T114_130" style:family="text"/>
    <style:style style:name="T114_131" style:family="text"/>
    <style:style style:name="T114_132" style:family="text"/>
    <style:style style:name="T114_133" style:family="text"/>
    <style:style style:name="T114_134" style:family="text"/>
    <style:style style:name="T114_135" style:family="text"/>
    <style:style style:name="T114_136" style:family="text"/>
    <style:style style:name="T114_137" style:family="text"/>
    <style:style style:name="T114_138" style:family="text"/>
    <style:style style:name="T114_139" style:family="text"/>
    <style:style style:name="T114_140" style:family="text"/>
    <style:style style:name="T114_141" style:family="text"/>
    <style:style style:name="T114_142" style:family="text"/>
    <style:style style:name="T114_143" style:family="text"/>
    <style:style style:name="T114_144" style:family="text"/>
    <style:style style:name="T114_145" style:family="text"/>
    <style:style style:name="T114_146" style:family="text"/>
    <style:style style:name="T114_147" style:family="text"/>
    <style:style style:name="T114_148" style:family="text"/>
    <style:style style:name="T114_149" style:family="text"/>
    <style:style style:name="T114_150" style:family="text"/>
    <style:style style:name="T114_151" style:family="text"/>
    <style:style style:name="T114_152" style:family="text"/>
    <style:style style:name="T114_153" style:family="text"/>
    <style:style style:name="T114_154" style:family="text"/>
    <style:style style:name="T114_155" style:family="text"/>
    <style:style style:name="T114_156" style:family="text"/>
    <style:style style:name="T114_157" style:family="text"/>
    <style:style style:name="T114_158" style:family="text"/>
    <style:style style:name="T114_159" style:family="text"/>
    <style:style style:name="T114_160" style:family="text"/>
    <style:style style:name="T114_161" style:family="text"/>
    <style:style style:name="T114_162" style:family="text"/>
    <style:style style:name="T114_163" style:family="text"/>
    <style:style style:name="T114_164" style:family="text"/>
    <style:style style:name="T114_165" style:family="text"/>
    <style:style style:name="T114_166" style:family="text"/>
    <style:style style:name="P115" style:family="paragraph" style:parent-style-name="Standard">
      <style:paragraph-properties fo:break-before="auto" fo:text-indent="1.27cm" fo:line-height="115%" fo:margin-left="1.27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P116" style:family="paragraph" style:parent-style-name="Standard">
      <style:paragraph-properties fo:break-before="auto" fo:text-indent="1.27cm" fo:line-height="115%" fo:margin-left="1.27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P117" style:family="paragraph" style:parent-style-name="Standard">
      <style:paragraph-properties fo:break-before="auto" fo:text-indent="1.27cm" fo:line-height="115%" fo:margin-left="2.54cm" style:writing-mode="lr-tb"/>
    </style:style>
    <style:style style:name="T117_1" style:family="text"/>
    <style:style style:name="P118" style:family="paragraph" style:parent-style-name="Standard">
      <style:paragraph-properties fo:break-before="auto" fo:text-indent="0cm" fo:line-height="115%" fo:margin-left="2.54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P119" style:family="paragraph" style:parent-style-name="Standard">
      <style:paragraph-properties fo:break-before="auto" fo:text-indent="0cm" fo:line-height="115%" fo:margin-left="2.54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P120" style:family="paragraph" style:parent-style-name="Standard">
      <style:paragraph-properties fo:break-before="auto" fo:text-indent="0cm" fo:line-height="115%" fo:margin-left="2.54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P121" style:family="paragraph" style:parent-style-name="Standard">
      <style:paragraph-properties fo:break-before="auto" fo:text-indent="0cm" fo:line-height="115%" fo:margin-left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T121_41" style:family="text"/>
    <style:style style:name="T121_42" style:family="text"/>
    <style:style style:name="T121_43" style:family="text"/>
    <style:style style:name="T121_44" style:family="text"/>
    <style:style style:name="T121_45" style:family="text"/>
    <style:style style:name="T121_46" style:family="text"/>
    <style:style style:name="T121_47" style:family="text"/>
    <style:style style:name="T121_48" style:family="text"/>
    <style:style style:name="T121_49" style:family="text"/>
    <style:style style:name="T121_50" style:family="text"/>
    <style:style style:name="T121_51" style:family="text"/>
    <style:style style:name="T121_52" style:family="text"/>
    <style:style style:name="T121_53" style:family="text"/>
    <style:style style:name="T121_54" style:family="text"/>
    <style:style style:name="T121_55" style:family="text"/>
    <style:style style:name="T121_56" style:family="text"/>
    <style:style style:name="T121_57" style:family="text"/>
    <style:style style:name="T121_58" style:family="text"/>
    <style:style style:name="T121_59" style:family="text"/>
    <style:style style:name="T121_60" style:family="text"/>
    <style:style style:name="T121_61" style:family="text"/>
    <style:style style:name="T121_62" style:family="text"/>
    <style:style style:name="T121_63" style:family="text"/>
    <style:style style:name="T121_64" style:family="text"/>
    <style:style style:name="P122" style:family="paragraph" style:parent-style-name="Standard">
      <style:paragraph-properties fo:break-before="auto" fo:text-indent="0cm" fo:line-height="115%" fo:margin-left="0cm" style:writing-mode="lr-tb"/>
    </style:style>
    <style:style style:name="P123" style:family="paragraph" style:parent-style-name="Standard">
      <style:paragraph-properties fo:break-before="auto" fo:text-indent="0cm" fo:line-height="115%" fo:margin-left="0cm" style:writing-mode="lr-tb"/>
    </style:style>
    <style:style style:name="T123_1" style:family="text"/>
    <style:style style:name="T123_2" style:family="text"/>
    <style:style style:name="T123_3" style:family="text">
      <style:text-properties fo:font-style="italic" style:font-style-asian="italic" style:font-style-complex="italic"/>
    </style:style>
    <style:style style:name="T123_4" style:family="text">
      <style:text-properties fo:font-style="italic" style:font-style-asian="italic" style:font-style-complex="italic"/>
    </style:style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P124" style:family="paragraph" style:parent-style-name="Standard">
      <style:paragraph-properties fo:break-before="auto" fo:text-indent="1.27cm" fo:line-height="115%" fo:margin-left="1.27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P125" style:family="paragraph" style:parent-style-name="Standard">
      <style:paragraph-properties fo:break-before="auto" fo:text-indent="1.27cm" fo:line-height="115%" fo:margin-left="1.27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P126" style:family="paragraph" style:parent-style-name="Standard">
      <style:paragraph-properties fo:break-before="auto" fo:text-indent="1.27cm" fo:line-height="115%" fo:margin-left="2.54cm" style:writing-mode="lr-tb"/>
    </style:style>
    <style:style style:name="T126_1" style:family="text"/>
    <style:style style:name="P127" style:family="paragraph" style:parent-style-name="Standard">
      <style:paragraph-properties fo:break-before="auto" fo:text-indent="0cm" fo:line-height="115%" fo:margin-left="2.54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P128" style:family="paragraph" style:parent-style-name="Standard">
      <style:paragraph-properties fo:break-before="auto" fo:text-indent="0cm" fo:line-height="115%" fo:margin-left="2.54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P129" style:family="paragraph" style:parent-style-name="Standard">
      <style:paragraph-properties fo:break-before="auto" fo:text-indent="0cm" fo:line-height="115%" fo:margin-left="2.54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P130" style:family="paragraph" style:parent-style-name="Standard">
      <style:paragraph-properties fo:break-before="auto" fo:text-indent="0cm" fo:line-height="115%" fo:margin-left="0cm" style:writing-mode="lr-tb"/>
    </style:style>
    <style:style style:name="T130_1" style:family="text"/>
    <style:style style:name="Table1" style:family="table">
      <style:table-properties table:align="left" style:width="16.272cm" fo:margin-left="0.176cm"/>
    </style:style>
    <style:style style:name="Column1" style:family="table-column">
      <style:table-column-properties style:column-width="2.117cm"/>
    </style:style>
    <style:style style:name="Column2" style:family="table-column">
      <style:table-column-properties style:column-width="14.15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break-before="auto" fo:text-indent="0cm" fo:line-height="115%" fo:margin-left="0cm" style:writing-mode="lr-tb"/>
    </style:style>
    <style:style style:name="P140" style:family="paragraph" style:parent-style-name="Standard">
      <style:paragraph-properties fo:break-before="auto" fo:text-indent="0cm" fo:line-height="115%" fo:margin-left="0cm" style:writing-mode="lr-tb"/>
    </style:style>
    <style:style style:name="P141" style:family="paragraph" style:parent-style-name="Standard">
      <style:paragraph-properties fo:break-before="auto" fo:text-indent="0cm" fo:line-height="115%" fo:margin-left="0cm" style:writing-mode="lr-tb"/>
    </style:style>
  </office:automatic-styles>
  <office:body>
    <office:text>
      <text:p text:style-name="P1"><text:span text:style-name="T1_1">Introduction</text:span></text:p>
      <text:p text:style-name="P2"><text:span text:style-name="T2_1">So</text:span><text:span text:style-name="T2_2"><text:s/></text:span><text:span text:style-name="T2_3">far</text:span><text:span text:style-name="T2_4"><text:s/></text:span><text:span text:style-name="T2_5">we</text:span><text:span text:style-name="T2_6"><text:s/></text:span><text:span text:style-name="T2_7">have</text:span><text:span text:style-name="T2_8"><text:s/></text:span><text:span text:style-name="T2_9">been</text:span><text:span text:style-name="T2_10"><text:s/></text:span><text:span text:style-name="T2_11">using</text:span><text:span text:style-name="T2_12"><text:s/></text:span><text:span text:style-name="T2_13">cin</text:span><text:span text:style-name="T2_14"><text:s/></text:span><text:span text:style-name="T2_15">to</text:span><text:span text:style-name="T2_16"><text:s/></text:span><text:span text:style-name="T2_17">get</text:span><text:span text:style-name="T2_18"><text:s/></text:span><text:span text:style-name="T2_19">input</text:span><text:span text:style-name="T2_20"><text:s/></text:span><text:span text:style-name="T2_21">from</text:span><text:span text:style-name="T2_22"><text:s/></text:span><text:span text:style-name="T2_23">the</text:span><text:span text:style-name="T2_24"><text:s/></text:span><text:span text:style-name="T2_25">keyboard</text:span><text:span text:style-name="T2_26"><text:s/></text:span><text:span text:style-name="T2_27">and</text:span><text:span text:style-name="T2_28"><text:s/></text:span><text:span text:style-name="T2_29">cout</text:span><text:span text:style-name="T2_30"><text:s/></text:span><text:span text:style-name="T2_31">to</text:span><text:span text:style-name="T2_32"><text:s/></text:span><text:span text:style-name="T2_33">output</text:span><text:span text:style-name="T2_34"><text:s/></text:span><text:span text:style-name="T2_35">to</text:span><text:span text:style-name="T2_36"><text:s/></text:span><text:span text:style-name="T2_37">the</text:span><text:span text:style-name="T2_38"><text:s/></text:span><text:span text:style-name="T2_39">screen</text:span><text:span text:style-name="T2_40">.<text:s/></text:span><text:span text:style-name="T2_41">Likewise</text:span><text:span text:style-name="T2_42">,<text:s/></text:span><text:span text:style-name="T2_43">File</text:span><text:span text:style-name="T2_44"><text:s/></text:span><text:span text:style-name="T2_45">I</text:span><text:span text:style-name="T2_46">/</text:span><text:span text:style-name="T2_47">O</text:span><text:span text:style-name="T2_48"><text:s/></text:span><text:span text:style-name="T2_49">refers</text:span><text:span text:style-name="T2_50"><text:s/></text:span><text:span text:style-name="T2_51">to</text:span><text:span text:style-name="T2_52"><text:s/></text:span><text:span text:style-name="T2_53">the</text:span><text:span text:style-name="T2_54"><text:s/></text:span><text:span text:style-name="T2_55">input</text:span><text:span text:style-name="T2_56"><text:s/></text:span><text:span text:style-name="T2_57">and</text:span><text:span text:style-name="T2_58"><text:s/></text:span><text:span text:style-name="T2_59">output</text:span><text:span text:style-name="T2_60"><text:s/></text:span><text:span text:style-name="T2_61">from</text:span><text:span text:style-name="T2_62"><text:s/></text:span><text:span text:style-name="T2_63">and</text:span><text:span text:style-name="T2_64"><text:s/></text:span><text:span text:style-name="T2_65">to</text:span><text:span text:style-name="T2_66"><text:s/></text:span><text:span text:style-name="T2_67">files</text:span><text:span text:style-name="T2_68">.<text:s/></text:span><text:span text:style-name="T2_69">In</text:span><text:span text:style-name="T2_70"><text:s/></text:span><text:span text:style-name="T2_71">other</text:span><text:span text:style-name="T2_72"><text:s/></text:span><text:span text:style-name="T2_73">words</text:span><text:span text:style-name="T2_74"><text:s/></text:span><text:span text:style-name="T2_75">File</text:span><text:span text:style-name="T2_76"><text:s/></text:span><text:span text:style-name="T2_77">I</text:span><text:span text:style-name="T2_78">/</text:span><text:span text:style-name="T2_79">O</text:span><text:span text:style-name="T2_80"><text:s/></text:span><text:span text:style-name="T2_81">is</text:span><text:span text:style-name="T2_82"><text:s/></text:span><text:span text:style-name="T2_83">reading</text:span><text:span text:style-name="T2_84"><text:s/></text:span><text:span text:style-name="T2_85">from</text:span><text:span text:style-name="T2_86"><text:s/></text:span><text:span text:style-name="T2_87">and</text:span><text:span text:style-name="T2_88"><text:s/></text:span><text:span text:style-name="T2_89">writing</text:span><text:span text:style-name="T2_90"><text:s/></text:span><text:span text:style-name="T2_91">to</text:span><text:span text:style-name="T2_92"><text:s/></text:span><text:span text:style-name="T2_93">files</text:span><text:span text:style-name="T2_94">.<text:s/></text:span><text:span text:style-name="T2_95">Just</text:span><text:span text:style-name="T2_96"><text:s/></text:span><text:span text:style-name="T2_97">like</text:span><text:span text:style-name="T2_98"><text:s/></text:span><text:span text:style-name="T2_99">output</text:span><text:span text:style-name="T2_100"><text:s/></text:span><text:span text:style-name="T2_101">can</text:span><text:span text:style-name="T2_102"><text:s/></text:span><text:span text:style-name="T2_103">be</text:span><text:span text:style-name="T2_104"><text:s/></text:span><text:span text:style-name="T2_105">sent</text:span><text:span text:style-name="T2_106"><text:s/></text:span><text:span text:style-name="T2_107">to</text:span><text:span text:style-name="T2_108"><text:s/></text:span><text:span text:style-name="T2_109">the</text:span><text:span text:style-name="T2_110"><text:s/></text:span><text:span text:style-name="T2_111">screen</text:span><text:span text:style-name="T2_112">,<text:s/></text:span><text:span text:style-name="T2_113">output</text:span><text:span text:style-name="T2_114"><text:s/></text:span><text:span text:style-name="T2_115">can</text:span><text:span text:style-name="T2_116"><text:s/></text:span><text:span text:style-name="T2_117">be</text:span><text:span text:style-name="T2_118"><text:s/></text:span><text:span text:style-name="T2_119">sent</text:span><text:span text:style-name="T2_120"><text:s/></text:span><text:span text:style-name="T2_121">to</text:span><text:span text:style-name="T2_122"><text:s/></text:span><text:span text:style-name="T2_123">a</text:span><text:span text:style-name="T2_124"><text:s/></text:span><text:span text:style-name="T2_125">file</text:span><text:span text:style-name="T2_126">.<text:s/></text:span><text:span text:style-name="T2_127">Input</text:span><text:span text:style-name="T2_128"><text:s/></text:span><text:span text:style-name="T2_129">can</text:span><text:span text:style-name="T2_130"><text:s/></text:span><text:span text:style-name="T2_131">be</text:span><text:span text:style-name="T2_132"><text:s/></text:span><text:span text:style-name="T2_133">taken</text:span><text:span text:style-name="T2_134"><text:s/></text:span><text:span text:style-name="T2_135">either</text:span><text:span text:style-name="T2_136"><text:s/></text:span><text:span text:style-name="T2_137">from</text:span><text:span text:style-name="T2_138"><text:s/></text:span><text:span text:style-name="T2_139">a</text:span><text:span text:style-name="T2_140"><text:s/></text:span><text:span text:style-name="T2_141">keyboard</text:span><text:span text:style-name="T2_142"><text:s/></text:span><text:span text:style-name="T2_143">or</text:span><text:span text:style-name="T2_144"><text:s/></text:span><text:span text:style-name="T2_145">from</text:span><text:span text:style-name="T2_146"><text:s/></text:span><text:span text:style-name="T2_147">a</text:span><text:span text:style-name="T2_148"><text:s/></text:span><text:span text:style-name="T2_149">file</text:span><text:span text:style-name="T2_150">.<text:s/></text:span><text:span text:style-name="T2_151">Input</text:span><text:span text:style-name="T2_152"><text:s/></text:span><text:span text:style-name="T2_153">and</text:span><text:span text:style-name="T2_154"><text:s/></text:span><text:span text:style-name="T2_155">output</text:span><text:span text:style-name="T2_156"><text:s/></text:span><text:span text:style-name="T2_157">is</text:span><text:span text:style-name="T2_158"><text:s/></text:span><text:span text:style-name="T2_159">delivered</text:span><text:span text:style-name="T2_160"><text:s/></text:span><text:span text:style-name="T2_161">to</text:span><text:span text:style-name="T2_162"><text:s/></text:span><text:span text:style-name="T2_163">the</text:span><text:span text:style-name="T2_164"><text:s/></text:span><text:span text:style-name="T2_165">program</text:span><text:span text:style-name="T2_166"><text:s/></text:span><text:span text:style-name="T2_167">through</text:span><text:span text:style-name="T2_168"><text:s/></text:span><text:span text:style-name="T2_169">objects</text:span><text:span text:style-name="T2_170"><text:s/></text:span><text:span text:style-name="T2_171">called</text:span><text:span text:style-name="T2_172"><text:s/></text:span><text:span text:style-name="T2_173">streams</text:span><text:span text:style-name="T2_174">.<text:s/></text:span><text:span text:style-name="T2_175">This</text:span><text:span text:style-name="T2_176"><text:s/></text:span><text:span text:style-name="T2_177">chapter</text:span><text:span text:style-name="T2_178"><text:s/></text:span><text:span text:style-name="T2_179">will</text:span><text:span text:style-name="T2_180"><text:s/></text:span><text:span text:style-name="T2_181">discuss</text:span><text:span text:style-name="T2_182"><text:s/></text:span><text:span text:style-name="T2_183">how</text:span><text:span text:style-name="T2_184"><text:s/></text:span><text:span text:style-name="T2_185">to</text:span><text:span text:style-name="T2_186"><text:s/></text:span><text:span text:style-name="T2_187">take</text:span><text:span text:style-name="T2_188"><text:s/></text:span><text:span text:style-name="T2_189">input</text:span><text:span text:style-name="T2_190"><text:s/></text:span><text:span text:style-name="T2_191">from</text:span><text:span text:style-name="T2_192"><text:s/></text:span><text:span text:style-name="T2_193">a</text:span><text:span text:style-name="T2_194"><text:s/></text:span><text:span text:style-name="T2_195">file</text:span><text:span text:style-name="T2_196"><text:s/></text:span><text:span text:style-name="T2_197">and</text:span><text:span text:style-name="T2_198"><text:s/></text:span><text:span text:style-name="T2_199">send</text:span><text:span text:style-name="T2_200"><text:s/></text:span><text:span text:style-name="T2_201">output</text:span><text:span text:style-name="T2_202"><text:s/></text:span><text:span text:style-name="T2_203">to</text:span><text:span text:style-name="T2_204"><text:s/></text:span><text:span text:style-name="T2_205">the</text:span><text:span text:style-name="T2_206"><text:s/></text:span><text:span text:style-name="T2_207">same</text:span><text:span text:style-name="T2_208"><text:s/></text:span><text:span text:style-name="T2_209">file</text:span><text:span text:style-name="T2_210"><text:s/></text:span><text:span text:style-name="T2_211">or</text:span><text:span text:style-name="T2_212"><text:s/></text:span><text:span text:style-name="T2_213">a</text:span><text:span text:style-name="T2_214"><text:s/></text:span><text:span text:style-name="T2_215">different</text:span><text:span text:style-name="T2_216"><text:s/></text:span><text:span text:style-name="T2_217">one</text:span><text:span text:style-name="T2_218">.<text:s/></text:span></text:p>
      <text:p text:style-name="P3"><text:span text:style-name="T3_1">File</text:span><text:span text:style-name="T3_2"><text:s/></text:span><text:span text:style-name="T3_3">I</text:span><text:span text:style-name="T3_4">/</text:span><text:span text:style-name="T3_5">O</text:span><text:span text:style-name="T3_6"><text:s/></text:span><text:span text:style-name="T3_7">is</text:span><text:span text:style-name="T3_8"><text:s/></text:span><text:span text:style-name="T3_9">useful</text:span><text:span text:style-name="T3_10"><text:s/></text:span><text:span text:style-name="T3_11">because</text:span><text:span text:style-name="T3_12"><text:s/></text:span><text:span text:style-name="T3_13">files</text:span><text:span text:style-name="T3_14"><text:s/></text:span><text:span text:style-name="T3_15">allow</text:span><text:span text:style-name="T3_16"><text:s/></text:span><text:span text:style-name="T3_17">a</text:span><text:span text:style-name="T3_18"><text:s/></text:span><text:span text:style-name="T3_19">way</text:span><text:span text:style-name="T3_20"><text:s/></text:span><text:span text:style-name="T3_21">to</text:span><text:span text:style-name="T3_22"><text:s/></text:span><text:span text:style-name="T3_23">store</text:span><text:span text:style-name="T3_24"><text:s/></text:span><text:span text:style-name="T3_25">data</text:span><text:span text:style-name="T3_26"><text:s/></text:span><text:span text:style-name="T3_27">permanently</text:span><text:span text:style-name="T3_28">.<text:s/></text:span><text:span text:style-name="T3_29">With</text:span><text:span text:style-name="T3_30"><text:s/></text:span><text:span text:style-name="T3_31">keyboard</text:span><text:span text:style-name="T3_32"><text:s/></text:span><text:span text:style-name="T3_33">input</text:span><text:span text:style-name="T3_34"><text:s/></text:span><text:span text:style-name="T3_35">and</text:span><text:span text:style-name="T3_36"><text:s/></text:span><text:span text:style-name="T3_37">screen</text:span><text:span text:style-name="T3_38"><text:s/></text:span><text:span text:style-name="T3_39">output</text:span><text:span text:style-name="T3_40"><text:s/></text:span><text:span text:style-name="T3_41">the</text:span><text:span text:style-name="T3_42"><text:s/></text:span><text:span text:style-name="T3_43">data</text:span><text:span text:style-name="T3_44"><text:s/></text:span><text:span text:style-name="T3_45">is</text:span><text:span text:style-name="T3_46"><text:s/></text:span><text:span text:style-name="T3_47">temporary</text:span><text:span text:style-name="T3_48"><text:s/></text:span><text:span text:style-name="T3_49">and</text:span><text:span text:style-name="T3_50"><text:s/></text:span><text:span text:style-name="T3_51">goes</text:span><text:span text:style-name="T3_52"><text:s/></text:span><text:span text:style-name="T3_53">away</text:span><text:span text:style-name="T3_54"><text:s/></text:span><text:span text:style-name="T3_55">once</text:span><text:span text:style-name="T3_56"><text:s/></text:span><text:span text:style-name="T3_57">the</text:span><text:span text:style-name="T3_58"><text:s/></text:span><text:span text:style-name="T3_59">program</text:span><text:span text:style-name="T3_60"><text:s/></text:span><text:span text:style-name="T3_61">is</text:span><text:span text:style-name="T3_62"><text:s/></text:span><text:span text:style-name="T3_63">finished</text:span><text:span text:style-name="T3_64">.<text:s/></text:span><text:span text:style-name="T3_65">When</text:span><text:span text:style-name="T3_66"><text:s/></text:span><text:span text:style-name="T3_67">it</text:span><text:span text:style-name="T3_68"><text:s/></text:span><text:span text:style-name="T3_69">comes</text:span><text:span text:style-name="T3_70"><text:s/></text:span><text:span text:style-name="T3_71">to</text:span><text:span text:style-name="T3_72"><text:s/></text:span><text:span text:style-name="T3_73">files</text:span><text:span text:style-name="T3_74">,<text:s/></text:span><text:span text:style-name="T3_75">the</text:span><text:span text:style-name="T3_76"><text:s/></text:span><text:span text:style-name="T3_77">data</text:span><text:span text:style-name="T3_78"><text:s/></text:span><text:span text:style-name="T3_79">is</text:span><text:span text:style-name="T3_80"><text:s/></text:span><text:span text:style-name="T3_81">there</text:span><text:span text:style-name="T3_82"><text:s/></text:span><text:span text:style-name="T3_83">for</text:span><text:span text:style-name="T3_84"><text:s/></text:span><text:span text:style-name="T3_85">us</text:span><text:span text:style-name="T3_86"><text:s/></text:span><text:span text:style-name="T3_87">and</text:span><text:span text:style-name="T3_88"><text:s/></text:span><text:span text:style-name="T3_89">we</text:span><text:span text:style-name="T3_90"><text:s/></text:span><text:span text:style-name="T3_91">do</text:span><text:span text:style-name="T3_92"><text:s/></text:span><text:span text:style-name="T3_93">not</text:span><text:span text:style-name="T3_94"><text:s/></text:span><text:span text:style-name="T3_95">have</text:span><text:span text:style-name="T3_96"><text:s/></text:span><text:span text:style-name="T3_97">to</text:span><text:span text:style-name="T3_98"><text:s/></text:span><text:span text:style-name="T3_99">waste</text:span><text:span text:style-name="T3_100"><text:s/></text:span><text:span text:style-name="T3_101">our</text:span><text:span text:style-name="T3_102"><text:s/></text:span><text:span text:style-name="T3_103">time</text:span><text:span text:style-name="T3_104"><text:s/></text:span><text:span text:style-name="T3_105">typing</text:span><text:span text:style-name="T3_106"><text:s/></text:span><text:span text:style-name="T3_107">it</text:span><text:span text:style-name="T3_108"><text:s/></text:span><text:span text:style-name="T3_109">over</text:span><text:span text:style-name="T3_110"><text:s/></text:span><text:span text:style-name="T3_111">and</text:span><text:span text:style-name="T3_112"><text:s/></text:span><text:span text:style-name="T3_113">over</text:span><text:span text:style-name="T3_114"><text:s/></text:span><text:span text:style-name="T3_115">again</text:span><text:span text:style-name="T3_116">.<text:s/></text:span></text:p>
      <text:p text:style-name="P4"><text:span text:style-name="T4_1">I</text:span><text:span text:style-name="T4_2">/</text:span><text:span text:style-name="T4_3">O</text:span><text:span text:style-name="T4_4"><text:s/></text:span><text:span text:style-name="T4_5">Streams</text:span></text:p>
      <text:p text:style-name="P5"><text:span text:style-name="T5_1"><text:tab/></text:span><text:span text:style-name="T5_2">If</text:span><text:span text:style-name="T5_3"><text:s/></text:span><text:span text:style-name="T5_4">the</text:span><text:span text:style-name="T5_5"><text:s/></text:span><text:span text:style-name="T5_6">data</text:span><text:span text:style-name="T5_7"><text:s/></text:span><text:span text:style-name="T5_8">is</text:span><text:span text:style-name="T5_9"><text:s/></text:span><text:span text:style-name="T5_10">flowing</text:span><text:span text:style-name="T5_11"><text:s/></text:span><text:span text:style-name="T5_12">into</text:span><text:span text:style-name="T5_13"><text:s/></text:span><text:span text:style-name="T5_14">your</text:span><text:span text:style-name="T5_15"><text:s/></text:span><text:span text:style-name="T5_16">program</text:span><text:span text:style-name="T5_17"><text:s/></text:span><text:span text:style-name="T5_18">it</text:span><text:span text:style-name="T5_19"><text:s/></text:span><text:span text:style-name="T5_20">is</text:span><text:span text:style-name="T5_21"><text:s/></text:span><text:span text:style-name="T5_22">called</text:span><text:span text:style-name="T5_23"><text:s/></text:span><text:span text:style-name="T5_24">the</text:span><text:span text:style-name="T5_25"><text:s/></text:span><text:span text:style-name="T5_26">input</text:span><text:span text:style-name="T5_27"><text:s/></text:span><text:span text:style-name="T5_28">stream</text:span><text:span text:style-name="T5_29">.<text:s/></text:span><text:span text:style-name="T5_30">If</text:span><text:span text:style-name="T5_31"><text:s/></text:span><text:span text:style-name="T5_32">the</text:span><text:span text:style-name="T5_33"><text:s/></text:span><text:span text:style-name="T5_34">data</text:span><text:span text:style-name="T5_35"><text:s/></text:span><text:span text:style-name="T5_36">is</text:span><text:span text:style-name="T5_37"><text:s/></text:span><text:span text:style-name="T5_38">flowing</text:span><text:span text:style-name="T5_39"><text:s/></text:span><text:span text:style-name="T5_40">out</text:span><text:span text:style-name="T5_41"><text:s/></text:span><text:span text:style-name="T5_42">of</text:span><text:span text:style-name="T5_43"><text:s/></text:span><text:span text:style-name="T5_44">the</text:span><text:span text:style-name="T5_45"><text:s/></text:span><text:span text:style-name="T5_46">program</text:span><text:span text:style-name="T5_47"><text:s/></text:span><text:span text:style-name="T5_48">it</text:span><text:span text:style-name="T5_49"><text:s/></text:span><text:span text:style-name="T5_50">is</text:span><text:span text:style-name="T5_51"><text:s/></text:span><text:span text:style-name="T5_52">called</text:span><text:span text:style-name="T5_53"><text:s/></text:span><text:span text:style-name="T5_54">the</text:span><text:span text:style-name="T5_55"><text:s/></text:span><text:span text:style-name="T5_56">output</text:span><text:span text:style-name="T5_57"><text:s/></text:span><text:span text:style-name="T5_58">stream</text:span><text:span text:style-name="T5_59">.<text:s/></text:span><text:span text:style-name="T5_60">For</text:span><text:span text:style-name="T5_61"><text:s/></text:span><text:span text:style-name="T5_62">example</text:span><text:span text:style-name="T5_63"><text:s/></text:span><text:span text:style-name="T5_64">we</text:span><text:span text:style-name="T5_65"><text:s/></text:span><text:span text:style-name="T5_66">have</text:span><text:span text:style-name="T5_67"><text:s/></text:span><text:span text:style-name="T5_68">been</text:span><text:span text:style-name="T5_69"><text:s/></text:span><text:span text:style-name="T5_70">using</text:span><text:span text:style-name="T5_71"><text:s/></text:span><text:span text:style-name="T5_72">streams</text:span><text:span text:style-name="T5_73"><text:s/></text:span><text:span text:style-name="T5_74">already</text:span><text:span text:style-name="T5_75">.<text:s/></text:span><text:span text:style-name="T5_76">Cin</text:span><text:span text:style-name="T5_77">,<text:s/></text:span><text:span text:style-name="T5_78">which</text:span><text:span text:style-name="T5_79"><text:s/></text:span><text:span text:style-name="T5_80">is</text:span><text:span text:style-name="T5_81"><text:s/></text:span><text:span text:style-name="T5_82">a</text:span><text:span text:style-name="T5_83"><text:s/></text:span><text:span text:style-name="T5_84">flow</text:span><text:span text:style-name="T5_85"><text:s/></text:span><text:span text:style-name="T5_86">of</text:span><text:span text:style-name="T5_87"><text:s/></text:span><text:span text:style-name="T5_88">data</text:span><text:span text:style-name="T5_89"><text:s/></text:span><text:span text:style-name="T5_90">from</text:span><text:span text:style-name="T5_91"><text:s/></text:span><text:span text:style-name="T5_92">the</text:span><text:span text:style-name="T5_93"><text:s/></text:span><text:span text:style-name="T5_94">keyboard</text:span><text:span text:style-name="T5_95">,<text:s/></text:span><text:span text:style-name="T5_96">is</text:span><text:span text:style-name="T5_97"><text:s/></text:span><text:span text:style-name="T5_98">input</text:span><text:span text:style-name="T5_99"><text:s/></text:span><text:span text:style-name="T5_100">stream</text:span><text:span text:style-name="T5_101"><text:s/></text:span><text:span text:style-name="T5_102">and</text:span><text:span text:style-name="T5_103"><text:s/></text:span><text:span text:style-name="T5_104">cout</text:span><text:span text:style-name="T5_105">,<text:s/></text:span><text:span text:style-name="T5_106">which</text:span><text:span text:style-name="T5_107"><text:s/></text:span><text:span text:style-name="T5_108">is</text:span><text:span text:style-name="T5_109"><text:s/></text:span><text:span text:style-name="T5_110">a</text:span><text:span text:style-name="T5_111"><text:s/></text:span><text:span text:style-name="T5_112">flow</text:span><text:span text:style-name="T5_113"><text:s/></text:span><text:span text:style-name="T5_114">of</text:span><text:span text:style-name="T5_115"><text:s/></text:span><text:span text:style-name="T5_116">data</text:span><text:span text:style-name="T5_117"><text:s/></text:span><text:span text:style-name="T5_118">to</text:span><text:span text:style-name="T5_119"><text:s/></text:span><text:span text:style-name="T5_120">the</text:span><text:span text:style-name="T5_121"><text:s/></text:span><text:span text:style-name="T5_122">screen</text:span><text:span text:style-name="T5_123">,<text:s/></text:span><text:span text:style-name="T5_124">is</text:span><text:span text:style-name="T5_125"><text:s/></text:span><text:span text:style-name="T5_126">output</text:span><text:span text:style-name="T5_127"><text:s/></text:span><text:span text:style-name="T5_128">stream</text:span><text:span text:style-name="T5_129">.<text:s/></text:span><text:span text:style-name="T5_130">For</text:span><text:span text:style-name="T5_131"><text:s/></text:span><text:span text:style-name="T5_132">files</text:span><text:span text:style-name="T5_133">,<text:s/></text:span><text:span text:style-name="T5_134">if</text:span><text:span text:style-name="T5_135"><text:s/></text:span><text:span text:style-name="T5_136">the</text:span><text:span text:style-name="T5_137"><text:s/></text:span><text:span text:style-name="T5_138">input</text:span><text:span text:style-name="T5_139"><text:s/></text:span><text:span text:style-name="T5_140">stream</text:span><text:span text:style-name="T5_141"><text:s/></text:span><text:span text:style-name="T5_142">flows</text:span><text:span text:style-name="T5_143"><text:s/></text:span><text:span text:style-name="T5_144">from</text:span><text:span text:style-name="T5_145"><text:s/></text:span><text:span text:style-name="T5_146">a</text:span><text:span text:style-name="T5_147"><text:s/></text:span><text:span text:style-name="T5_148">file</text:span><text:span text:style-name="T5_149">,<text:s/></text:span><text:span text:style-name="T5_150">then</text:span><text:span text:style-name="T5_151"><text:s/></text:span><text:span text:style-name="T5_152">the</text:span><text:span text:style-name="T5_153"><text:s/></text:span><text:span text:style-name="T5_154">program</text:span><text:span text:style-name="T5_155"><text:s/></text:span><text:span text:style-name="T5_156">will</text:span><text:span text:style-name="T5_157"><text:s/></text:span><text:span text:style-name="T5_158">get</text:span><text:span text:style-name="T5_159"><text:s/></text:span><text:span text:style-name="T5_160">its</text:span><text:span text:style-name="T5_161"><text:s/></text:span><text:span text:style-name="T5_162">input</text:span><text:span text:style-name="T5_163"><text:s/></text:span><text:span text:style-name="T5_164">from</text:span><text:span text:style-name="T5_165"><text:s/></text:span><text:span text:style-name="T5_166">the</text:span><text:span text:style-name="T5_167"><text:s/></text:span><text:span text:style-name="T5_168">file</text:span><text:span text:style-name="T5_169">.<text:s/></text:span><text:span text:style-name="T5_170">Similarly</text:span><text:span text:style-name="T5_171">,<text:s/></text:span><text:span text:style-name="T5_172">output</text:span><text:span text:style-name="T5_173"><text:s/></text:span><text:span text:style-name="T5_174">stream</text:span><text:span text:style-name="T5_175"><text:s/></text:span><text:span text:style-name="T5_176">can</text:span><text:span text:style-name="T5_177"><text:s/></text:span><text:span text:style-name="T5_178">go</text:span><text:span text:style-name="T5_179"><text:s/></text:span><text:span text:style-name="T5_180">either</text:span><text:span text:style-name="T5_181"><text:s/></text:span><text:span text:style-name="T5_182">go</text:span><text:span text:style-name="T5_183"><text:s/></text:span><text:span text:style-name="T5_184">to</text:span><text:span text:style-name="T5_185"><text:s/></text:span><text:span text:style-name="T5_186">the</text:span><text:span text:style-name="T5_187"><text:s/></text:span><text:span text:style-name="T5_188">screen</text:span><text:span text:style-name="T5_189"><text:s/></text:span><text:span text:style-name="T5_190">or</text:span><text:span text:style-name="T5_191"><text:s/></text:span><text:span text:style-name="T5_192">be</text:span><text:span text:style-name="T5_193"><text:s/></text:span><text:span text:style-name="T5_194">written</text:span><text:span text:style-name="T5_195"><text:s/></text:span><text:span text:style-name="T5_196">to</text:span><text:span text:style-name="T5_197"><text:s/></text:span><text:span text:style-name="T5_198">a</text:span><text:span text:style-name="T5_199"><text:s/></text:span><text:span text:style-name="T5_200">file</text:span><text:span text:style-name="T5_201">.</text:span></text:p>
      <text:p text:style-name="P6"/>
      <text:p text:style-name="P7"><text:span text:style-name="T7_1">File</text:span><text:span text:style-name="T7_2"><text:s/></text:span><text:span text:style-name="T7_3">I</text:span><text:span text:style-name="T7_4">/</text:span><text:span text:style-name="T7_5">O</text:span></text:p>
      <text:p text:style-name="P8"><text:span text:style-name="T8_1"><text:tab/></text:span><text:span text:style-name="T8_2">When</text:span><text:span text:style-name="T8_3"><text:s/></text:span><text:span text:style-name="T8_4">the</text:span><text:span text:style-name="T8_5"><text:s/></text:span><text:span text:style-name="T8_6">program</text:span><text:span text:style-name="T8_7"><text:s/></text:span><text:span text:style-name="T8_8">takes</text:span><text:span text:style-name="T8_9"><text:s/></text:span><text:span text:style-name="T8_10">input</text:span><text:span text:style-name="T8_11"><text:s/></text:span><text:span text:style-name="T8_12">from</text:span><text:span text:style-name="T8_13"><text:s/></text:span><text:span text:style-name="T8_14">a</text:span><text:span text:style-name="T8_15"><text:s/></text:span><text:span text:style-name="T8_16">file</text:span><text:span text:style-name="T8_17">,<text:s/></text:span><text:span text:style-name="T8_18">the</text:span><text:span text:style-name="T8_19"><text:s/></text:span><text:span text:style-name="T8_20">program</text:span><text:span text:style-name="T8_21"><text:s/></text:span><text:span text:style-name="T8_22">is</text:span><text:span text:style-name="T8_23"><text:s/></text:span><text:span text:style-name="T8_24">reading</text:span><text:span text:style-name="T8_25"><text:s/></text:span><text:span text:style-name="T8_26">from</text:span><text:span text:style-name="T8_27"><text:s/></text:span><text:span text:style-name="T8_28">the</text:span><text:span text:style-name="T8_29"><text:s/></text:span><text:span text:style-name="T8_30">file</text:span><text:span text:style-name="T8_31">.<text:s/></text:span><text:span text:style-name="T8_32">When</text:span><text:span text:style-name="T8_33"><text:s/></text:span><text:span text:style-name="T8_34">the</text:span><text:span text:style-name="T8_35"><text:s/></text:span><text:span text:style-name="T8_36">program</text:span><text:span text:style-name="T8_37"><text:s/></text:span><text:span text:style-name="T8_38">sends</text:span><text:span text:style-name="T8_39"><text:s/></text:span><text:span text:style-name="T8_40">output</text:span><text:span text:style-name="T8_41"><text:s/></text:span><text:span text:style-name="T8_42">to</text:span><text:span text:style-name="T8_43"><text:s/></text:span><text:span text:style-name="T8_44">the</text:span><text:span text:style-name="T8_45"><text:s/></text:span><text:span text:style-name="T8_46">file</text:span><text:span text:style-name="T8_47"><text:s/></text:span><text:span text:style-name="T8_48">the</text:span><text:span text:style-name="T8_49"><text:s/></text:span><text:span text:style-name="T8_50">program</text:span><text:span text:style-name="T8_51"><text:s/></text:span><text:span text:style-name="T8_52">is</text:span><text:span text:style-name="T8_53"><text:s/></text:span><text:span text:style-name="T8_54">writing</text:span><text:span text:style-name="T8_55"><text:s/></text:span><text:span text:style-name="T8_56">to</text:span><text:span text:style-name="T8_57"><text:s/></text:span><text:span text:style-name="T8_58">the</text:span><text:span text:style-name="T8_59"><text:s/></text:span><text:span text:style-name="T8_60">file</text:span><text:span text:style-name="T8_61">.<text:s/></text:span><text:span text:style-name="T8_62">C</text:span><text:span text:style-name="T8_63">++<text:s/></text:span><text:span text:style-name="T8_64">provides</text:span><text:span text:style-name="T8_65"><text:s/></text:span><text:span text:style-name="T8_66">us</text:span><text:span text:style-name="T8_67"><text:s/></text:span><text:span text:style-name="T8_68">with</text:span><text:span text:style-name="T8_69"><text:s/></text:span><text:span text:style-name="T8_70">the</text:span><text:span text:style-name="T8_71"><text:s/></text:span><text:span text:style-name="T8_72">ifstream</text:span><text:span text:style-name="T8_73">,</text:span><text:span text:style-name="T8_74"><text:s/></text:span><text:span text:style-name="T8_75">ofstream</text:span><text:span text:style-name="T8_76">,<text:s/></text:span><text:span text:style-name="T8_77">and</text:span><text:span text:style-name="T8_78"><text:s/></text:span><text:span text:style-name="T8_79">fstream</text:span><text:span text:style-name="T8_80"><text:s/></text:span><text:span text:style-name="T8_81">classes</text:span><text:span text:style-name="T8_82"><text:s/></text:span><text:span text:style-name="T8_83">for</text:span><text:span text:style-name="T8_84"><text:s/></text:span><text:span text:style-name="T8_85">reading</text:span><text:span text:style-name="T8_86"><text:s/></text:span><text:span text:style-name="T8_87">from</text:span><text:span text:style-name="T8_88"><text:s/></text:span><text:span text:style-name="T8_89">and</text:span><text:span text:style-name="T8_90"><text:s/></text:span><text:span text:style-name="T8_91">writing</text:span><text:span text:style-name="T8_92"><text:s/></text:span><text:span text:style-name="T8_93">to</text:span><text:span text:style-name="T8_94"><text:s/></text:span><text:span text:style-name="T8_95">files</text:span><text:span text:style-name="T8_96">.<text:s/></text:span><text:span text:style-name="T8_97">These</text:span><text:span text:style-name="T8_98"><text:s/></text:span><text:span text:style-name="T8_99">classes</text:span><text:span text:style-name="T8_100"><text:s/></text:span><text:span text:style-name="T8_101">are</text:span><text:span text:style-name="T8_102"><text:s/></text:span><text:span text:style-name="T8_103">part</text:span><text:span text:style-name="T8_104"><text:s/></text:span><text:span text:style-name="T8_105">of</text:span><text:span text:style-name="T8_106"><text:s/></text:span><text:span text:style-name="T8_107">the</text:span><text:span text:style-name="T8_108"><text:s/></text:span><text:span text:style-name="T8_109">&lt;</text:span><text:span text:style-name="T8_110">fstream</text:span><text:span text:style-name="T8_111">&gt;</text:span><text:span text:style-name="T8_112"><text:s/></text:span><text:span text:style-name="T8_113">header</text:span><text:span text:style-name="T8_114"><text:s/></text:span><text:span text:style-name="T8_115">file</text:span><text:span text:style-name="T8_116"><text:s/></text:span><text:span text:style-name="T8_117">meaning</text:span><text:span text:style-name="T8_118"><text:s/></text:span><text:span text:style-name="T8_119">we</text:span><text:span text:style-name="T8_120"><text:s/></text:span><text:span text:style-name="T8_121">must</text:span><text:span text:style-name="T8_122"><text:s/></text:span><text:span text:style-name="T8_123">include</text:span><text:span text:style-name="T8_124"><text:s/></text:span><text:span text:style-name="T8_125">it</text:span><text:span text:style-name="T8_126"><text:s/></text:span><text:span text:style-name="T8_127">in</text:span><text:span text:style-name="T8_128"><text:s/></text:span><text:span text:style-name="T8_129">our</text:span><text:span text:style-name="T8_130"><text:s/></text:span><text:span text:style-name="T8_131">code</text:span><text:span text:style-name="T8_132">.<text:s/></text:span><text:span text:style-name="T8_133">In</text:span><text:span text:style-name="T8_134"><text:s/></text:span><text:span text:style-name="T8_135">order</text:span><text:span text:style-name="T8_136"><text:s/></text:span><text:span text:style-name="T8_137">to</text:span><text:span text:style-name="T8_138"><text:s/></text:span><text:span text:style-name="T8_139">use</text:span><text:span text:style-name="T8_140"><text:s/></text:span><text:span text:style-name="T8_141">these</text:span><text:span text:style-name="T8_142"><text:s/></text:span><text:span text:style-name="T8_143">objects</text:span><text:span text:style-name="T8_144"><text:s/></text:span><text:span text:style-name="T8_145">we</text:span><text:span text:style-name="T8_146"><text:s/></text:span><text:span text:style-name="T8_147">must</text:span><text:span text:style-name="T8_148"><text:s/></text:span><text:span text:style-name="T8_149">include</text:span><text:span text:style-name="T8_150">:</text:span></text:p>
      <text:p text:style-name="P9"><text:span text:style-name="T9_1"><text:tab/><text:tab/></text:span><text:span text:style-name="T9_2">#</text:span><text:span text:style-name="T9_3">include</text:span><text:span text:style-name="T9_4"><text:s/>&lt;</text:span><text:span text:style-name="T9_5">iostream</text:span><text:span text:style-name="T9_6">&gt;</text:span></text:p>
      <text:p text:style-name="P10"><text:span text:style-name="T10_1"><text:tab/><text:tab/>#</text:span><text:span text:style-name="T10_2">include</text:span><text:span text:style-name="T10_3"><text:s/>&lt;</text:span><text:span text:style-name="T10_4">fstream</text:span><text:span text:style-name="T10_5">&gt;</text:span></text:p>
      <text:p text:style-name="P11"><text:span text:style-name="T11_1">The</text:span><text:span text:style-name="T11_2"><text:s/></text:span><text:span text:style-name="T11_3">object</text:span><text:span text:style-name="T11_4"><text:s/></text:span><text:span text:style-name="T11_5">ofstream</text:span><text:span text:style-name="T11_6"><text:s/></text:span><text:span text:style-name="T11_7">is</text:span><text:span text:style-name="T11_8"><text:s/></text:span><text:span text:style-name="T11_9">used</text:span><text:span text:style-name="T11_10"><text:s/></text:span><text:span text:style-name="T11_11">to</text:span><text:span text:style-name="T11_12"><text:s/></text:span><text:span text:style-name="T11_13">write</text:span><text:span text:style-name="T11_14"><text:s/></text:span><text:span text:style-name="T11_15">data</text:span><text:span text:style-name="T11_16"><text:s/></text:span><text:span text:style-name="T11_17">to</text:span><text:span text:style-name="T11_18"><text:s/></text:span><text:span text:style-name="T11_19">files</text:span><text:span text:style-name="T11_20">.<text:s/></text:span><text:span text:style-name="T11_21">The</text:span><text:span text:style-name="T11_22"><text:s/></text:span><text:span text:style-name="T11_23">object</text:span><text:span text:style-name="T11_24"><text:s/></text:span><text:span text:style-name="T11_25">ifstream</text:span><text:span text:style-name="T11_26"><text:s/></text:span><text:span text:style-name="T11_27">is</text:span><text:span text:style-name="T11_28"><text:s/></text:span><text:span text:style-name="T11_29">used</text:span><text:span text:style-name="T11_30"><text:s/></text:span><text:span text:style-name="T11_31">to</text:span><text:span text:style-name="T11_32"><text:s/></text:span><text:span text:style-name="T11_33">read</text:span><text:span text:style-name="T11_34"><text:s/></text:span><text:span text:style-name="T11_35">data</text:span><text:span text:style-name="T11_36"><text:s/></text:span><text:span text:style-name="T11_37">from</text:span><text:span text:style-name="T11_38"><text:s/></text:span><text:span text:style-name="T11_39">files</text:span><text:span text:style-name="T11_40">.<text:s/></text:span><text:span text:style-name="T11_41">All</text:span><text:span text:style-name="T11_42"><text:s/></text:span><text:span text:style-name="T11_43">these</text:span><text:span text:style-name="T11_44"><text:s/></text:span><text:span text:style-name="T11_45">objects</text:span><text:span text:style-name="T11_46"><text:s/></text:span><text:span text:style-name="T11_47">such</text:span><text:span text:style-name="T11_48"><text:s/></text:span><text:span text:style-name="T11_49">as</text:span><text:span text:style-name="T11_50"><text:s/></text:span><text:span text:style-name="T11_51">ifstream</text:span><text:span text:style-name="T11_52"><text:s/></text:span><text:span text:style-name="T11_53">and</text:span><text:span text:style-name="T11_54"><text:s/></text:span><text:span text:style-name="T11_55">ofstream</text:span><text:span text:style-name="T11_56"><text:s/></text:span><text:span text:style-name="T11_57">allows</text:span><text:span text:style-name="T11_58"><text:s/></text:span><text:span text:style-name="T11_59">us</text:span><text:span text:style-name="T11_60"><text:s/></text:span><text:span text:style-name="T11_61">to</text:span><text:span text:style-name="T11_62"><text:s/></text:span><text:span text:style-name="T11_63">read</text:span><text:span text:style-name="T11_64"><text:s/></text:span><text:span text:style-name="T11_65">from</text:span><text:span text:style-name="T11_66"><text:s/></text:span><text:span text:style-name="T11_67">and</text:span><text:span text:style-name="T11_68"><text:s/></text:span><text:span text:style-name="T11_69">write</text:span><text:span text:style-name="T11_70"><text:s/></text:span><text:span text:style-name="T11_71">to</text:span><text:span text:style-name="T11_72"><text:s/></text:span><text:span text:style-name="T11_73">files</text:span><text:span text:style-name="T11_74">.</text:span></text:p>
      <text:p text:style-name="P12"><text:span text:style-name="T12_1">Both</text:span><text:span text:style-name="T12_2"><text:s/></text:span><text:span text:style-name="T12_3">cin</text:span><text:span text:style-name="T12_4"><text:s/></text:span><text:span text:style-name="T12_5">and</text:span><text:span text:style-name="T12_6"><text:s/></text:span><text:span text:style-name="T12_7">cout</text:span><text:span text:style-name="T12_8"><text:s/></text:span><text:span text:style-name="T12_9">are</text:span><text:span text:style-name="T12_10"><text:s/></text:span><text:span text:style-name="T12_11">already</text:span><text:span text:style-name="T12_12"><text:s/></text:span><text:span text:style-name="T12_13">declared</text:span><text:span text:style-name="T12_14"><text:s/></text:span><text:span text:style-name="T12_15">for</text:span><text:span text:style-name="T12_16"><text:s/></text:span><text:span text:style-name="T12_17">you</text:span><text:span text:style-name="T12_18">,<text:s/></text:span><text:span text:style-name="T12_19">however</text:span><text:span text:style-name="T12_20"><text:s/></text:span><text:span text:style-name="T12_21">in</text:span><text:span text:style-name="T12_22"><text:s/></text:span><text:span text:style-name="T12_23">order</text:span><text:span text:style-name="T12_24"><text:s/></text:span><text:span text:style-name="T12_25">to</text:span><text:span text:style-name="T12_26"><text:s/></text:span><text:span text:style-name="T12_27">use</text:span><text:span text:style-name="T12_28"><text:s/></text:span><text:span text:style-name="T12_29">ifstream</text:span><text:span text:style-name="T12_30">,<text:s/></text:span><text:span text:style-name="T12_31">ofstream</text:span><text:span text:style-name="T12_32"><text:s/></text:span><text:span text:style-name="T12_33">and</text:span><text:span text:style-name="T12_34"><text:s/></text:span><text:span text:style-name="T12_35">fstream</text:span><text:span text:style-name="T12_36"><text:s/></text:span><text:span text:style-name="T12_37">you</text:span><text:span text:style-name="T12_38"><text:s/></text:span><text:span text:style-name="T12_39">must</text:span><text:span text:style-name="T12_40"><text:s/></text:span><text:span text:style-name="T12_41">declare</text:span><text:span text:style-name="T12_42"><text:s/></text:span><text:span text:style-name="T12_43">it</text:span><text:span text:style-name="T12_44"><text:s/></text:span><text:span text:style-name="T12_45">as</text:span><text:span text:style-name="T12_46"><text:s/></text:span><text:span text:style-name="T12_47">you</text:span><text:span text:style-name="T12_48"><text:s/></text:span><text:span text:style-name="T12_49">would</text:span><text:span text:style-name="T12_50"><text:s/></text:span><text:span text:style-name="T12_51">with</text:span><text:span text:style-name="T12_52"><text:s/></text:span><text:span text:style-name="T12_53">any</text:span><text:span text:style-name="T12_54"><text:s/></text:span><text:span text:style-name="T12_55">other</text:span><text:span text:style-name="T12_56"><text:s/></text:span><text:span text:style-name="T12_57">variable</text:span><text:span text:style-name="T12_58">.<text:s/></text:span><text:span text:style-name="T12_59">The</text:span><text:span text:style-name="T12_60"><text:s/></text:span><text:span text:style-name="T12_61">data</text:span><text:span text:style-name="T12_62"><text:s/></text:span><text:span text:style-name="T12_63">type</text:span><text:span text:style-name="T12_64"><text:s/></text:span><text:span text:style-name="T12_65">for</text:span><text:span text:style-name="T12_66"><text:s/></text:span><text:span text:style-name="T12_67">input</text:span><text:span text:style-name="T12_68"><text:s/></text:span><text:span text:style-name="T12_69">file</text:span><text:span text:style-name="T12_70"><text:s/></text:span><text:span text:style-name="T12_71">stream</text:span><text:span text:style-name="T12_72"><text:s/></text:span><text:span text:style-name="T12_73">is</text:span><text:span text:style-name="T12_74"><text:s/></text:span><text:span text:style-name="T12_75">ifstream</text:span><text:span text:style-name="T12_76">.<text:s/></text:span><text:span text:style-name="T12_77">The</text:span><text:span text:style-name="T12_78"><text:s/></text:span><text:span text:style-name="T12_79">data</text:span><text:span text:style-name="T12_80"><text:s/></text:span><text:span text:style-name="T12_81">type</text:span><text:span text:style-name="T12_82"><text:s/></text:span><text:span text:style-name="T12_83">for</text:span><text:span text:style-name="T12_84"><text:s/></text:span><text:span text:style-name="T12_85">output</text:span><text:span text:style-name="T12_86"><text:s/></text:span><text:span text:style-name="T12_87">file</text:span><text:span text:style-name="T12_88"><text:s/></text:span><text:span text:style-name="T12_89">stream</text:span><text:span text:style-name="T12_90"><text:s/></text:span><text:span text:style-name="T12_91">is</text:span><text:span text:style-name="T12_92"><text:s/></text:span><text:span text:style-name="T12_93">ofstream</text:span><text:span text:style-name="T12_94">.<text:s/></text:span><text:span text:style-name="T12_95">Thus</text:span><text:span text:style-name="T12_96"><text:s/></text:span><text:span text:style-name="T12_97">declaring</text:span><text:span text:style-name="T12_98"><text:s/></text:span><text:span text:style-name="T12_99">these</text:span><text:span text:style-name="T12_100"><text:s/></text:span><text:span text:style-name="T12_101">objects</text:span><text:span text:style-name="T12_102"><text:s/></text:span><text:span text:style-name="T12_103">looks</text:span><text:span text:style-name="T12_104"><text:s/></text:span><text:span text:style-name="T12_105">like</text:span><text:span text:style-name="T12_106"><text:s/></text:span><text:span text:style-name="T12_107">this</text:span><text:span text:style-name="T12_108">:</text:span></text:p>
      <text:p text:style-name="P13"><text:span text:style-name="T13_1"><text:tab/></text:span><text:span text:style-name="T13_2">fstream</text:span><text:span text:style-name="T13_3"><text:s/></text:span><text:span text:style-name="T13_4">input</text:span><text:span text:style-name="T13_5">;<text:s/>//</text:span><text:span text:style-name="T13_6">Declares</text:span><text:span text:style-name="T13_7"><text:s/></text:span><text:span text:style-name="T13_8">a</text:span><text:span text:style-name="T13_9"><text:s/></text:span><text:span text:style-name="T13_10">variable</text:span><text:span text:style-name="T13_11"><text:s/></text:span><text:span text:style-name="T13_12">of</text:span><text:span text:style-name="T13_13"><text:s/></text:span><text:span text:style-name="T13_14">type</text:span><text:span text:style-name="T13_15"><text:s/></text:span><text:span text:style-name="T13_16">ifstream</text:span><text:span text:style-name="T13_17"><text:s/></text:span><text:span text:style-name="T13_18">named</text:span><text:span text:style-name="T13_19"><text:s/></text:span><text:span text:style-name="T13_20">input</text:span></text:p>
      <text:p text:style-name="P14"><text:span text:style-name="T14_1">ofstream</text:span><text:span text:style-name="T14_2"><text:s/></text:span><text:span text:style-name="T14_3">output</text:span><text:span text:style-name="T14_4">;<text:s/>//</text:span><text:span text:style-name="T14_5">Declares</text:span><text:span text:style-name="T14_6"><text:s/></text:span><text:span text:style-name="T14_7">a</text:span><text:span text:style-name="T14_8"><text:s/></text:span><text:span text:style-name="T14_9">variable</text:span><text:span text:style-name="T14_10"><text:s/></text:span><text:span text:style-name="T14_11">of</text:span><text:span text:style-name="T14_12"><text:s/></text:span><text:span text:style-name="T14_13">type</text:span><text:span text:style-name="T14_14"><text:s/></text:span><text:span text:style-name="T14_15">ofstream</text:span><text:span text:style-name="T14_16"><text:s/></text:span><text:span text:style-name="T14_17">named</text:span><text:span text:style-name="T14_18"><text:s/></text:span><text:span text:style-name="T14_19">output</text:span></text:p>
      <text:p text:style-name="P15"><text:span text:style-name="T15_1">The</text:span><text:span text:style-name="T15_2"><text:s/></text:span><text:span text:style-name="T15_3">variable</text:span><text:span text:style-name="T15_4"><text:s/></text:span><text:span text:style-name="T15_5">input</text:span><text:span text:style-name="T15_6"><text:s/></text:span><text:span text:style-name="T15_7">will</text:span><text:span text:style-name="T15_8"><text:s/></text:span><text:span text:style-name="T15_9">deal</text:span><text:span text:style-name="T15_10"><text:s/></text:span><text:span text:style-name="T15_11">with</text:span><text:span text:style-name="T15_12"><text:s/></text:span><text:span text:style-name="T15_13">getting</text:span><text:span text:style-name="T15_14"><text:s/></text:span><text:span text:style-name="T15_15">the</text:span><text:span text:style-name="T15_16"><text:s/></text:span><text:span text:style-name="T15_17">input</text:span><text:span text:style-name="T15_18"><text:s/></text:span><text:span text:style-name="T15_19">form</text:span><text:span text:style-name="T15_20"><text:s/></text:span><text:span text:style-name="T15_21">the</text:span><text:span text:style-name="T15_22"><text:s/></text:span><text:span text:style-name="T15_23">file</text:span><text:span text:style-name="T15_24">,<text:s/></text:span><text:span text:style-name="T15_25">while</text:span><text:span text:style-name="T15_26"><text:s/></text:span><text:span text:style-name="T15_27">the</text:span><text:span text:style-name="T15_28"><text:s/></text:span><text:span text:style-name="T15_29">variable</text:span><text:span text:style-name="T15_30"><text:s/></text:span><text:span text:style-name="T15_31">output</text:span><text:span text:style-name="T15_32"><text:s/></text:span><text:span text:style-name="T15_33">will</text:span><text:span text:style-name="T15_34"><text:s/></text:span><text:span text:style-name="T15_35">deal</text:span><text:span text:style-name="T15_36"><text:s/></text:span><text:span text:style-name="T15_37">with</text:span><text:span text:style-name="T15_38"><text:s/></text:span><text:span text:style-name="T15_39">outputting</text:span><text:span text:style-name="T15_40"><text:s/></text:span><text:span text:style-name="T15_41">data</text:span><text:span text:style-name="T15_42"><text:s/></text:span><text:span text:style-name="T15_43">to</text:span><text:span text:style-name="T15_44"><text:s/></text:span><text:span text:style-name="T15_45">the</text:span><text:span text:style-name="T15_46"><text:s/></text:span><text:span text:style-name="T15_47">file</text:span><text:span text:style-name="T15_48">.<text:s/></text:span></text:p>
      <text:p text:style-name="P16"><text:span text:style-name="T16_1">Every</text:span><text:span text:style-name="T16_2"><text:s/></text:span><text:span text:style-name="T16_3">file</text:span><text:span text:style-name="T16_4"><text:s/></text:span><text:span text:style-name="T16_5">in</text:span><text:span text:style-name="T16_6"><text:s/></text:span><text:span text:style-name="T16_7">the</text:span><text:span text:style-name="T16_8"><text:s/></text:span><text:span text:style-name="T16_9">computer</text:span><text:span text:style-name="T16_10"><text:s/></text:span><text:span text:style-name="T16_11">has</text:span><text:span text:style-name="T16_12"><text:s/></text:span><text:span text:style-name="T16_13">its</text:span><text:span text:style-name="T16_14"><text:s/></text:span><text:span text:style-name="T16_15">own</text:span><text:span text:style-name="T16_16"><text:s/></text:span><text:span text:style-name="T16_17">name</text:span><text:span text:style-name="T16_18"><text:s/></text:span><text:span text:style-name="T16_19">and</text:span><text:span text:style-name="T16_20"><text:s/></text:span><text:span text:style-name="T16_21">a</text:span><text:span text:style-name="T16_22"><text:s/></text:span><text:span text:style-name="T16_23">path</text:span><text:span text:style-name="T16_24"><text:s/></text:span><text:span text:style-name="T16_25">that</text:span><text:span text:style-name="T16_26"><text:s/></text:span><text:span text:style-name="T16_27">leads</text:span><text:span text:style-name="T16_28"><text:s/></text:span><text:span text:style-name="T16_29">to</text:span><text:span text:style-name="T16_30"><text:s/></text:span><text:span text:style-name="T16_31">it</text:span><text:span text:style-name="T16_32">.<text:s/></text:span><text:span text:style-name="T16_33">An</text:span><text:span text:style-name="T16_34"><text:s/></text:span><text:span text:style-name="T16_35">example</text:span><text:span text:style-name="T16_36"><text:s/></text:span><text:span text:style-name="T16_37">of</text:span><text:span text:style-name="T16_38"><text:s/></text:span><text:span text:style-name="T16_39">a</text:span><text:span text:style-name="T16_40"><text:s/></text:span><text:span text:style-name="T16_41">text</text:span><text:span text:style-name="T16_42"><text:s/></text:span><text:span text:style-name="T16_43">file</text:span><text:span text:style-name="T16_44"><text:s/></text:span><text:span text:style-name="T16_45">name</text:span><text:span text:style-name="T16_46"><text:s/></text:span><text:span text:style-name="T16_47">is</text:span><text:span text:style-name="T16_48">,<text:s/></text:span><text:span text:style-name="T16_49">TextFile</text:span><text:span text:style-name="T16_50">.</text:span><text:span text:style-name="T16_51">txt</text:span><text:span text:style-name="T16_52"><text:s/></text:span><text:span text:style-name="T16_53">and</text:span><text:span text:style-name="T16_54"><text:s/></text:span><text:span text:style-name="T16_55">its</text:span><text:span text:style-name="T16_56"><text:s/></text:span><text:span text:style-name="T16_57">location</text:span><text:span text:style-name="T16_58"><text:s/></text:span><text:span text:style-name="T16_59">could</text:span><text:span text:style-name="T16_60"><text:s/></text:span><text:span text:style-name="T16_61">be</text:span><text:span text:style-name="T16_62"><text:s/></text:span><text:span text:style-name="T16_63">something</text:span><text:span text:style-name="T16_64"><text:s/></text:span><text:span text:style-name="T16_65">like</text:span><text:span text:style-name="T16_66">,<text:s/></text:span><text:span text:style-name="T16_67">c</text:span><text:span text:style-name="T16_68">:\</text:span><text:span text:style-name="T16_69">documents</text:span><text:span text:style-name="T16_70">\</text:span><text:span text:style-name="T16_71">TextFile</text:span><text:span text:style-name="T16_72">.</text:span><text:span text:style-name="T16_73">txt</text:span><text:span text:style-name="T16_74">.<text:s/></text:span><text:span text:style-name="T16_75">We</text:span><text:span text:style-name="T16_76"><text:s/></text:span><text:span text:style-name="T16_77">need</text:span><text:span text:style-name="T16_78"><text:s/></text:span><text:span text:style-name="T16_79">to</text:span><text:span text:style-name="T16_80"><text:s/></text:span><text:span text:style-name="T16_81">know</text:span><text:span text:style-name="T16_82"><text:s/></text:span><text:span text:style-name="T16_83">this</text:span><text:span text:style-name="T16_84"><text:s/></text:span><text:span text:style-name="T16_85">in</text:span><text:span text:style-name="T16_86"><text:s/></text:span><text:span text:style-name="T16_87">order</text:span><text:span text:style-name="T16_88"><text:s/></text:span><text:span text:style-name="T16_89">to</text:span><text:span text:style-name="T16_90"><text:s/></text:span><text:span text:style-name="T16_91">tell</text:span><text:span text:style-name="T16_92"><text:s/></text:span><text:span text:style-name="T16_93">the</text:span><text:span text:style-name="T16_94"><text:s/></text:span><text:span text:style-name="T16_95">program</text:span><text:span text:style-name="T16_96"><text:s/></text:span><text:span text:style-name="T16_97">where</text:span><text:span text:style-name="T16_98"><text:s/></text:span><text:span text:style-name="T16_99">to</text:span><text:span text:style-name="T16_100"><text:s/></text:span><text:span text:style-name="T16_101">find</text:span><text:span text:style-name="T16_102"><text:s/></text:span><text:span text:style-name="T16_103">the</text:span><text:span text:style-name="T16_104"><text:s/></text:span><text:span text:style-name="T16_105">file</text:span><text:span text:style-name="T16_106"><text:s/></text:span><text:span text:style-name="T16_107">in</text:span><text:span text:style-name="T16_108"><text:s/></text:span><text:span text:style-name="T16_109">order</text:span><text:span text:style-name="T16_110"><text:s/></text:span><text:span text:style-name="T16_111">to</text:span><text:span text:style-name="T16_112"><text:s/></text:span><text:span text:style-name="T16_113">read</text:span><text:span text:style-name="T16_114"><text:s/></text:span><text:span text:style-name="T16_115">or</text:span><text:span text:style-name="T16_116"><text:s/></text:span><text:span text:style-name="T16_117">write</text:span><text:span text:style-name="T16_118"><text:s/></text:span><text:span text:style-name="T16_119">to</text:span><text:span text:style-name="T16_120"><text:s/></text:span><text:span text:style-name="T16_121">it</text:span><text:span text:style-name="T16_122">.<text:s/></text:span></text:p>
      <text:p text:style-name="P17"/>
      <text:p text:style-name="P18"><text:span text:style-name="T18_1">Opening</text:span><text:span text:style-name="T18_2"><text:s/></text:span><text:span text:style-name="T18_3">and</text:span><text:span text:style-name="T18_4"><text:s/></text:span><text:span text:style-name="T18_5">closing</text:span><text:span text:style-name="T18_6"><text:s/></text:span><text:span text:style-name="T18_7">a</text:span><text:span text:style-name="T18_8"><text:s/></text:span><text:span text:style-name="T18_9">File</text:span></text:p>
      <text:p text:style-name="P19"><text:span text:style-name="T19_1"><text:tab/></text:span><text:span text:style-name="T19_2">Before</text:span><text:span text:style-name="T19_3"><text:s/></text:span><text:span text:style-name="T19_4">we</text:span><text:span text:style-name="T19_5"><text:s/></text:span><text:span text:style-name="T19_6">can</text:span><text:span text:style-name="T19_7"><text:s/></text:span><text:span text:style-name="T19_8">even</text:span><text:span text:style-name="T19_9"><text:s/></text:span><text:span text:style-name="T19_10">start</text:span><text:span text:style-name="T19_11"><text:s/></text:span><text:span text:style-name="T19_12">reading</text:span><text:span text:style-name="T19_13"><text:s/></text:span><text:span text:style-name="T19_14">from</text:span><text:span text:style-name="T19_15"><text:s/></text:span><text:span text:style-name="T19_16">and</text:span><text:span text:style-name="T19_17"><text:s/></text:span><text:span text:style-name="T19_18">writing</text:span><text:span text:style-name="T19_19"><text:s/></text:span><text:span text:style-name="T19_20">to</text:span><text:span text:style-name="T19_21"><text:s/></text:span><text:span text:style-name="T19_22">a</text:span><text:span text:style-name="T19_23"><text:s/></text:span><text:span text:style-name="T19_24">file</text:span><text:span text:style-name="T19_25"><text:s/></text:span><text:span text:style-name="T19_26">we</text:span><text:span text:style-name="T19_27"><text:s/></text:span><text:span text:style-name="T19_28">must</text:span><text:span text:style-name="T19_29"><text:s/></text:span><text:span text:style-name="T19_30">open</text:span><text:span text:style-name="T19_31"><text:s/></text:span><text:span text:style-name="T19_32">it</text:span><text:span text:style-name="T19_33">.<text:s/></text:span><text:span text:style-name="T19_34">In</text:span><text:span text:style-name="T19_35"><text:s/></text:span><text:span text:style-name="T19_36">order</text:span><text:span text:style-name="T19_37"><text:s/></text:span><text:span text:style-name="T19_38">to</text:span><text:span text:style-name="T19_39"><text:s/></text:span><text:span text:style-name="T19_40">open</text:span><text:span text:style-name="T19_41"><text:s/></text:span><text:span text:style-name="T19_42">a</text:span><text:span text:style-name="T19_43"><text:s/></text:span><text:span text:style-name="T19_44">file</text:span><text:span text:style-name="T19_45"><text:s/></text:span><text:span text:style-name="T19_46">you</text:span><text:span text:style-name="T19_47"><text:s/></text:span><text:span text:style-name="T19_48">must</text:span><text:span text:style-name="T19_49"><text:s/></text:span><text:span text:style-name="T19_50">first</text:span><text:span text:style-name="T19_51"><text:s/></text:span><text:span text:style-name="T19_52">make</text:span><text:span text:style-name="T19_53"><text:s/></text:span><text:span text:style-name="T19_54">an</text:span><text:span text:style-name="T19_55"><text:s/></text:span><text:span text:style-name="T19_56">object</text:span><text:span text:style-name="T19_57"><text:s/></text:span><text:span text:style-name="T19_58">of</text:span><text:span text:style-name="T19_59"><text:s/></text:span><text:span text:style-name="T19_60">type</text:span><text:span text:style-name="T19_61"><text:s/></text:span><text:span text:style-name="T19_62">ifstream</text:span><text:span text:style-name="T19_63"><text:s/></text:span><text:span text:style-name="T19_64">and</text:span><text:span text:style-name="T19_65"><text:s/></text:span><text:span text:style-name="T19_66">ofstream</text:span><text:span text:style-name="T19_67"><text:s/></text:span><text:span text:style-name="T19_68">just</text:span><text:span text:style-name="T19_69"><text:s/></text:span><text:span text:style-name="T19_70">like</text:span><text:span text:style-name="T19_71"><text:s/></text:span><text:span text:style-name="T19_72">we</text:span><text:span text:style-name="T19_73"><text:s/></text:span><text:span text:style-name="T19_74">did</text:span><text:span text:style-name="T19_75"><text:s/></text:span><text:span text:style-name="T19_76">earlier</text:span><text:span text:style-name="T19_77">.<text:s/></text:span><text:span text:style-name="T19_78">We</text:span><text:span text:style-name="T19_79"><text:s/></text:span><text:span text:style-name="T19_80">named</text:span><text:span text:style-name="T19_81"><text:s/></text:span><text:span text:style-name="T19_82">the</text:span><text:span text:style-name="T19_83"><text:s/></text:span><text:span text:style-name="T19_84">input</text:span><text:span text:style-name="T19_85"><text:s/></text:span><text:span text:style-name="T19_86">stream</text:span><text:span text:style-name="T19_87"><text:s/></text:span><text:span text:style-name="T19_88">object</text:span><text:span text:style-name="T19_89"><text:s/></text:span><text:span text:style-name="T19_90">input</text:span><text:span text:style-name="T19_91"><text:s/></text:span><text:span text:style-name="T19_92">and</text:span><text:span text:style-name="T19_93"><text:s/></text:span><text:span text:style-name="T19_94">output</text:span><text:span text:style-name="T19_95"><text:s/></text:span><text:span text:style-name="T19_96">stream</text:span><text:span text:style-name="T19_97"><text:s/></text:span><text:span text:style-name="T19_98">object</text:span><text:span text:style-name="T19_99"><text:s/></text:span><text:span text:style-name="T19_100">output</text:span><text:span text:style-name="T19_101">.<text:s/></text:span><text:span text:style-name="T19_102">It</text:span><text:span text:style-name="T19_103"><text:s/></text:span><text:span text:style-name="T19_104">is</text:span><text:span text:style-name="T19_105"><text:s/></text:span><text:span text:style-name="T19_106">important</text:span><text:span text:style-name="T19_107"><text:s/></text:span><text:span text:style-name="T19_108">to</text:span><text:span text:style-name="T19_109"><text:s/></text:span><text:span text:style-name="T19_110">remember</text:span><text:span text:style-name="T19_111"><text:s/></text:span><text:span text:style-name="T19_112">that</text:span><text:span text:style-name="T19_113"><text:s/></text:span><text:span text:style-name="T19_114">you</text:span><text:span text:style-name="T19_115"><text:s/></text:span><text:span text:style-name="T19_116">must</text:span><text:span text:style-name="T19_117"><text:s/></text:span><text:span text:style-name="T19_118">open</text:span><text:span text:style-name="T19_119"><text:s/></text:span><text:span text:style-name="T19_120">a</text:span><text:span text:style-name="T19_121"><text:s/></text:span><text:span text:style-name="T19_122">file</text:span><text:span text:style-name="T19_123"><text:s/></text:span><text:span text:style-name="T19_124">for</text:span><text:span text:style-name="T19_125"><text:s/></text:span><text:span text:style-name="T19_126">both</text:span><text:span text:style-name="T19_127"><text:s/></text:span><text:span text:style-name="T19_128">ifstream</text:span><text:span text:style-name="T19_129"><text:s/></text:span><text:span text:style-name="T19_130">and</text:span><text:span text:style-name="T19_131"><text:s/></text:span><text:span text:style-name="T19_132">ofstream</text:span><text:span text:style-name="T19_133"><text:s/></text:span><text:span text:style-name="T19_134">even</text:span><text:span text:style-name="T19_135"><text:s/></text:span><text:span text:style-name="T19_136">if</text:span><text:span text:style-name="T19_137"><text:s/></text:span><text:span text:style-name="T19_138">it</text:span><text:span text:style-name="T19_139"><text:s/></text:span><text:span text:style-name="T19_140">is</text:span><text:span text:style-name="T19_141"><text:s/></text:span><text:span text:style-name="T19_142">the</text:span><text:span text:style-name="T19_143"><text:s/></text:span><text:span text:style-name="T19_144">same</text:span><text:span text:style-name="T19_145"><text:s/></text:span><text:span text:style-name="T19_146">one</text:span><text:span text:style-name="T19_147">.<text:s/></text:span><text:span text:style-name="T19_148">We</text:span><text:span text:style-name="T19_149"><text:s/></text:span><text:span text:style-name="T19_150">open</text:span><text:span text:style-name="T19_151"><text:s/></text:span><text:span text:style-name="T19_152">the</text:span><text:span text:style-name="T19_153"><text:s/></text:span><text:span text:style-name="T19_154">file</text:span><text:span text:style-name="T19_155"><text:s/></text:span><text:span text:style-name="T19_156">using</text:span><text:span text:style-name="T19_157"><text:s/></text:span><text:span text:style-name="T19_158">a</text:span><text:span text:style-name="T19_159"><text:s/></text:span><text:span text:style-name="T19_160">function</text:span><text:span text:style-name="T19_161"><text:s/></text:span><text:span text:style-name="T19_162">named</text:span><text:span text:style-name="T19_163"><text:s/></text:span><text:span text:style-name="T19_164">open</text:span><text:span text:style-name="T19_165">.<text:s/></text:span><text:span text:style-name="T19_166">The</text:span><text:span text:style-name="T19_167"><text:s/></text:span><text:span text:style-name="T19_168">stream</text:span><text:span text:style-name="T19_169"><text:s/></text:span><text:span text:style-name="T19_170">type</text:span><text:span text:style-name="T19_171"><text:s/></text:span><text:span text:style-name="T19_172">of</text:span><text:span text:style-name="T19_173"><text:s/></text:span><text:span text:style-name="T19_174">ofstream</text:span><text:span text:style-name="T19_175"><text:s/></text:span><text:span text:style-name="T19_176">will</text:span><text:span text:style-name="T19_177"><text:s/></text:span><text:span text:style-name="T19_178">create</text:span><text:span text:style-name="T19_179"><text:s/></text:span><text:span text:style-name="T19_180">the</text:span><text:span text:style-name="T19_181"><text:s/></text:span><text:span text:style-name="T19_182">file</text:span><text:span text:style-name="T19_183"><text:s/></text:span><text:span text:style-name="T19_184">for</text:span><text:span text:style-name="T19_185"><text:s/></text:span><text:span text:style-name="T19_186">you</text:span><text:span text:style-name="T19_187"><text:s/></text:span><text:span text:style-name="T19_188">as</text:span><text:span text:style-name="T19_189"><text:s/></text:span><text:span text:style-name="T19_190">long</text:span><text:span text:style-name="T19_191"><text:s/></text:span><text:span text:style-name="T19_192">as</text:span><text:span text:style-name="T19_193"><text:s/></text:span><text:span text:style-name="T19_194">you</text:span><text:span text:style-name="T19_195"><text:s/></text:span><text:span text:style-name="T19_196">pass</text:span><text:span text:style-name="T19_197"><text:s/></text:span><text:span text:style-name="T19_198">it</text:span><text:span text:style-name="T19_199"><text:s/></text:span><text:span text:style-name="T19_200">a</text:span><text:span text:style-name="T19_201"><text:s/></text:span><text:span text:style-name="T19_202">name</text:span><text:span text:style-name="T19_203">.<text:s/></text:span><text:span text:style-name="T19_204">Otherwise</text:span><text:span text:style-name="T19_205"><text:s/></text:span><text:span text:style-name="T19_206">if</text:span><text:span text:style-name="T19_207"><text:s/></text:span><text:span text:style-name="T19_208">the</text:span><text:span text:style-name="T19_209"><text:s/></text:span><text:span text:style-name="T19_210">file</text:span><text:span text:style-name="T19_211"><text:s/></text:span><text:span text:style-name="T19_212">already</text:span><text:span text:style-name="T19_213"><text:s/></text:span><text:span text:style-name="T19_214">exists</text:span><text:span text:style-name="T19_215"><text:s/></text:span><text:span text:style-name="T19_216">the</text:span><text:span text:style-name="T19_217"><text:s/></text:span><text:span text:style-name="T19_218">open</text:span><text:span text:style-name="T19_219"><text:s/></text:span><text:span text:style-name="T19_220">function</text:span><text:span text:style-name="T19_221"><text:s/></text:span><text:span text:style-name="T19_222">will</text:span><text:span text:style-name="T19_223"><text:s/></text:span><text:span text:style-name="T19_224">erase</text:span><text:span text:style-name="T19_225"><text:s/></text:span><text:span text:style-name="T19_226">all</text:span><text:span text:style-name="T19_227"><text:s/></text:span><text:span text:style-name="T19_228">the</text:span><text:span text:style-name="T19_229"><text:s/></text:span><text:span text:style-name="T19_230">data</text:span><text:span text:style-name="T19_231"><text:s/></text:span><text:span text:style-name="T19_232">in</text:span><text:span text:style-name="T19_233"><text:s/></text:span><text:span text:style-name="T19_234">the</text:span><text:span text:style-name="T19_235"><text:s/></text:span><text:span text:style-name="T19_236">file</text:span><text:span text:style-name="T19_237">.<text:s/></text:span><text:span text:style-name="T19_238">Say</text:span><text:span text:style-name="T19_239"><text:s/></text:span><text:span text:style-name="T19_240">we</text:span><text:span text:style-name="T19_241"><text:s/></text:span><text:span text:style-name="T19_242">want</text:span><text:span text:style-name="T19_243"><text:s/></text:span><text:span text:style-name="T19_244">to</text:span><text:span text:style-name="T19_245"><text:s/></text:span><text:span text:style-name="T19_246">open</text:span><text:span text:style-name="T19_247"><text:s/></text:span><text:span text:style-name="T19_248">the</text:span><text:span text:style-name="T19_249"><text:s/></text:span><text:span text:style-name="T19_250">file</text:span><text:span text:style-name="T19_251"><text:s/></text:span><text:span text:style-name="T19_252">TextFile</text:span><text:span text:style-name="T19_253">.</text:span><text:span text:style-name="T19_254">txt</text:span><text:span text:style-name="T19_255"><text:s/></text:span><text:span text:style-name="T19_256"><text:s/></text:span><text:span text:style-name="T19_257">for</text:span><text:span text:style-name="T19_258"><text:s/></text:span><text:span text:style-name="T19_259">both</text:span><text:span text:style-name="T19_260"><text:s/></text:span><text:span text:style-name="T19_261">it</text:span><text:span text:style-name="T19_262"><text:s/></text:span><text:span text:style-name="T19_263">would</text:span><text:span text:style-name="T19_264"><text:s/></text:span><text:span text:style-name="T19_265">look</text:span><text:span text:style-name="T19_266"><text:s/></text:span><text:span text:style-name="T19_267">like</text:span><text:span text:style-name="T19_268"><text:s/></text:span><text:span text:style-name="T19_269">this</text:span><text:span text:style-name="T19_270">:</text:span></text:p>
      <text:p text:style-name="P20"/>
      <text:p text:style-name="P21"><text:span text:style-name="T21_1"><text:tab/><text:tab/>#</text:span><text:span text:style-name="T21_2">include</text:span><text:span text:style-name="T21_3"><text:s/>&lt;</text:span><text:span text:style-name="T21_4">iostream</text:span><text:span text:style-name="T21_5">&gt;<text:s/>//</text:span><text:span text:style-name="T21_6">For</text:span><text:span text:style-name="T21_7"><text:s/></text:span><text:span text:style-name="T21_8">cin</text:span><text:span text:style-name="T21_9"><text:s/></text:span><text:span text:style-name="T21_10">and</text:span><text:span text:style-name="T21_11"><text:s/></text:span><text:span text:style-name="T21_12">cout</text:span><text:span text:style-name="T21_13"><text:s/></text:span></text:p>
      <text:p text:style-name="P22"><text:span text:style-name="T22_1"><text:tab/><text:tab/>#</text:span><text:span text:style-name="T22_2">include</text:span><text:span text:style-name="T22_3"><text:s/>&lt;</text:span><text:span text:style-name="T22_4">fstream</text:span><text:span text:style-name="T22_5">&gt;<text:s/>//<text:s/></text:span><text:span text:style-name="T22_6">For</text:span><text:span text:style-name="T22_7"><text:s/></text:span><text:span text:style-name="T22_8">file</text:span><text:span text:style-name="T22_9"><text:s/></text:span><text:span text:style-name="T22_10">I</text:span><text:span text:style-name="T22_11">/</text:span><text:span text:style-name="T22_12">O</text:span><text:span text:style-name="T22_13"><text:s/></text:span><text:span text:style-name="T22_14">such</text:span><text:span text:style-name="T22_15"><text:s/></text:span><text:span text:style-name="T22_16">as</text:span><text:span text:style-name="T22_17"><text:s/></text:span><text:span text:style-name="T22_18">ifstream</text:span><text:span text:style-name="T22_19"><text:s/></text:span><text:span text:style-name="T22_20">and</text:span><text:span text:style-name="T22_21"><text:s/></text:span><text:span text:style-name="T22_22">ofstream</text:span></text:p>
      <text:p text:style-name="P23"><text:span text:style-name="T23_1"><text:tab/><text:tab/></text:span></text:p>
      <text:p text:style-name="P24"><text:span text:style-name="T24_1">using</text:span><text:span text:style-name="T24_2"><text:s/></text:span><text:span text:style-name="T24_3">namespace</text:span><text:span text:style-name="T24_4"><text:s/></text:span><text:span text:style-name="T24_5">std</text:span><text:span text:style-name="T24_6">;</text:span></text:p>
      <text:p text:style-name="P25"><text:span text:style-name="T25_1"><text:tab/><text:tab/></text:span></text:p>
      <text:p text:style-name="P26"><text:span text:style-name="T26_1"><text:tab/><text:tab/></text:span><text:span text:style-name="T26_2">int</text:span><text:span text:style-name="T26_3"><text:s/></text:span><text:span text:style-name="T26_4">main</text:span><text:span text:style-name="T26_5"><text:s/>()</text:span></text:p>
      <text:p text:style-name="P27"><text:span text:style-name="T27_1"><text:tab/><text:tab/><text:s text:c="2"/>{</text:span></text:p>
      <text:p text:style-name="P28"><text:span text:style-name="T28_1"><text:tab/><text:tab/><text:tab/></text:span><text:span text:style-name="T28_2">ifstream</text:span><text:span text:style-name="T28_3"><text:s/></text:span><text:span text:style-name="T28_4">input</text:span><text:span text:style-name="T28_5">;<text:s/>//</text:span><text:span text:style-name="T28_6">Declares</text:span><text:span text:style-name="T28_7"><text:s/></text:span><text:span text:style-name="T28_8">a</text:span><text:span text:style-name="T28_9"><text:s/></text:span><text:span text:style-name="T28_10">variable</text:span><text:span text:style-name="T28_11"><text:s/></text:span><text:span text:style-name="T28_12">of</text:span><text:span text:style-name="T28_13"><text:s/></text:span><text:span text:style-name="T28_14">type</text:span><text:span text:style-name="T28_15"><text:s/></text:span><text:span text:style-name="T28_16">ifstream</text:span><text:span text:style-name="T28_17"><text:s/></text:span><text:span text:style-name="T28_18">called</text:span><text:span text:style-name="T28_19"><text:s/></text:span><text:span text:style-name="T28_20">input</text:span></text:p>
      <text:p text:style-name="P29"><text:span text:style-name="T29_1">ofstream</text:span><text:span text:style-name="T29_2"><text:s/></text:span><text:span text:style-name="T29_3">output</text:span><text:span text:style-name="T29_4">;<text:s/>//</text:span><text:span text:style-name="T29_5">Declares</text:span><text:span text:style-name="T29_6"><text:s/></text:span><text:span text:style-name="T29_7">a</text:span><text:span text:style-name="T29_8"><text:s/></text:span><text:span text:style-name="T29_9">variable</text:span><text:span text:style-name="T29_10"><text:s/></text:span><text:span text:style-name="T29_11">of</text:span><text:span text:style-name="T29_12"><text:s/></text:span><text:span text:style-name="T29_13">type</text:span><text:span text:style-name="T29_14"><text:s/></text:span><text:span text:style-name="T29_15">ofstream</text:span><text:span text:style-name="T29_16"><text:s/></text:span><text:span text:style-name="T29_17">called</text:span><text:span text:style-name="T29_18"><text:s/></text:span><text:span text:style-name="T29_19">output</text:span></text:p>
      <text:p text:style-name="P30"/>
      <text:p text:style-name="P31"><text:span text:style-name="T31_1">input</text:span><text:span text:style-name="T31_2">.</text:span><text:span text:style-name="T31_3">open</text:span><text:span text:style-name="T31_4">(“</text:span><text:span text:style-name="T31_5">TextFile</text:span><text:span text:style-name="T31_6">.</text:span><text:span text:style-name="T31_7">txt</text:span><text:span text:style-name="T31_8">”);<text:s/>//</text:span><text:span text:style-name="T31_9">Opens</text:span><text:span text:style-name="T31_10"><text:s/></text:span><text:span text:style-name="T31_11">text</text:span><text:span text:style-name="T31_12"><text:s/></text:span><text:span text:style-name="T31_13">file</text:span><text:span text:style-name="T31_14"><text:s/></text:span><text:span text:style-name="T31_15">for</text:span><text:span text:style-name="T31_16"><text:s/></text:span><text:span text:style-name="T31_17">input</text:span></text:p>
      <text:p text:style-name="P32"><text:span text:style-name="T32_1">output</text:span><text:span text:style-name="T32_2">.</text:span><text:span text:style-name="T32_3">open</text:span><text:span text:style-name="T32_4">(“</text:span><text:span text:style-name="T32_5">OutputTextFile</text:span><text:span text:style-name="T32_6">.</text:span><text:span text:style-name="T32_7">txt</text:span><text:span text:style-name="T32_8">”);<text:s/>/</text:span><text:span text:style-name="T32_9">Creates</text:span><text:span text:style-name="T32_10"><text:s/></text:span><text:span text:style-name="T32_11">text</text:span><text:span text:style-name="T32_12"><text:s/></text:span><text:span text:style-name="T32_13">file</text:span><text:span text:style-name="T32_14"><text:s/></text:span><text:span text:style-name="T32_15">for</text:span><text:span text:style-name="T32_16"><text:s/></text:span><text:span text:style-name="T32_17">output</text:span></text:p>
      <text:p text:style-name="P33"/>
      <text:p text:style-name="P34"><text:span text:style-name="T34_1">return</text:span><text:span text:style-name="T34_2"><text:s/>0;</text:span></text:p>
      <text:p text:style-name="P35"><text:span text:style-name="T35_1"><text:tab/><text:tab/>}</text:span></text:p>
      <text:p text:style-name="P36"><text:span text:style-name="T36_1">Closing</text:span><text:span text:style-name="T36_2"><text:s/></text:span><text:span text:style-name="T36_3">the</text:span><text:span text:style-name="T36_4"><text:s/></text:span><text:span text:style-name="T36_5">files</text:span><text:span text:style-name="T36_6"><text:s/></text:span><text:span text:style-name="T36_7">is</text:span><text:span text:style-name="T36_8"><text:s/></text:span><text:span text:style-name="T36_9">even</text:span><text:span text:style-name="T36_10"><text:s/></text:span><text:span text:style-name="T36_11">more</text:span><text:span text:style-name="T36_12"><text:s/></text:span><text:span text:style-name="T36_13">simple</text:span><text:span text:style-name="T36_14">.<text:s/></text:span><text:span text:style-name="T36_15">All</text:span><text:span text:style-name="T36_16"><text:s/></text:span><text:span text:style-name="T36_17">you</text:span><text:span text:style-name="T36_18"><text:s/></text:span><text:span text:style-name="T36_19">need</text:span><text:span text:style-name="T36_20"><text:s/></text:span><text:span text:style-name="T36_21">to</text:span><text:span text:style-name="T36_22"><text:s/></text:span><text:span text:style-name="T36_23">do</text:span><text:span text:style-name="T36_24"><text:s/></text:span><text:span text:style-name="T36_25">is</text:span><text:span text:style-name="T36_26"><text:s/></text:span><text:span text:style-name="T36_27">use</text:span><text:span text:style-name="T36_28"><text:s/></text:span><text:span text:style-name="T36_29">the</text:span><text:span text:style-name="T36_30"><text:s/></text:span><text:span text:style-name="T36_31">close</text:span><text:span text:style-name="T36_32"><text:s/></text:span><text:span text:style-name="T36_33">function</text:span><text:span text:style-name="T36_34"><text:s/></text:span><text:span text:style-name="T36_35">with</text:span><text:span text:style-name="T36_36"><text:s/></text:span><text:span text:style-name="T36_37">empty</text:span><text:span text:style-name="T36_38"><text:s/></text:span><text:span text:style-name="T36_39">parentheses</text:span><text:span text:style-name="T36_40"><text:s/>.<text:s/></text:span><text:span text:style-name="T36_41">For</text:span><text:span text:style-name="T36_42"><text:s/></text:span><text:span text:style-name="T36_43">example</text:span><text:span text:style-name="T36_44"><text:s/></text:span><text:span text:style-name="T36_45">to</text:span><text:span text:style-name="T36_46"><text:s/></text:span><text:span text:style-name="T36_47">close</text:span><text:span text:style-name="T36_48"><text:s/></text:span><text:span text:style-name="T36_49">both</text:span><text:span text:style-name="T36_50"><text:s/></text:span><text:span text:style-name="T36_51">input</text:span><text:span text:style-name="T36_52"><text:s/></text:span><text:span text:style-name="T36_53"><text:s/></text:span><text:span text:style-name="T36_54">and</text:span><text:span text:style-name="T36_55"><text:s/></text:span><text:span text:style-name="T36_56">output</text:span><text:span text:style-name="T36_57">:</text:span></text:p>
      <text:p text:style-name="P37"><text:span text:style-name="T37_1"><text:tab/><text:tab/></text:span></text:p>
      <text:p text:style-name="P38"><text:span text:style-name="T38_1">input</text:span><text:span text:style-name="T38_2">.</text:span><text:span text:style-name="T38_3">close</text:span><text:span text:style-name="T38_4">();</text:span></text:p>
      <text:p text:style-name="P39"><text:span text:style-name="T39_1"><text:tab/><text:tab/></text:span><text:span text:style-name="T39_2">output</text:span><text:span text:style-name="T39_3">.</text:span><text:span text:style-name="T39_4">close</text:span><text:span text:style-name="T39_5">();</text:span></text:p>
      <text:p text:style-name="P40"/>
      <text:p text:style-name="P41"><text:span text:style-name="T41_1">Once</text:span><text:span text:style-name="T41_2"><text:s/></text:span><text:span text:style-name="T41_3">you</text:span><text:span text:style-name="T41_4"><text:s/></text:span><text:span text:style-name="T41_5">are</text:span><text:span text:style-name="T41_6"><text:s/></text:span><text:span text:style-name="T41_7">done</text:span><text:span text:style-name="T41_8"><text:s/></text:span><text:span text:style-name="T41_9">with</text:span><text:span text:style-name="T41_10"><text:s/></text:span><text:span text:style-name="T41_11">the</text:span><text:span text:style-name="T41_12"><text:s/></text:span><text:span text:style-name="T41_13">final</text:span><text:span text:style-name="T41_14"><text:s/></text:span><text:span text:style-name="T41_15">it</text:span><text:span text:style-name="T41_16"><text:s/></text:span><text:span text:style-name="T41_17">is</text:span><text:span text:style-name="T41_18"><text:s/></text:span><text:span text:style-name="T41_19">good</text:span><text:span text:style-name="T41_20"><text:s/></text:span><text:span text:style-name="T41_21">practice</text:span><text:span text:style-name="T41_22"><text:s/></text:span><text:span text:style-name="T41_23">to</text:span><text:span text:style-name="T41_24"><text:s/></text:span><text:span text:style-name="T41_25">close</text:span><text:span text:style-name="T41_26"><text:s/></text:span><text:span text:style-name="T41_27">the</text:span><text:span text:style-name="T41_28"><text:s/></text:span><text:span text:style-name="T41_29">file</text:span><text:span text:style-name="T41_30">.<text:s/></text:span><text:span text:style-name="T41_31">Closing</text:span><text:span text:style-name="T41_32"><text:s/></text:span><text:span text:style-name="T41_33">the</text:span><text:span text:style-name="T41_34"><text:s/></text:span><text:span text:style-name="T41_35">file</text:span><text:span text:style-name="T41_36"><text:s/></text:span><text:span text:style-name="T41_37">disconnects</text:span><text:span text:style-name="T41_38"><text:s/></text:span><text:span text:style-name="T41_39">the</text:span><text:span text:style-name="T41_40"><text:s/></text:span><text:span text:style-name="T41_41">file</text:span><text:span text:style-name="T41_42"><text:s/></text:span><text:span text:style-name="T41_43">from</text:span><text:span text:style-name="T41_44"><text:s/></text:span><text:span text:style-name="T41_45">the</text:span><text:span text:style-name="T41_46"><text:s/></text:span><text:span text:style-name="T41_47">programming</text:span><text:span text:style-name="T41_48"><text:s/></text:span><text:span text:style-name="T41_49">not</text:span><text:span text:style-name="T41_50"><text:s/></text:span><text:span text:style-name="T41_51">allowing</text:span><text:span text:style-name="T41_52"><text:s/></text:span><text:span text:style-name="T41_53">the</text:span><text:span text:style-name="T41_54"><text:s/></text:span><text:span text:style-name="T41_55">program</text:span><text:span text:style-name="T41_56"><text:s/></text:span><text:span text:style-name="T41_57">to</text:span><text:span text:style-name="T41_58"><text:s/></text:span><text:span text:style-name="T41_59">read</text:span><text:span text:style-name="T41_60"><text:s/></text:span><text:span text:style-name="T41_61">from</text:span><text:span text:style-name="T41_62"><text:s/></text:span><text:span text:style-name="T41_63">or</text:span><text:span text:style-name="T41_64"><text:s/></text:span><text:span text:style-name="T41_65">write</text:span><text:span text:style-name="T41_66"><text:s/></text:span><text:span text:style-name="T41_67">to</text:span><text:span text:style-name="T41_68"><text:s/></text:span><text:span text:style-name="T41_69">the</text:span><text:span text:style-name="T41_70"><text:s/></text:span><text:span text:style-name="T41_71">file</text:span><text:span text:style-name="T41_72">.<text:s/></text:span><text:span text:style-name="T41_73">If</text:span><text:span text:style-name="T41_74"><text:s/></text:span><text:span text:style-name="T41_75">the</text:span><text:span text:style-name="T41_76"><text:s/></text:span><text:span text:style-name="T41_77">program</text:span><text:span text:style-name="T41_78"><text:s/></text:span><text:span text:style-name="T41_79">terminates</text:span><text:span text:style-name="T41_80"><text:s/></text:span><text:span text:style-name="T41_81">or</text:span><text:span text:style-name="T41_82"><text:s/></text:span><text:span text:style-name="T41_83">ends</text:span><text:span text:style-name="T41_84"><text:s/></text:span><text:span text:style-name="T41_85">normally</text:span><text:span text:style-name="T41_86"><text:s/></text:span><text:span text:style-name="T41_87">the</text:span><text:span text:style-name="T41_88"><text:s/></text:span><text:span text:style-name="T41_89">program</text:span><text:span text:style-name="T41_90"><text:s/></text:span><text:span text:style-name="T41_91">will</text:span><text:span text:style-name="T41_92"><text:s/></text:span><text:span text:style-name="T41_93">automatically</text:span><text:span text:style-name="T41_94"><text:s/></text:span><text:span text:style-name="T41_95">close</text:span><text:span text:style-name="T41_96"><text:s/></text:span><text:span text:style-name="T41_97">the</text:span><text:span text:style-name="T41_98"><text:s/></text:span><text:span text:style-name="T41_99">files</text:span><text:span text:style-name="T41_100"><text:s/></text:span><text:span text:style-name="T41_101">for</text:span><text:span text:style-name="T41_102"><text:s/></text:span><text:span text:style-name="T41_103">you</text:span><text:span text:style-name="T41_104">.<text:s text:c="2"/></text:span><text:span text:style-name="T41_105">It</text:span><text:span text:style-name="T41_106"><text:s/></text:span><text:span text:style-name="T41_107">is</text:span><text:span text:style-name="T41_108"><text:s/></text:span><text:span text:style-name="T41_109">important</text:span><text:span text:style-name="T41_110"><text:s/></text:span><text:span text:style-name="T41_111">to</text:span><text:span text:style-name="T41_112"><text:s/></text:span><text:span text:style-name="T41_113">remember</text:span><text:span text:style-name="T41_114"><text:s/></text:span><text:span text:style-name="T41_115">that</text:span><text:span text:style-name="T41_116"><text:s/></text:span><text:span text:style-name="T41_117">the</text:span><text:span text:style-name="T41_118"><text:s/></text:span><text:span text:style-name="T41_119">function</text:span><text:span text:style-name="T41_120"><text:s/></text:span><text:span text:style-name="T41_121">close</text:span><text:span text:style-name="T41_122"><text:s/></text:span><text:span text:style-name="T41_123">does</text:span><text:span text:style-name="T41_124"><text:s/></text:span><text:span text:style-name="T41_125">not</text:span><text:span text:style-name="T41_126"><text:s/></text:span><text:span text:style-name="T41_127">require</text:span><text:span text:style-name="T41_128"><text:s/></text:span><text:span text:style-name="T41_129">any</text:span><text:span text:style-name="T41_130"><text:s/></text:span><text:span text:style-name="T41_131">thing</text:span><text:span text:style-name="T41_132"><text:s/></text:span><text:span text:style-name="T41_133">in</text:span><text:span text:style-name="T41_134"><text:s/></text:span><text:span text:style-name="T41_135">the</text:span><text:span text:style-name="T41_136"><text:s/></text:span><text:span text:style-name="T41_137">parentheses</text:span><text:span text:style-name="T41_138">..</text:span></text:p>
      <text:p text:style-name="P42"/>
      <text:p text:style-name="P43"><text:span text:style-name="T43_1"><text:tab/></text:span></text:p>
      <text:p text:style-name="P44"><text:span text:style-name="T44_1">Reading</text:span><text:span text:style-name="T44_2"><text:s/></text:span><text:span text:style-name="T44_3">from</text:span><text:span text:style-name="T44_4"><text:s/></text:span><text:span text:style-name="T44_5">a</text:span><text:span text:style-name="T44_6"><text:s/></text:span><text:span text:style-name="T44_7">File</text:span></text:p>
      <text:p text:style-name="P45"><text:span text:style-name="T45_1">We</text:span><text:span text:style-name="T45_2"><text:s/></text:span><text:span text:style-name="T45_3">use</text:span><text:span text:style-name="T45_4"><text:s/></text:span><text:span text:style-name="T45_5">the</text:span><text:span text:style-name="T45_6"><text:s/></text:span><text:span text:style-name="T45_7">ifstream</text:span><text:span text:style-name="T45_8"><text:s/></text:span><text:span text:style-name="T45_9">class</text:span><text:span text:style-name="T45_10"><text:s/></text:span><text:span text:style-name="T45_11">to</text:span><text:span text:style-name="T45_12"><text:s/></text:span><text:span text:style-name="T45_13">read</text:span><text:span text:style-name="T45_14"><text:s/></text:span><text:span text:style-name="T45_15">data</text:span><text:span text:style-name="T45_16"><text:s/></text:span><text:span text:style-name="T45_17">from</text:span><text:span text:style-name="T45_18"><text:s/></text:span><text:span text:style-name="T45_19">a</text:span><text:span text:style-name="T45_20"><text:s/></text:span><text:span text:style-name="T45_21">file</text:span><text:span text:style-name="T45_22">.<text:s/></text:span><text:span text:style-name="T45_23">Instead</text:span><text:span text:style-name="T45_24"><text:s/></text:span><text:span text:style-name="T45_25">of</text:span><text:span text:style-name="T45_26"><text:s/></text:span><text:span text:style-name="T45_27">having</text:span><text:span text:style-name="T45_28"><text:s/></text:span><text:span text:style-name="T45_29">a</text:span><text:span text:style-name="T45_30"><text:s/></text:span><text:span text:style-name="T45_31">user</text:span><text:span text:style-name="T45_32"><text:s/></text:span><text:span text:style-name="T45_33">input</text:span><text:span text:style-name="T45_34"><text:s/></text:span><text:span text:style-name="T45_35">the</text:span><text:span text:style-name="T45_36"><text:s/></text:span><text:span text:style-name="T45_37">data</text:span><text:span text:style-name="T45_38"><text:s/></text:span><text:span text:style-name="T45_39">from</text:span><text:span text:style-name="T45_40"><text:s/></text:span><text:span text:style-name="T45_41">the</text:span><text:span text:style-name="T45_42"><text:s/></text:span><text:span text:style-name="T45_43">keyboard</text:span><text:span text:style-name="T45_44">,<text:s/></text:span><text:span text:style-name="T45_45">we</text:span><text:span text:style-name="T45_46"><text:s/></text:span><text:span text:style-name="T45_47">now</text:span><text:span text:style-name="T45_48"><text:s/></text:span><text:span text:style-name="T45_49">input</text:span><text:span text:style-name="T45_50"><text:s/></text:span><text:span text:style-name="T45_51">the</text:span><text:span text:style-name="T45_52"><text:s/></text:span><text:span text:style-name="T45_53">data</text:span><text:span text:style-name="T45_54"><text:s/></text:span><text:span text:style-name="T45_55">from</text:span><text:span text:style-name="T45_56"><text:s/></text:span><text:span text:style-name="T45_57">a</text:span><text:span text:style-name="T45_58"><text:s/></text:span><text:span text:style-name="T45_59">file</text:span><text:span text:style-name="T45_60">.<text:s/></text:span><text:span text:style-name="T45_61">As</text:span><text:span text:style-name="T45_62"><text:s/></text:span><text:span text:style-name="T45_63">you</text:span><text:span text:style-name="T45_64"><text:s/></text:span><text:span text:style-name="T45_65">can</text:span><text:span text:style-name="T45_66"><text:s/></text:span><text:span text:style-name="T45_67">call</text:span><text:span text:style-name="T45_68"><text:s/></text:span><text:span text:style-name="T45_69">from</text:span><text:span text:style-name="T45_70"><text:s/></text:span><text:span text:style-name="T45_71">earlier</text:span><text:span text:style-name="T45_72"><text:s/></text:span><text:span text:style-name="T45_73">in</text:span><text:span text:style-name="T45_74"><text:s/></text:span><text:span text:style-name="T45_75">the</text:span><text:span text:style-name="T45_76"><text:s/></text:span><text:span text:style-name="T45_77">book</text:span><text:span text:style-name="T45_78"><text:s/></text:span><text:span text:style-name="T45_79">we</text:span><text:span text:style-name="T45_80"><text:s/></text:span><text:span text:style-name="T45_81">used</text:span><text:span text:style-name="T45_82"><text:s/></text:span><text:span text:style-name="T45_83">cin</text:span><text:span text:style-name="T45_84"><text:s/></text:span><text:span text:style-name="T45_85">with</text:span><text:span text:style-name="T45_86"><text:s/></text:span><text:span text:style-name="T45_87">the</text:span><text:span text:style-name="T45_88"><text:s/></text:span><text:span text:style-name="T45_89">&gt;&gt;<text:s/></text:span><text:span text:style-name="T45_90">extraction</text:span><text:span text:style-name="T45_91"><text:s/></text:span><text:span text:style-name="T45_92">operator</text:span><text:span text:style-name="T45_93">.<text:s/></text:span><text:span text:style-name="T45_94">This</text:span><text:span text:style-name="T45_95"><text:s/></text:span><text:span text:style-name="T45_96">is</text:span><text:span text:style-name="T45_97"><text:s/></text:span><text:span text:style-name="T45_98">the</text:span><text:span text:style-name="T45_99"><text:s/></text:span><text:span text:style-name="T45_100">operator</text:span><text:span text:style-name="T45_101"><text:s/></text:span><text:span text:style-name="T45_102">we</text:span><text:span text:style-name="T45_103"><text:s/></text:span><text:span text:style-name="T45_104">use</text:span><text:span text:style-name="T45_105"><text:s/></text:span><text:span text:style-name="T45_106">when</text:span><text:span text:style-name="T45_107"><text:s/></text:span><text:span text:style-name="T45_108">we</text:span><text:span text:style-name="T45_109"><text:s/></text:span><text:span text:style-name="T45_110">would</text:span><text:span text:style-name="T45_111"><text:s/></text:span><text:span text:style-name="T45_112">like</text:span><text:span text:style-name="T45_113"><text:s/></text:span><text:span text:style-name="T45_114">get</text:span><text:span text:style-name="T45_115"><text:s/></text:span><text:span text:style-name="T45_116">input</text:span><text:span text:style-name="T45_117"><text:s/></text:span><text:span text:style-name="T45_118">from</text:span><text:span text:style-name="T45_119"><text:s/></text:span><text:span text:style-name="T45_120">something</text:span><text:span text:style-name="T45_121"><text:s/></text:span><text:span text:style-name="T45_122">and</text:span><text:span text:style-name="T45_123"><text:s/></text:span><text:span text:style-name="T45_124">it</text:span><text:span text:style-name="T45_125"><text:s/></text:span><text:span text:style-name="T45_126">is</text:span><text:span text:style-name="T45_127"><text:s/></text:span><text:span text:style-name="T45_128">also</text:span><text:span text:style-name="T45_129"><text:s/></text:span><text:span text:style-name="T45_130">used</text:span><text:span text:style-name="T45_131"><text:s/></text:span><text:span text:style-name="T45_132">for</text:span><text:span text:style-name="T45_133"><text:s/></text:span><text:span text:style-name="T45_134">ifstream</text:span><text:span text:style-name="T45_135">.</text:span><text:span text:style-name="T45_136"><text:s/></text:span><text:span text:style-name="T45_137">Once</text:span><text:span text:style-name="T45_138"><text:s/></text:span><text:span text:style-name="T45_139">we</text:span><text:span text:style-name="T45_140"><text:s/></text:span><text:span text:style-name="T45_141">have</text:span><text:span text:style-name="T45_142"><text:s/></text:span><text:span text:style-name="T45_143">declared</text:span><text:span text:style-name="T45_144"><text:s/></text:span><text:span text:style-name="T45_145">our</text:span><text:span text:style-name="T45_146"><text:s/></text:span><text:span text:style-name="T45_147">variable</text:span><text:span text:style-name="T45_148"><text:s/></text:span><text:span text:style-name="T45_149">of</text:span><text:span text:style-name="T45_150"><text:s/></text:span><text:span text:style-name="T45_151">type</text:span><text:span text:style-name="T45_152"><text:s/></text:span><text:span text:style-name="T45_153">ifstream</text:span><text:span text:style-name="T45_154"><text:s/></text:span><text:span text:style-name="T45_155">and</text:span><text:span text:style-name="T45_156"><text:s/></text:span><text:span text:style-name="T45_157">opened</text:span><text:span text:style-name="T45_158"><text:s/></text:span><text:span text:style-name="T45_159">a</text:span><text:span text:style-name="T45_160"><text:s/></text:span><text:span text:style-name="T45_161">file</text:span><text:span text:style-name="T45_162"><text:s/></text:span><text:span text:style-name="T45_163">with</text:span><text:span text:style-name="T45_164"><text:s/></text:span><text:span text:style-name="T45_165">it</text:span><text:span text:style-name="T45_166"><text:s/></text:span><text:span text:style-name="T45_167">we</text:span><text:span text:style-name="T45_168"><text:s/></text:span><text:span text:style-name="T45_169">can</text:span><text:span text:style-name="T45_170"><text:s/></text:span><text:span text:style-name="T45_171">now</text:span><text:span text:style-name="T45_172"><text:s/></text:span><text:span text:style-name="T45_173">use</text:span><text:span text:style-name="T45_174"><text:s/></text:span><text:span text:style-name="T45_175">it</text:span><text:span text:style-name="T45_176"><text:s/></text:span><text:span text:style-name="T45_177">to</text:span><text:span text:style-name="T45_178"><text:s/></text:span><text:span text:style-name="T45_179">input</text:span><text:span text:style-name="T45_180"><text:s/></text:span><text:span text:style-name="T45_181">data</text:span><text:span text:style-name="T45_182">.<text:s/></text:span><text:span text:style-name="T45_183">Using</text:span><text:span text:style-name="T45_184"><text:s/></text:span><text:span text:style-name="T45_185">this</text:span><text:span text:style-name="T45_186"><text:s/></text:span><text:span text:style-name="T45_187">is</text:span><text:span text:style-name="T45_188"><text:s/></text:span><text:span text:style-name="T45_189">very</text:span><text:span text:style-name="T45_190"><text:s/></text:span><text:span text:style-name="T45_191">similar</text:span><text:span text:style-name="T45_192"><text:s/></text:span><text:span text:style-name="T45_193">to</text:span><text:span text:style-name="T45_194"><text:s/></text:span><text:span text:style-name="T45_195">cin</text:span><text:span text:style-name="T45_196"><text:s/></text:span><text:span text:style-name="T45_197">except</text:span><text:span text:style-name="T45_198"><text:s/></text:span><text:span text:style-name="T45_199">we</text:span><text:span text:style-name="T45_200"><text:s/></text:span><text:span text:style-name="T45_201">replace</text:span><text:span text:style-name="T45_202"><text:s/></text:span><text:span text:style-name="T45_203">the</text:span><text:span text:style-name="T45_204"><text:s/></text:span><text:span text:style-name="T45_205">cin</text:span><text:span text:style-name="T45_206"><text:s/></text:span><text:span text:style-name="T45_207">with</text:span><text:span text:style-name="T45_208"><text:s/></text:span><text:span text:style-name="T45_209">the</text:span><text:span text:style-name="T45_210"><text:s/></text:span><text:span text:style-name="T45_211">name</text:span><text:span text:style-name="T45_212"><text:s/></text:span><text:span text:style-name="T45_213">of</text:span><text:span text:style-name="T45_214"><text:s/></text:span><text:span text:style-name="T45_215">our</text:span><text:span text:style-name="T45_216"><text:s/></text:span><text:span text:style-name="T45_217">variable</text:span><text:span text:style-name="T45_218"><text:s/></text:span><text:span text:style-name="T45_219">For</text:span><text:span text:style-name="T45_220"><text:s/></text:span><text:span text:style-name="T45_221">example</text:span><text:span text:style-name="T45_222">:</text:span></text:p>
      <text:p text:style-name="P46"/>
      <text:p text:style-name="P47"><text:span text:style-name="T47_1">#</text:span><text:span text:style-name="T47_2">include</text:span><text:span text:style-name="T47_3"><text:s/>&lt;</text:span><text:span text:style-name="T47_4">iostream</text:span><text:span text:style-name="T47_5">&gt;<text:s/></text:span></text:p>
      <text:p text:style-name="P48"><text:span text:style-name="T48_1"><text:tab/><text:tab/>#</text:span><text:span text:style-name="T48_2">include</text:span><text:span text:style-name="T48_3"><text:s/>&lt;</text:span><text:span text:style-name="T48_4">fstream</text:span><text:span text:style-name="T48_5">&gt;</text:span></text:p>
      <text:p text:style-name="P49"><text:span text:style-name="T49_1"><text:tab/><text:tab/></text:span></text:p>
      <text:p text:style-name="P50"><text:span text:style-name="T50_1">using</text:span><text:span text:style-name="T50_2"><text:s/></text:span><text:span text:style-name="T50_3">namespace</text:span><text:span text:style-name="T50_4"><text:s/></text:span><text:span text:style-name="T50_5">std</text:span></text:p>
      <text:p text:style-name="P51"><text:span text:style-name="T51_1">int</text:span><text:span text:style-name="T51_2"><text:s/></text:span><text:span text:style-name="T51_3">main</text:span><text:span text:style-name="T51_4"><text:s/>()</text:span></text:p>
      <text:p text:style-name="P52"><text:span text:style-name="T52_1"><text:tab/><text:tab/><text:s text:c="2"/>{</text:span></text:p>
      <text:p text:style-name="P53"><text:span text:style-name="T53_1"><text:tab/><text:tab/><text:tab/></text:span><text:span text:style-name="T53_2">int</text:span><text:span text:style-name="T53_3"><text:s/></text:span><text:span text:style-name="T53_4">number</text:span><text:span text:style-name="T53_5">=5;</text:span></text:p>
      <text:p text:style-name="P54"><text:span text:style-name="T54_1">ifstream</text:span><text:span text:style-name="T54_2"><text:s/></text:span><text:span text:style-name="T54_3">input</text:span><text:span text:style-name="T54_4">;</text:span></text:p>
      <text:p text:style-name="P55"/>
      <text:p text:style-name="P56"><text:span text:style-name="T56_1">input</text:span><text:span text:style-name="T56_2">.</text:span><text:span text:style-name="T56_3">open</text:span><text:span text:style-name="T56_4">(“</text:span><text:span text:style-name="T56_5">TextFile</text:span><text:span text:style-name="T56_6">.</text:span><text:span text:style-name="T56_7">txt</text:span><text:span text:style-name="T56_8">”);</text:span></text:p>
      <text:p text:style-name="P57"/>
      <text:p text:style-name="P58"><text:span text:style-name="T58_1">input</text:span><text:span text:style-name="T58_2"><text:s/>&gt;&gt;<text:s/></text:span><text:span text:style-name="T58_3">number</text:span><text:span text:style-name="T58_4">;</text:span></text:p>
      <text:p text:style-name="P59"/>
      <text:p text:style-name="P60"><text:span text:style-name="T60_1">return</text:span><text:span text:style-name="T60_2"><text:s/>0;</text:span></text:p>
      <text:p text:style-name="P61"><text:span text:style-name="T61_1"><text:tab/><text:tab/>}</text:span></text:p>
      <text:p text:style-name="P62"/>
      <text:p text:style-name="P63"><text:span text:style-name="T63_1">This</text:span><text:span text:style-name="T63_2"><text:s/></text:span><text:span text:style-name="T63_3">will</text:span><text:span text:style-name="T63_4"><text:s/></text:span><text:span text:style-name="T63_5">read</text:span><text:span text:style-name="T63_6"><text:s/></text:span><text:span text:style-name="T63_7">in</text:span><text:span text:style-name="T63_8"><text:s/></text:span><text:span text:style-name="T63_9">one</text:span><text:span text:style-name="T63_10"><text:s/></text:span><text:span text:style-name="T63_11">number</text:span><text:span text:style-name="T63_12"><text:s/></text:span><text:span text:style-name="T63_13">of</text:span><text:span text:style-name="T63_14"><text:s/></text:span><text:span text:style-name="T63_15">type</text:span><text:span text:style-name="T63_16"><text:s/></text:span><text:span text:style-name="T63_17">integer</text:span><text:span text:style-name="T63_18"><text:s/></text:span><text:span text:style-name="T63_19">and</text:span><text:span text:style-name="T63_20"><text:s/></text:span><text:span text:style-name="T63_21">store</text:span><text:span text:style-name="T63_22"><text:s/></text:span><text:span text:style-name="T63_23">it</text:span><text:span text:style-name="T63_24"><text:s/></text:span><text:span text:style-name="T63_25">into</text:span><text:span text:style-name="T63_26"><text:s/></text:span><text:span text:style-name="T63_27">the</text:span><text:span text:style-name="T63_28"><text:s/></text:span><text:span text:style-name="T63_29">variable</text:span><text:span text:style-name="T63_30"><text:s/></text:span><text:span text:style-name="T63_31">number</text:span><text:span text:style-name="T63_32">.<text:s/></text:span><text:span text:style-name="T63_33">You</text:span><text:span text:style-name="T63_34"><text:s/></text:span><text:span text:style-name="T63_35">can</text:span><text:span text:style-name="T63_36"><text:s/></text:span><text:span text:style-name="T63_37">input</text:span><text:span text:style-name="T63_38"><text:s/></text:span><text:span text:style-name="T63_39">all</text:span><text:span text:style-name="T63_40"><text:s/></text:span><text:span text:style-name="T63_41">different</text:span><text:span text:style-name="T63_42"><text:s/></text:span><text:span text:style-name="T63_43">types</text:span><text:span text:style-name="T63_44"><text:s/></text:span><text:span text:style-name="T63_45">of</text:span><text:span text:style-name="T63_46"><text:s/></text:span><text:span text:style-name="T63_47">data</text:span><text:span text:style-name="T63_48"><text:s/></text:span><text:span text:style-name="T63_49">such</text:span><text:span text:style-name="T63_50"><text:s/></text:span><text:span text:style-name="T63_51">as</text:span><text:span text:style-name="T63_52"><text:s/></text:span><text:span text:style-name="T63_53">characters</text:span><text:span text:style-name="T63_54">,<text:s/></text:span><text:span text:style-name="T63_55">doubles</text:span><text:span text:style-name="T63_56">,<text:s/></text:span><text:span text:style-name="T63_57">and</text:span><text:span text:style-name="T63_58"><text:s/></text:span><text:span text:style-name="T63_59">floats</text:span><text:span text:style-name="T63_60">.<text:s/></text:span><text:span text:style-name="T63_61">Overall</text:span><text:span text:style-name="T63_62"><text:s/></text:span><text:span text:style-name="T63_63">ifstream</text:span><text:span text:style-name="T63_64"><text:s/></text:span><text:span text:style-name="T63_65">is</text:span><text:span text:style-name="T63_66"><text:s/></text:span><text:span text:style-name="T63_67">very</text:span><text:span text:style-name="T63_68"><text:s/></text:span><text:span text:style-name="T63_69">much</text:span><text:span text:style-name="T63_70"><text:s/></text:span><text:span text:style-name="T63_71">similar</text:span><text:span text:style-name="T63_72"><text:s/></text:span><text:span text:style-name="T63_73">to</text:span><text:span text:style-name="T63_74"><text:s/></text:span><text:span text:style-name="T63_75">cin</text:span><text:span text:style-name="T63_76"><text:s/></text:span><text:span text:style-name="T63_77">you</text:span><text:span text:style-name="T63_78"><text:s/></text:span><text:span text:style-name="T63_79">just</text:span><text:span text:style-name="T63_80"><text:s/></text:span><text:span text:style-name="T63_81">have</text:span><text:span text:style-name="T63_82"><text:s/></text:span><text:span text:style-name="T63_83">to</text:span><text:span text:style-name="T63_84"><text:s/></text:span><text:span text:style-name="T63_85">declare</text:span><text:span text:style-name="T63_86"><text:s/></text:span><text:span text:style-name="T63_87">it</text:span><text:span text:style-name="T63_88"><text:s/></text:span><text:span text:style-name="T63_89">and</text:span><text:span text:style-name="T63_90"><text:s/></text:span><text:span text:style-name="T63_91">remember</text:span><text:span text:style-name="T63_92"><text:s/></text:span><text:span text:style-name="T63_93">to</text:span><text:span text:style-name="T63_94"><text:s/></text:span><text:span text:style-name="T63_95">use</text:span><text:span text:style-name="T63_96"><text:s/></text:span><text:span text:style-name="T63_97">the</text:span><text:span text:style-name="T63_98"><text:s/></text:span><text:span text:style-name="T63_99">variable</text:span><text:span text:style-name="T63_100"><text:s/></text:span><text:span text:style-name="T63_101">name</text:span><text:span text:style-name="T63_102"><text:s/></text:span><text:span text:style-name="T63_103">instead</text:span><text:span text:style-name="T63_104"><text:s/></text:span><text:span text:style-name="T63_105">of</text:span><text:span text:style-name="T63_106"><text:s text:c="2"/></text:span><text:span text:style-name="T63_107">cin</text:span><text:span text:style-name="T63_108">.</text:span></text:p>
      <text:p text:style-name="P64"/>
      <text:p text:style-name="P65"><text:span text:style-name="T65_1">Writing</text:span><text:span text:style-name="T65_2"><text:s/></text:span><text:span text:style-name="T65_3">data</text:span><text:span text:style-name="T65_4"><text:s/></text:span><text:span text:style-name="T65_5">to</text:span><text:span text:style-name="T65_6"><text:s/></text:span><text:span text:style-name="T65_7">a</text:span><text:span text:style-name="T65_8"><text:s/></text:span><text:span text:style-name="T65_9">File</text:span></text:p>
      <text:p text:style-name="P66"><text:span text:style-name="T66_1"><text:tab/></text:span><text:span text:style-name="T66_2">We</text:span><text:span text:style-name="T66_3"><text:s/></text:span><text:span text:style-name="T66_4">use</text:span><text:span text:style-name="T66_5"><text:s/></text:span><text:span text:style-name="T66_6">the</text:span><text:span text:style-name="T66_7"><text:s/></text:span><text:span text:style-name="T66_8">ofstream</text:span><text:span text:style-name="T66_9"><text:s/></text:span><text:span text:style-name="T66_10">class</text:span><text:span text:style-name="T66_11"><text:s/></text:span><text:span text:style-name="T66_12">to</text:span><text:span text:style-name="T66_13"><text:s/></text:span><text:span text:style-name="T66_14">output</text:span><text:span text:style-name="T66_15"><text:s/></text:span><text:span text:style-name="T66_16">data</text:span><text:span text:style-name="T66_17"><text:s/></text:span><text:span text:style-name="T66_18">to</text:span><text:span text:style-name="T66_19"><text:s/></text:span><text:span text:style-name="T66_20">files</text:span><text:span text:style-name="T66_21">.<text:s/></text:span><text:span text:style-name="T66_22">Cout</text:span><text:span text:style-name="T66_23"><text:s/></text:span><text:span text:style-name="T66_24">outputs</text:span><text:span text:style-name="T66_25"><text:s/></text:span><text:span text:style-name="T66_26">data</text:span><text:span text:style-name="T66_27"><text:s/></text:span><text:span text:style-name="T66_28">to</text:span><text:span text:style-name="T66_29"><text:s/></text:span><text:span text:style-name="T66_30">our</text:span><text:span text:style-name="T66_31"><text:s/></text:span><text:span text:style-name="T66_32">screen</text:span><text:span text:style-name="T66_33"><text:s/></text:span><text:span text:style-name="T66_34">whereas</text:span><text:span text:style-name="T66_35"><text:s/></text:span><text:span text:style-name="T66_36">ofstream</text:span><text:span text:style-name="T66_37"><text:s/></text:span><text:span text:style-name="T66_38">stores</text:span><text:span text:style-name="T66_39"><text:s/></text:span><text:span text:style-name="T66_40">the</text:span><text:span text:style-name="T66_41"><text:s/></text:span><text:span text:style-name="T66_42">data</text:span><text:span text:style-name="T66_43"><text:s/></text:span><text:span text:style-name="T66_44">into</text:span><text:span text:style-name="T66_45"><text:s/></text:span><text:span text:style-name="T66_46">files</text:span><text:span text:style-name="T66_47">.<text:s/></text:span><text:span text:style-name="T66_48">Just</text:span><text:span text:style-name="T66_49"><text:s/></text:span><text:span text:style-name="T66_50">like</text:span><text:span text:style-name="T66_51"><text:s/></text:span><text:span text:style-name="T66_52">the</text:span><text:span text:style-name="T66_53"><text:s/></text:span><text:span text:style-name="T66_54">cout</text:span><text:span text:style-name="T66_55"><text:s/></text:span><text:span text:style-name="T66_56">used</text:span><text:span text:style-name="T66_57"><text:s/></text:span><text:span text:style-name="T66_58">the</text:span><text:span text:style-name="T66_59"><text:s/></text:span><text:span text:style-name="T66_60">&lt;&lt;<text:s/></text:span><text:span text:style-name="T66_61">insertion</text:span><text:span text:style-name="T66_62"><text:s/></text:span><text:span text:style-name="T66_63">operator</text:span><text:span text:style-name="T66_64">.<text:s/></text:span><text:span text:style-name="T66_65">We</text:span><text:span text:style-name="T66_66"><text:s/></text:span><text:span text:style-name="T66_67">use</text:span><text:span text:style-name="T66_68"><text:s/></text:span><text:span text:style-name="T66_69">this</text:span><text:span text:style-name="T66_70"><text:s/></text:span><text:span text:style-name="T66_71">operator</text:span><text:span text:style-name="T66_72"><text:s/></text:span><text:span text:style-name="T66_73">when</text:span><text:span text:style-name="T66_74"><text:s/></text:span><text:span text:style-name="T66_75">we</text:span><text:span text:style-name="T66_76"><text:s/></text:span><text:span text:style-name="T66_77">would</text:span><text:span text:style-name="T66_78"><text:s/></text:span><text:span text:style-name="T66_79">like</text:span><text:span text:style-name="T66_80"><text:s/></text:span><text:span text:style-name="T66_81">to</text:span><text:span text:style-name="T66_82"><text:s/></text:span><text:span text:style-name="T66_83">output</text:span><text:span text:style-name="T66_84"><text:s/></text:span><text:span text:style-name="T66_85">to</text:span><text:span text:style-name="T66_86"><text:s/></text:span><text:span text:style-name="T66_87">something</text:span><text:span text:style-name="T66_88">.<text:s/></text:span><text:span text:style-name="T66_89">Using</text:span><text:span text:style-name="T66_90"><text:s/></text:span><text:span text:style-name="T66_91">this</text:span><text:span text:style-name="T66_92"><text:s/></text:span><text:span text:style-name="T66_93">is</text:span><text:span text:style-name="T66_94"><text:s/></text:span><text:span text:style-name="T66_95">very</text:span><text:span text:style-name="T66_96"><text:s/></text:span><text:span text:style-name="T66_97">similar</text:span><text:span text:style-name="T66_98"><text:s/></text:span><text:span text:style-name="T66_99">to</text:span><text:span text:style-name="T66_100"><text:s/></text:span><text:span text:style-name="T66_101">cout</text:span><text:span text:style-name="T66_102"><text:s/></text:span><text:span text:style-name="T66_103">except</text:span><text:span text:style-name="T66_104"><text:s/></text:span><text:span text:style-name="T66_105">we</text:span><text:span text:style-name="T66_106"><text:s/></text:span><text:span text:style-name="T66_107">replace</text:span><text:span text:style-name="T66_108"><text:s/></text:span><text:span text:style-name="T66_109">the</text:span><text:span text:style-name="T66_110"><text:s/></text:span><text:span text:style-name="T66_111">cout</text:span><text:span text:style-name="T66_112"><text:s/></text:span><text:span text:style-name="T66_113">with</text:span><text:span text:style-name="T66_114"><text:s/></text:span><text:span text:style-name="T66_115">the</text:span><text:span text:style-name="T66_116"><text:s/></text:span><text:span text:style-name="T66_117">name</text:span><text:span text:style-name="T66_118"><text:s/></text:span><text:span text:style-name="T66_119">of</text:span><text:span text:style-name="T66_120"><text:s/></text:span><text:span text:style-name="T66_121">our</text:span><text:span text:style-name="T66_122"><text:s/></text:span><text:span text:style-name="T66_123">variable</text:span><text:span text:style-name="T66_124"><text:s/></text:span><text:span text:style-name="T66_125">For</text:span><text:span text:style-name="T66_126"><text:s/></text:span><text:span text:style-name="T66_127">example</text:span><text:span text:style-name="T66_128">:</text:span></text:p>
      <text:p text:style-name="P67"/>
      <text:p text:style-name="P68"><text:span text:style-name="T68_1">#</text:span><text:span text:style-name="T68_2">include</text:span><text:span text:style-name="T68_3"><text:s/>&lt;</text:span><text:span text:style-name="T68_4">iostream</text:span><text:span text:style-name="T68_5">&gt;<text:s/></text:span></text:p>
      <text:p text:style-name="P69"><text:span text:style-name="T69_1"><text:tab/><text:tab/>#</text:span><text:span text:style-name="T69_2">include</text:span><text:span text:style-name="T69_3"><text:s/>&lt;</text:span><text:span text:style-name="T69_4">fstream</text:span><text:span text:style-name="T69_5">&gt;</text:span></text:p>
      <text:p text:style-name="P70"><text:span text:style-name="T70_1"><text:tab/><text:tab/></text:span></text:p>
      <text:p text:style-name="P71"><text:span text:style-name="T71_1">using</text:span><text:span text:style-name="T71_2"><text:s/></text:span><text:span text:style-name="T71_3">namespace</text:span><text:span text:style-name="T71_4"><text:s/></text:span><text:span text:style-name="T71_5">std</text:span></text:p>
      <text:p text:style-name="P72"><text:span text:style-name="T72_1">int</text:span><text:span text:style-name="T72_2"><text:s/></text:span><text:span text:style-name="T72_3">main</text:span><text:span text:style-name="T72_4"><text:s/>()</text:span></text:p>
      <text:p text:style-name="P73"><text:span text:style-name="T73_1"><text:tab/><text:tab/><text:s text:c="2"/>{</text:span></text:p>
      <text:p text:style-name="P74"><text:span text:style-name="T74_1"><text:tab/><text:tab/><text:tab/></text:span></text:p>
      <text:p text:style-name="P75"><text:span text:style-name="T75_1">char</text:span><text:span text:style-name="T75_2"><text:s/></text:span><text:span text:style-name="T75_3">Letter</text:span><text:span text:style-name="T75_4"><text:s/>=<text:s/>‘</text:span><text:span text:style-name="T75_5">A</text:span><text:span text:style-name="T75_6">’</text:span></text:p>
      <text:p text:style-name="P76"><text:span text:style-name="T76_1">ofstream</text:span><text:span text:style-name="T76_2"><text:s/></text:span><text:span text:style-name="T76_3">output</text:span><text:span text:style-name="T76_4">;</text:span></text:p>
      <text:p text:style-name="P77"/>
      <text:p text:style-name="P78"><text:span text:style-name="T78_1">output</text:span><text:span text:style-name="T78_2">.</text:span><text:span text:style-name="T78_3">open</text:span><text:span text:style-name="T78_4">(“</text:span><text:span text:style-name="T78_5">OutputTextFile</text:span><text:span text:style-name="T78_6">.</text:span><text:span text:style-name="T78_7">txt</text:span><text:span text:style-name="T78_8">”);</text:span></text:p>
      <text:p text:style-name="P79"/>
      <text:p text:style-name="P80"><text:span text:style-name="T80_1">output</text:span><text:span text:style-name="T80_2"><text:s/>&lt;&lt;<text:s/></text:span><text:span text:style-name="T80_3">Letter</text:span><text:span text:style-name="T80_4">;</text:span></text:p>
      <text:p text:style-name="P81"/>
      <text:p text:style-name="P82"><text:span text:style-name="T82_1">return</text:span><text:span text:style-name="T82_2"><text:s/>0;</text:span></text:p>
      <text:p text:style-name="P83"><text:span text:style-name="T83_1"><text:tab/><text:tab/>}</text:span></text:p>
      <text:p text:style-name="P84"/>
      <text:p text:style-name="P85"><text:span text:style-name="T85_1">This</text:span><text:span text:style-name="T85_2"><text:s/></text:span><text:span text:style-name="T85_3">example</text:span><text:span text:style-name="T85_4"><text:s/></text:span><text:span text:style-name="T85_5">would</text:span><text:span text:style-name="T85_6"><text:s/></text:span><text:span text:style-name="T85_7">write</text:span><text:span text:style-name="T85_8"><text:s/>“</text:span><text:span text:style-name="T85_9">This</text:span><text:span text:style-name="T85_10"><text:s/></text:span><text:span text:style-name="T85_11">is</text:span><text:span text:style-name="T85_12"><text:s/></text:span><text:span text:style-name="T85_13">our</text:span><text:span text:style-name="T85_14"><text:s/></text:span><text:span text:style-name="T85_15">output</text:span><text:span text:style-name="T85_16">!”<text:s/></text:span><text:span text:style-name="T85_17">to</text:span><text:span text:style-name="T85_18"><text:s/></text:span><text:span text:style-name="T85_19">the</text:span><text:span text:style-name="T85_20"><text:s/></text:span><text:span text:style-name="T85_21">text</text:span><text:span text:style-name="T85_22"><text:s/></text:span><text:span text:style-name="T85_23">file</text:span><text:span text:style-name="T85_24"><text:s/></text:span><text:span text:style-name="T85_25">we</text:span><text:span text:style-name="T85_26"><text:s/></text:span><text:span text:style-name="T85_27">had</text:span><text:span text:style-name="T85_28"><text:s/></text:span><text:span text:style-name="T85_29">created</text:span><text:span text:style-name="T85_30">.<text:s/></text:span><text:span text:style-name="T85_31">You</text:span><text:span text:style-name="T85_32"><text:s/></text:span><text:span text:style-name="T85_33">can</text:span><text:span text:style-name="T85_34"><text:s/></text:span><text:span text:style-name="T85_35">also</text:span><text:span text:style-name="T85_36"><text:s/></text:span><text:span text:style-name="T85_37">create</text:span><text:span text:style-name="T85_38"><text:s/></text:span><text:span text:style-name="T85_39">variable</text:span><text:span text:style-name="T85_40"><text:s/></text:span><text:span text:style-name="T85_41">and</text:span><text:span text:style-name="T85_42"><text:s/></text:span><text:span text:style-name="T85_43">output</text:span><text:span text:style-name="T85_44"><text:s/></text:span><text:span text:style-name="T85_45">them</text:span><text:span text:style-name="T85_46"><text:s/></text:span><text:span text:style-name="T85_47">to</text:span><text:span text:style-name="T85_48"><text:s/></text:span><text:span text:style-name="T85_49">the</text:span><text:span text:style-name="T85_50"><text:s/></text:span><text:span text:style-name="T85_51">file</text:span><text:span text:style-name="T85_52"><text:s/></text:span><text:span text:style-name="T85_53">just</text:span><text:span text:style-name="T85_54"><text:s/></text:span><text:span text:style-name="T85_55">like</text:span><text:span text:style-name="T85_56">:</text:span></text:p>
      <text:p text:style-name="P86"><text:span text:style-name="T86_1"><text:tab/><text:tab/><text:tab/></text:span></text:p>
      <text:p text:style-name="P87"><text:span text:style-name="T87_1">int</text:span><text:span text:style-name="T87_2"><text:s/></text:span><text:span text:style-name="T87_3">num</text:span><text:span text:style-name="T87_4"><text:s/>=<text:s/>10;</text:span></text:p>
      <text:p text:style-name="P88"><text:span text:style-name="T88_1">output</text:span><text:span text:style-name="T88_2"><text:s/>&lt;&lt;<text:s/></text:span><text:span text:style-name="T88_3">num</text:span><text:span text:style-name="T88_4"><text:s/>&lt;&lt;<text:s/></text:span><text:span text:style-name="T88_5">endl</text:span><text:span text:style-name="T88_6">;</text:span></text:p>
      <text:p text:style-name="P89"><text:span text:style-name="T89_1">This</text:span><text:span text:style-name="T89_2"><text:s/></text:span><text:span text:style-name="T89_3">example</text:span><text:span text:style-name="T89_4"><text:s/></text:span><text:span text:style-name="T89_5">would</text:span><text:span text:style-name="T89_6"><text:s/></text:span><text:span text:style-name="T89_7">output</text:span><text:span text:style-name="T89_8"><text:s/></text:span><text:span text:style-name="T89_9">the</text:span><text:span text:style-name="T89_10"><text:s/></text:span><text:span text:style-name="T89_11">number</text:span><text:span text:style-name="T89_12"><text:s/>10<text:s/></text:span><text:span text:style-name="T89_13">and</text:span><text:span text:style-name="T89_14"><text:s/></text:span><text:span text:style-name="T89_15">create</text:span><text:span text:style-name="T89_16"><text:s/></text:span><text:span text:style-name="T89_17">a</text:span><text:span text:style-name="T89_18"><text:s/></text:span><text:span text:style-name="T89_19">new</text:span><text:span text:style-name="T89_20"><text:s/></text:span><text:span text:style-name="T89_21">line</text:span><text:span text:style-name="T89_22"><text:s/></text:span><text:span text:style-name="T89_23">in</text:span><text:span text:style-name="T89_24"><text:s/></text:span><text:span text:style-name="T89_25">the</text:span><text:span text:style-name="T89_26"><text:s/></text:span><text:span text:style-name="T89_27">text</text:span><text:span text:style-name="T89_28"><text:s/></text:span><text:span text:style-name="T89_29">file</text:span><text:span text:style-name="T89_30"><text:s/></text:span><text:span text:style-name="T89_31">we</text:span><text:span text:style-name="T89_32"><text:s/></text:span><text:span text:style-name="T89_33">have</text:span><text:span text:style-name="T89_34"><text:s/></text:span><text:span text:style-name="T89_35">created</text:span><text:span text:style-name="T89_36">.<text:s/></text:span><text:span text:style-name="T89_37">Just</text:span><text:span text:style-name="T89_38"><text:s/></text:span><text:span text:style-name="T89_39">like</text:span><text:span text:style-name="T89_40"><text:s/></text:span><text:span text:style-name="T89_41">cout</text:span><text:span text:style-name="T89_42"><text:s/></text:span><text:span text:style-name="T89_43">outputs</text:span><text:span text:style-name="T89_44"><text:s/></text:span><text:span text:style-name="T89_45">to</text:span><text:span text:style-name="T89_46"><text:s/></text:span><text:span text:style-name="T89_47">the</text:span><text:span text:style-name="T89_48"><text:s/></text:span><text:span text:style-name="T89_49">screen</text:span><text:span text:style-name="T89_50">,<text:s/></text:span><text:span text:style-name="T89_51">ofstream</text:span><text:span text:style-name="T89_52"><text:s/></text:span><text:span text:style-name="T89_53">outputs</text:span><text:span text:style-name="T89_54"><text:s/></text:span><text:span text:style-name="T89_55">to</text:span><text:span text:style-name="T89_56"><text:s/></text:span><text:span text:style-name="T89_57">a</text:span><text:span text:style-name="T89_58"><text:s/></text:span><text:span text:style-name="T89_59">file</text:span><text:span text:style-name="T89_60">.<text:s/></text:span></text:p>
      <text:p text:style-name="P90"/>
      <text:p text:style-name="P91"><text:span text:style-name="T91_1">Introduction</text:span><text:span text:style-name="T91_2"><text:s/></text:span><text:span text:style-name="T91_3">to</text:span><text:span text:style-name="T91_4"><text:s/></text:span><text:span text:style-name="T91_5">Classes</text:span><text:span text:style-name="T91_6"><text:s/></text:span><text:span text:style-name="T91_7">and</text:span><text:span text:style-name="T91_8"><text:s/></text:span><text:span text:style-name="T91_9">Objects</text:span></text:p>
      <text:p text:style-name="P92"><text:span text:style-name="T92_1"><text:tab/></text:span></text:p>
      <text:p text:style-name="P93"><text:span text:style-name="T93_1">We</text:span><text:span text:style-name="T93_2"><text:s/></text:span><text:span text:style-name="T93_3">will</text:span><text:span text:style-name="T93_4"><text:s/></text:span><text:span text:style-name="T93_5">go</text:span><text:span text:style-name="T93_6"><text:s/></text:span><text:span text:style-name="T93_7">into</text:span><text:span text:style-name="T93_8"><text:s/></text:span><text:span text:style-name="T93_9">more</text:span><text:span text:style-name="T93_10"><text:s/></text:span><text:span text:style-name="T93_11">detail</text:span><text:span text:style-name="T93_12"><text:s/></text:span><text:span text:style-name="T93_13">about</text:span><text:span text:style-name="T93_14"><text:s/></text:span><text:span text:style-name="T93_15">classes</text:span><text:span text:style-name="T93_16"><text:s/></text:span><text:span text:style-name="T93_17">and</text:span><text:span text:style-name="T93_18"><text:s/></text:span><text:span text:style-name="T93_19">objects</text:span><text:span text:style-name="T93_20"><text:s/></text:span><text:span text:style-name="T93_21">in</text:span><text:span text:style-name="T93_22"><text:s/></text:span><text:span text:style-name="T93_23">chapter</text:span><text:span text:style-name="T93_24"><text:s/>#<text:s/></text:span><text:span text:style-name="T93_25">but</text:span><text:span text:style-name="T93_26"><text:s/></text:span><text:span text:style-name="T93_27">it</text:span><text:span text:style-name="T93_28"><text:s/></text:span><text:span text:style-name="T93_29">is</text:span><text:span text:style-name="T93_30"><text:s/></text:span><text:span text:style-name="T93_31">necessary</text:span><text:span text:style-name="T93_32"><text:s/></text:span><text:span text:style-name="T93_33">to</text:span><text:span text:style-name="T93_34"><text:s/></text:span><text:span text:style-name="T93_35">go</text:span><text:span text:style-name="T93_36"><text:s/></text:span><text:span text:style-name="T93_37">over</text:span><text:span text:style-name="T93_38"><text:s/></text:span><text:span text:style-name="T93_39">it</text:span><text:span text:style-name="T93_40"><text:s/></text:span><text:span text:style-name="T93_41">briefly</text:span><text:span text:style-name="T93_42"><text:s/></text:span><text:span text:style-name="T93_43">in</text:span><text:span text:style-name="T93_44"><text:s/></text:span><text:span text:style-name="T93_45">this</text:span><text:span text:style-name="T93_46"><text:s/></text:span><text:span text:style-name="T93_47">section</text:span><text:span text:style-name="T93_48">.<text:s/></text:span><text:span text:style-name="T93_49">Both</text:span><text:span text:style-name="T93_50"><text:s/></text:span><text:span text:style-name="T93_51">cin</text:span><text:span text:style-name="T93_52"><text:s/></text:span><text:span text:style-name="T93_53">and</text:span><text:span text:style-name="T93_54"><text:s/></text:span><text:span text:style-name="T93_55">cout</text:span><text:span text:style-name="T93_56"><text:s/></text:span><text:span text:style-name="T93_57">are</text:span><text:span text:style-name="T93_58"><text:s/></text:span><text:span text:style-name="T93_59">called</text:span><text:span text:style-name="T93_60"><text:s/></text:span><text:span text:style-name="T93_61">objects</text:span><text:span text:style-name="T93_62">.<text:s/></text:span><text:span text:style-name="T93_63">An</text:span><text:span text:style-name="T93_64"><text:s/></text:span><text:span text:style-name="T93_65">object</text:span><text:span text:style-name="T93_66"><text:s/></text:span><text:span text:style-name="T93_67">is</text:span><text:span text:style-name="T93_68"><text:s/></text:span><text:span text:style-name="T93_69">a</text:span><text:span text:style-name="T93_70"><text:s/></text:span><text:span text:style-name="T93_71">variable</text:span><text:span text:style-name="T93_72"><text:s/></text:span><text:span text:style-name="T93_73">that</text:span><text:span text:style-name="T93_74"><text:s/></text:span><text:span text:style-name="T93_75">has</text:span><text:span text:style-name="T93_76"><text:s/></text:span><text:span text:style-name="T93_77">functions</text:span><text:span text:style-name="T93_78"><text:s/></text:span><text:span text:style-name="T93_79">and</text:span><text:span text:style-name="T93_80"><text:s/></text:span><text:span text:style-name="T93_81">data</text:span><text:span text:style-name="T93_82"><text:s/></text:span><text:span text:style-name="T93_83">associated</text:span><text:span text:style-name="T93_84"><text:s/></text:span><text:span text:style-name="T93_85">with</text:span><text:span text:style-name="T93_86"><text:s/></text:span><text:span text:style-name="T93_87">it</text:span><text:span text:style-name="T93_88">.<text:s/></text:span><text:span text:style-name="T93_89">As</text:span><text:span text:style-name="T93_90"><text:s/></text:span><text:span text:style-name="T93_91">mentioned</text:span><text:span text:style-name="T93_92"><text:s/></text:span><text:span text:style-name="T93_93">before</text:span><text:span text:style-name="T93_94"><text:s/></text:span><text:span text:style-name="T93_95">ifstream</text:span><text:span text:style-name="T93_96"><text:s/></text:span><text:span text:style-name="T93_97">and</text:span><text:span text:style-name="T93_98"><text:s/></text:span><text:span text:style-name="T93_99">ofstream</text:span><text:span text:style-name="T93_100"><text:s/></text:span><text:span text:style-name="T93_101">are</text:span><text:span text:style-name="T93_102"><text:s/></text:span><text:span text:style-name="T93_103">considered</text:span><text:span text:style-name="T93_104"><text:s/></text:span><text:span text:style-name="T93_105">objects</text:span><text:span text:style-name="T93_106"><text:s/></text:span><text:span text:style-name="T93_107">because</text:span><text:span text:style-name="T93_108"><text:s/></text:span><text:span text:style-name="T93_109">they</text:span><text:span text:style-name="T93_110"><text:s/></text:span><text:span text:style-name="T93_111">can</text:span><text:span text:style-name="T93_112"><text:s/></text:span><text:span text:style-name="T93_113">hold</text:span><text:span text:style-name="T93_114"><text:s/></text:span><text:span text:style-name="T93_115">data</text:span><text:span text:style-name="T93_116"><text:s/></text:span><text:span text:style-name="T93_117">in</text:span><text:span text:style-name="T93_118"><text:s/></text:span><text:span text:style-name="T93_119">them</text:span><text:span text:style-name="T93_120"><text:s/></text:span><text:span text:style-name="T93_121">and</text:span><text:span text:style-name="T93_122"><text:s/></text:span><text:span text:style-name="T93_123">have</text:span><text:span text:style-name="T93_124"><text:s/></text:span><text:span text:style-name="T93_125">the</text:span><text:span text:style-name="T93_126"><text:s/></text:span><text:span text:style-name="T93_127">function</text:span><text:span text:style-name="T93_128"><text:s/></text:span><text:span text:style-name="T93_129">open</text:span><text:span text:style-name="T93_130"><text:s/></text:span><text:span text:style-name="T93_131">associated</text:span><text:span text:style-name="T93_132"><text:s/></text:span><text:span text:style-name="T93_133">with</text:span><text:span text:style-name="T93_134"><text:s/></text:span><text:span text:style-name="T93_135">them</text:span><text:span text:style-name="T93_136">.<text:s/></text:span><text:span text:style-name="T93_137">The</text:span><text:span text:style-name="T93_138"><text:s/></text:span><text:span text:style-name="T93_139">function</text:span><text:span text:style-name="T93_140"><text:s/></text:span><text:span text:style-name="T93_141">open</text:span><text:span text:style-name="T93_142"><text:s/></text:span><text:span text:style-name="T93_143">is</text:span><text:span text:style-name="T93_144"><text:s/></text:span><text:span text:style-name="T93_145">considered</text:span><text:span text:style-name="T93_146"><text:s/></text:span><text:span text:style-name="T93_147">a</text:span><text:span text:style-name="T93_148"><text:s/></text:span><text:span text:style-name="T93_149">member</text:span><text:span text:style-name="T93_150"><text:s/></text:span><text:span text:style-name="T93_151">function</text:span><text:span text:style-name="T93_152">,<text:s/></text:span><text:span text:style-name="T93_153">which</text:span><text:span text:style-name="T93_154"><text:s/></text:span><text:span text:style-name="T93_155">is</text:span><text:span text:style-name="T93_156"><text:s/></text:span><text:span text:style-name="T93_157">a</text:span><text:span text:style-name="T93_158"><text:s/></text:span><text:span text:style-name="T93_159">function</text:span><text:span text:style-name="T93_160"><text:s/></text:span><text:span text:style-name="T93_161">that</text:span><text:span text:style-name="T93_162"><text:s/></text:span><text:span text:style-name="T93_163">is</text:span><text:span text:style-name="T93_164"><text:s/></text:span><text:span text:style-name="T93_165">associated</text:span><text:span text:style-name="T93_166"><text:s/></text:span><text:span text:style-name="T93_167">with</text:span><text:span text:style-name="T93_168"><text:s/></text:span><text:span text:style-name="T93_169">an</text:span><text:span text:style-name="T93_170"><text:s/></text:span><text:span text:style-name="T93_171">object</text:span><text:span text:style-name="T93_172">.<text:s/></text:span><text:span text:style-name="T93_173">For</text:span><text:span text:style-name="T93_174"><text:s/></text:span><text:span text:style-name="T93_175">example</text:span><text:span text:style-name="T93_176">,<text:s/></text:span><text:span text:style-name="T93_177">both</text:span><text:span text:style-name="T93_178"><text:s/></text:span><text:span text:style-name="T93_179">close</text:span><text:span text:style-name="T93_180"><text:s/></text:span><text:span text:style-name="T93_181">and</text:span><text:span text:style-name="T93_182"><text:s/></text:span><text:span text:style-name="T93_183">open</text:span><text:span text:style-name="T93_184"><text:s/></text:span><text:span text:style-name="T93_185">are</text:span><text:span text:style-name="T93_186"><text:s/></text:span><text:span text:style-name="T93_187">member</text:span><text:span text:style-name="T93_188"><text:s/></text:span><text:span text:style-name="T93_189">functions</text:span><text:span text:style-name="T93_190"><text:s/></text:span><text:span text:style-name="T93_191">of</text:span><text:span text:style-name="T93_192"><text:s/></text:span><text:span text:style-name="T93_193">ifstream</text:span><text:span text:style-name="T93_194"><text:s/></text:span><text:span text:style-name="T93_195">and</text:span><text:span text:style-name="T93_196"><text:s/></text:span><text:span text:style-name="T93_197">ofstream</text:span><text:span text:style-name="T93_198"><text:s/></text:span><text:span text:style-name="T93_199">along</text:span><text:span text:style-name="T93_200"><text:s/></text:span><text:span text:style-name="T93_201">with</text:span><text:span text:style-name="T93_202"><text:s/></text:span><text:span text:style-name="T93_203">many</text:span><text:span text:style-name="T93_204"><text:s/></text:span><text:span text:style-name="T93_205">other</text:span><text:span text:style-name="T93_206"><text:s/></text:span><text:span text:style-name="T93_207">member</text:span><text:span text:style-name="T93_208"><text:s/></text:span><text:span text:style-name="T93_209">functions</text:span><text:span text:style-name="T93_210">.<text:s/></text:span><text:span text:style-name="T93_211">Getting</text:span><text:span text:style-name="T93_212"><text:s/></text:span><text:span text:style-name="T93_213">a</text:span><text:span text:style-name="T93_214"><text:s/></text:span><text:span text:style-name="T93_215">little</text:span><text:span text:style-name="T93_216"><text:s/></text:span><text:span text:style-name="T93_217">more</text:span><text:span text:style-name="T93_218"><text:s/></text:span><text:span text:style-name="T93_219">into</text:span><text:span text:style-name="T93_220"><text:s/></text:span><text:span text:style-name="T93_221">detail</text:span><text:span text:style-name="T93_222"><text:s/></text:span><text:span text:style-name="T93_223">these</text:span><text:span text:style-name="T93_224"><text:s/></text:span><text:span text:style-name="T93_225">objects</text:span><text:span text:style-name="T93_226"><text:s/></text:span><text:span text:style-name="T93_227">are</text:span><text:span text:style-name="T93_228"><text:s/></text:span><text:span text:style-name="T93_229">from</text:span><text:span text:style-name="T93_230"><text:s/></text:span><text:span text:style-name="T93_231">a</text:span><text:span text:style-name="T93_232"><text:s/></text:span><text:span text:style-name="T93_233">class</text:span><text:span text:style-name="T93_234">.<text:s/></text:span><text:span text:style-name="T93_235">A</text:span><text:span text:style-name="T93_236"><text:s/></text:span><text:span text:style-name="T93_237">class</text:span><text:span text:style-name="T93_238"><text:s/></text:span><text:span text:style-name="T93_239">is</text:span><text:span text:style-name="T93_240"><text:s/></text:span><text:span text:style-name="T93_241">generally</text:span><text:span text:style-name="T93_242"><text:s/></text:span><text:span text:style-name="T93_243">a</text:span><text:span text:style-name="T93_244"><text:s/></text:span><text:span text:style-name="T93_245">blueprint</text:span><text:span text:style-name="T93_246"><text:s/></text:span><text:span text:style-name="T93_247">for</text:span><text:span text:style-name="T93_248"><text:s/></text:span><text:span text:style-name="T93_249">your</text:span><text:span text:style-name="T93_250"><text:s/></text:span><text:span text:style-name="T93_251">own</text:span><text:span text:style-name="T93_252"><text:s/></text:span><text:span text:style-name="T93_253">data</text:span><text:span text:style-name="T93_254"><text:s/></text:span><text:span text:style-name="T93_255">type</text:span><text:span text:style-name="T93_256">.<text:s/></text:span><text:span text:style-name="T93_257">We</text:span><text:span text:style-name="T93_258"><text:s/></text:span><text:span text:style-name="T93_259">know</text:span><text:span text:style-name="T93_260"><text:s/></text:span><text:span text:style-name="T93_261">data</text:span><text:span text:style-name="T93_262"><text:s/></text:span><text:span text:style-name="T93_263">types</text:span><text:span text:style-name="T93_264"><text:s/></text:span><text:span text:style-name="T93_265">such</text:span><text:span text:style-name="T93_266"><text:s/></text:span><text:span text:style-name="T93_267">as</text:span><text:span text:style-name="T93_268"><text:s/></text:span><text:span text:style-name="T93_269">integers</text:span><text:span text:style-name="T93_270">,<text:s/></text:span><text:span text:style-name="T93_271">doubles</text:span><text:span text:style-name="T93_272">,<text:s/></text:span><text:span text:style-name="T93_273">and</text:span><text:span text:style-name="T93_274"><text:s/></text:span><text:span text:style-name="T93_275">chars</text:span><text:span text:style-name="T93_276">,<text:s/></text:span><text:span text:style-name="T93_277">however</text:span><text:span text:style-name="T93_278"><text:s/></text:span><text:span text:style-name="T93_279">later</text:span><text:span text:style-name="T93_280"><text:s/></text:span><text:span text:style-name="T93_281">on</text:span><text:span text:style-name="T93_282"><text:s/></text:span><text:span text:style-name="T93_283">you</text:span><text:span text:style-name="T93_284"><text:s/></text:span><text:span text:style-name="T93_285">will</text:span><text:span text:style-name="T93_286"><text:s/></text:span><text:span text:style-name="T93_287">be</text:span><text:span text:style-name="T93_288"><text:s/></text:span><text:span text:style-name="T93_289">able</text:span><text:span text:style-name="T93_290"><text:s/></text:span><text:span text:style-name="T93_291">to</text:span><text:span text:style-name="T93_292"><text:s/></text:span><text:span text:style-name="T93_293">design</text:span><text:span text:style-name="T93_294"><text:s/></text:span><text:span text:style-name="T93_295">your</text:span><text:span text:style-name="T93_296"><text:s/></text:span><text:span text:style-name="T93_297">own</text:span><text:span text:style-name="T93_298"><text:s/></text:span><text:span text:style-name="T93_299">data</text:span><text:span text:style-name="T93_300"><text:s/></text:span><text:span text:style-name="T93_301">type</text:span><text:span text:style-name="T93_302">.</text:span></text:p>
      <text:p text:style-name="P94"><text:span text:style-name="T94_1">When</text:span><text:span text:style-name="T94_2"><text:s/></text:span><text:span text:style-name="T94_3">calling</text:span><text:span text:style-name="T94_4"><text:s/></text:span><text:span text:style-name="T94_5">the</text:span><text:span text:style-name="T94_6"><text:s/></text:span><text:span text:style-name="T94_7">functions</text:span><text:span text:style-name="T94_8"><text:s/></text:span><text:span text:style-name="T94_9">open</text:span><text:span text:style-name="T94_10"><text:s/></text:span><text:span text:style-name="T94_11">or</text:span><text:span text:style-name="T94_12"><text:s/></text:span><text:span text:style-name="T94_13">close</text:span><text:span text:style-name="T94_14"><text:s/></text:span><text:span text:style-name="T94_15">you</text:span><text:span text:style-name="T94_16"><text:s/></text:span><text:span text:style-name="T94_17">will</text:span><text:span text:style-name="T94_18"><text:s/></text:span><text:span text:style-name="T94_19">notice</text:span><text:span text:style-name="T94_20"><text:s/></text:span><text:span text:style-name="T94_21">we</text:span><text:span text:style-name="T94_22"><text:s/></text:span><text:span text:style-name="T94_23">use</text:span><text:span text:style-name="T94_24"><text:s/></text:span><text:span text:style-name="T94_25">a</text:span><text:span text:style-name="T94_26"><text:s/></text:span><text:span text:style-name="T94_27">period</text:span><text:span text:style-name="T94_28"><text:s/></text:span><text:span text:style-name="T94_29">in</text:span><text:span text:style-name="T94_30"><text:s/></text:span><text:span text:style-name="T94_31">the</text:span><text:span text:style-name="T94_32"><text:s/></text:span><text:span text:style-name="T94_33">middle</text:span><text:span text:style-name="T94_34"><text:s/></text:span><text:span text:style-name="T94_35">of</text:span><text:span text:style-name="T94_36"><text:s/></text:span><text:span text:style-name="T94_37">the</text:span><text:span text:style-name="T94_38"><text:s/></text:span><text:span text:style-name="T94_39">object</text:span><text:span text:style-name="T94_40"><text:s/></text:span><text:span text:style-name="T94_41">name</text:span><text:span text:style-name="T94_42"><text:s/></text:span><text:span text:style-name="T94_43">and</text:span><text:span text:style-name="T94_44"><text:s/></text:span><text:span text:style-name="T94_45">the</text:span><text:span text:style-name="T94_46"><text:s/></text:span><text:span text:style-name="T94_47">function</text:span><text:span text:style-name="T94_48">.<text:s/></text:span><text:span text:style-name="T94_49">We</text:span><text:span text:style-name="T94_50"><text:s/></text:span><text:span text:style-name="T94_51">call</text:span><text:span text:style-name="T94_52"><text:s/></text:span><text:span text:style-name="T94_53">this</text:span><text:span text:style-name="T94_54"><text:s/></text:span><text:span text:style-name="T94_55">the</text:span><text:span text:style-name="T94_56"><text:s/></text:span><text:span text:style-name="T94_57">dot</text:span><text:span text:style-name="T94_58"><text:s/></text:span><text:span text:style-name="T94_59">operator</text:span><text:span text:style-name="T94_60"><text:s/></text:span><text:span text:style-name="T94_61">and</text:span><text:span text:style-name="T94_62"><text:s/></text:span><text:span text:style-name="T94_63">it</text:span><text:span text:style-name="T94_64"><text:s/></text:span><text:span text:style-name="T94_65">is</text:span><text:span text:style-name="T94_66"><text:s/></text:span><text:span text:style-name="T94_67">used</text:span><text:span text:style-name="T94_68"><text:s/></text:span><text:span text:style-name="T94_69">to</text:span><text:span text:style-name="T94_70"><text:s/></text:span><text:span text:style-name="T94_71">reference</text:span><text:span text:style-name="T94_72"><text:s/></text:span><text:span text:style-name="T94_73">member</text:span><text:span text:style-name="T94_74"><text:s/></text:span><text:span text:style-name="T94_75">functions</text:span><text:span text:style-name="T94_76"><text:s/></text:span><text:span text:style-name="T94_77">and</text:span><text:span text:style-name="T94_78"><text:s/></text:span><text:span text:style-name="T94_79">member</text:span><text:span text:style-name="T94_80"><text:s/></text:span><text:span text:style-name="T94_81">variables</text:span><text:span text:style-name="T94_82"><text:s/></text:span><text:span text:style-name="T94_83">of</text:span><text:span text:style-name="T94_84"><text:s/></text:span><text:span text:style-name="T94_85">a</text:span><text:span text:style-name="T94_86"><text:s/></text:span><text:span text:style-name="T94_87">class</text:span><text:span text:style-name="T94_88">.<text:s/></text:span></text:p>
      <text:p text:style-name="P95"/>
      <text:p text:style-name="P96"><text:span text:style-name="T96_1">Other</text:span><text:span text:style-name="T96_2"><text:s/></text:span><text:span text:style-name="T96_3">functions</text:span><text:span text:style-name="T96_4"><text:s/></text:span></text:p>
      <text:p text:style-name="P97"><text:span text:style-name="T97_1"><text:tab/></text:span><text:span text:style-name="T97_2">The</text:span><text:span text:style-name="T97_3"><text:s/>&lt;</text:span><text:span text:style-name="T97_4">fstream</text:span><text:span text:style-name="T97_5">&gt;<text:s/></text:span><text:span text:style-name="T97_6">header</text:span><text:span text:style-name="T97_7"><text:s/></text:span><text:span text:style-name="T97_8">file</text:span><text:span text:style-name="T97_9"><text:s/></text:span><text:span text:style-name="T97_10">comes</text:span><text:span text:style-name="T97_11"><text:s/></text:span><text:span text:style-name="T97_12">with</text:span><text:span text:style-name="T97_13"><text:s/></text:span><text:span text:style-name="T97_14">many</text:span><text:span text:style-name="T97_15"><text:s/></text:span><text:span text:style-name="T97_16">functions</text:span><text:span text:style-name="T97_17"><text:s/></text:span><text:span text:style-name="T97_18">to</text:span><text:span text:style-name="T97_19"><text:s/></text:span><text:span text:style-name="T97_20">help</text:span><text:span text:style-name="T97_21"><text:s/></text:span><text:span text:style-name="T97_22">test</text:span><text:span text:style-name="T97_23"><text:s/></text:span><text:span text:style-name="T97_24">to</text:span><text:span text:style-name="T97_25"><text:s/></text:span><text:span text:style-name="T97_26">see</text:span><text:span text:style-name="T97_27"><text:s/></text:span><text:span text:style-name="T97_28">if</text:span><text:span text:style-name="T97_29"><text:s/></text:span><text:span text:style-name="T97_30">things</text:span><text:span text:style-name="T97_31"><text:s/></text:span><text:span text:style-name="T97_32">are</text:span><text:span text:style-name="T97_33"><text:s/></text:span><text:span text:style-name="T97_34">working</text:span><text:span text:style-name="T97_35">.<text:s/></text:span><text:span text:style-name="T97_36">One</text:span><text:span text:style-name="T97_37"><text:s/></text:span><text:span text:style-name="T97_38">example</text:span><text:span text:style-name="T97_39"><text:s/></text:span><text:span text:style-name="T97_40">is</text:span><text:span text:style-name="T97_41"><text:s/></text:span><text:span text:style-name="T97_42">the</text:span><text:span text:style-name="T97_43"><text:s/></text:span><text:span text:style-name="T97_44">fail</text:span><text:span text:style-name="T97_45"><text:s/></text:span><text:span text:style-name="T97_46">function</text:span><text:span text:style-name="T97_47">.<text:s/></text:span><text:span text:style-name="T97_48">We</text:span><text:span text:style-name="T97_49"><text:s/></text:span><text:span text:style-name="T97_50">use</text:span><text:span text:style-name="T97_51"><text:s/></text:span><text:span text:style-name="T97_52">this</text:span><text:span text:style-name="T97_53"><text:s/></text:span><text:span text:style-name="T97_54">function</text:span><text:span text:style-name="T97_55"><text:s/></text:span><text:span text:style-name="T97_56">to</text:span><text:span text:style-name="T97_57"><text:s/></text:span><text:span text:style-name="T97_58">test</text:span><text:span text:style-name="T97_59"><text:s/></text:span><text:span text:style-name="T97_60">and</text:span><text:span text:style-name="T97_61"><text:s/></text:span><text:span text:style-name="T97_62">see</text:span><text:span text:style-name="T97_63"><text:s/></text:span><text:span text:style-name="T97_64">whether</text:span><text:span text:style-name="T97_65"><text:s/></text:span><text:span text:style-name="T97_66">the</text:span><text:span text:style-name="T97_67"><text:s/></text:span><text:span text:style-name="T97_68">file</text:span><text:span text:style-name="T97_69"><text:s/></text:span><text:span text:style-name="T97_70">opened</text:span><text:span text:style-name="T97_71"><text:s/></text:span><text:span text:style-name="T97_72">successfully</text:span><text:span text:style-name="T97_73"><text:s/></text:span><text:span text:style-name="T97_74">or</text:span><text:span text:style-name="T97_75"><text:s/></text:span><text:span text:style-name="T97_76">not</text:span><text:span text:style-name="T97_77">.<text:s/></text:span><text:span text:style-name="T97_78">We</text:span><text:span text:style-name="T97_79"><text:s/></text:span><text:span text:style-name="T97_80">usually</text:span><text:span text:style-name="T97_81"><text:s/></text:span><text:span text:style-name="T97_82">use</text:span><text:span text:style-name="T97_83"><text:s/></text:span><text:span text:style-name="T97_84">if</text:span><text:span text:style-name="T97_85"><text:s/></text:span><text:span text:style-name="T97_86">statements</text:span><text:span text:style-name="T97_87"><text:s/></text:span><text:span text:style-name="T97_88">with</text:span><text:span text:style-name="T97_89"><text:s/></text:span><text:span text:style-name="T97_90">the</text:span><text:span text:style-name="T97_91"><text:s/></text:span><text:span text:style-name="T97_92">function</text:span><text:span text:style-name="T97_93"><text:s/></text:span><text:span text:style-name="T97_94">so</text:span><text:span text:style-name="T97_95"><text:s/></text:span><text:span text:style-name="T97_96">that</text:span><text:span text:style-name="T97_97"><text:s/></text:span><text:span text:style-name="T97_98">if</text:span><text:span text:style-name="T97_99"><text:s/></text:span><text:span text:style-name="T97_100">the</text:span><text:span text:style-name="T97_101"><text:s/></text:span><text:span text:style-name="T97_102">file</text:span><text:span text:style-name="T97_103"><text:s/></text:span><text:span text:style-name="T97_104">does</text:span><text:span text:style-name="T97_105"><text:s/></text:span><text:span text:style-name="T97_106">not</text:span><text:span text:style-name="T97_107"><text:s/></text:span><text:span text:style-name="T97_108">open</text:span><text:span text:style-name="T97_109"><text:s/></text:span><text:span text:style-name="T97_110">correctly</text:span><text:span text:style-name="T97_111"><text:s/></text:span><text:span text:style-name="T97_112">we</text:span><text:span text:style-name="T97_113"><text:s/></text:span><text:span text:style-name="T97_114">can</text:span><text:span text:style-name="T97_115"><text:s/></text:span><text:span text:style-name="T97_116">warn</text:span><text:span text:style-name="T97_117"><text:s/></text:span><text:span text:style-name="T97_118">the</text:span><text:span text:style-name="T97_119"><text:s/></text:span><text:span text:style-name="T97_120">user</text:span><text:span text:style-name="T97_121">.<text:s/></text:span><text:span text:style-name="T97_122">For</text:span><text:span text:style-name="T97_123"><text:s/></text:span><text:span text:style-name="T97_124">example</text:span><text:span text:style-name="T97_125">:</text:span></text:p>
      <text:p text:style-name="P98"/>
      <text:p text:style-name="P99"><text:span text:style-name="T99_1">input</text:span><text:span text:style-name="T99_2">.</text:span><text:span text:style-name="T99_3">open</text:span><text:span text:style-name="T99_4">(“</text:span><text:span text:style-name="T99_5">TextFile</text:span><text:span text:style-name="T99_6">.</text:span><text:span text:style-name="T99_7">txt</text:span><text:span text:style-name="T99_8">”);</text:span></text:p>
      <text:p text:style-name="P100"><text:span text:style-name="T100_1">if</text:span><text:span text:style-name="T100_2"><text:s/>(</text:span><text:span text:style-name="T100_3">input</text:span><text:span text:style-name="T100_4">.</text:span><text:span text:style-name="T100_5">fail</text:span><text:span text:style-name="T100_6">(<text:s/>)<text:s/>)</text:span></text:p>
      <text:p text:style-name="P101"><text:span text:style-name="T101_1">{<text:s/></text:span></text:p>
      <text:p text:style-name="P102"><text:span text:style-name="T102_1"><text:tab/></text:span><text:span text:style-name="T102_2">cout</text:span><text:span text:style-name="T102_3"><text:s/>&lt;&lt;<text:s/>“</text:span><text:span text:style-name="T102_4">Failed</text:span><text:span text:style-name="T102_5"><text:s/></text:span><text:span text:style-name="T102_6">to</text:span><text:span text:style-name="T102_7"><text:s/></text:span><text:span text:style-name="T102_8">open</text:span><text:span text:style-name="T102_9">!”;</text:span></text:p>
      <text:p text:style-name="P103"><text:span text:style-name="T103_1">}</text:span></text:p>
      <text:p text:style-name="P104"><text:span text:style-name="T104_1">This</text:span><text:span text:style-name="T104_2"><text:s/></text:span><text:span text:style-name="T104_3">will</text:span><text:span text:style-name="T104_4"><text:s/></text:span><text:span text:style-name="T104_5">warn</text:span><text:span text:style-name="T104_6"><text:s/></text:span><text:span text:style-name="T104_7">the</text:span><text:span text:style-name="T104_8"><text:s/></text:span><text:span text:style-name="T104_9">user</text:span><text:span text:style-name="T104_10"><text:s/></text:span><text:span text:style-name="T104_11">if</text:span><text:span text:style-name="T104_12"><text:s/></text:span><text:span text:style-name="T104_13">the</text:span><text:span text:style-name="T104_14"><text:s/></text:span><text:span text:style-name="T104_15">file</text:span><text:span text:style-name="T104_16"><text:s/></text:span><text:span text:style-name="T104_17">did</text:span><text:span text:style-name="T104_18"><text:s/></text:span><text:span text:style-name="T104_19">not</text:span><text:span text:style-name="T104_20"><text:s/></text:span><text:span text:style-name="T104_21">open</text:span><text:span text:style-name="T104_22"><text:s/></text:span><text:span text:style-name="T104_23">correctly</text:span><text:span text:style-name="T104_24">.<text:s/></text:span><text:span text:style-name="T104_25">If</text:span><text:span text:style-name="T104_26"><text:s/></text:span><text:span text:style-name="T104_27">the</text:span><text:span text:style-name="T104_28"><text:s/></text:span><text:span text:style-name="T104_29">file</text:span><text:span text:style-name="T104_30"><text:s/></text:span><text:span text:style-name="T104_31">did</text:span><text:span text:style-name="T104_32"><text:s/></text:span><text:span text:style-name="T104_33">open</text:span><text:span text:style-name="T104_34"><text:s/></text:span><text:span text:style-name="T104_35">correctly</text:span><text:span text:style-name="T104_36"><text:s/></text:span><text:span text:style-name="T104_37">the</text:span><text:span text:style-name="T104_38"><text:s/></text:span><text:span text:style-name="T104_39">program</text:span><text:span text:style-name="T104_40"><text:s/></text:span><text:span text:style-name="T104_41">would</text:span><text:span text:style-name="T104_42"><text:s/></text:span><text:span text:style-name="T104_43">continue</text:span><text:span text:style-name="T104_44"><text:s/></text:span><text:span text:style-name="T104_45">fine</text:span><text:span text:style-name="T104_46">.<text:s/></text:span></text:p>
      <text:p text:style-name="P105"><text:span text:style-name="T105_1"><text:tab/></text:span><text:span text:style-name="T105_2">The</text:span><text:span text:style-name="T105_3"><text:s/></text:span><text:span text:style-name="T105_4">next</text:span><text:span text:style-name="T105_5"><text:s/></text:span><text:span text:style-name="T105_6">function</text:span><text:span text:style-name="T105_7"><text:s/></text:span><text:span text:style-name="T105_8">is</text:span><text:span text:style-name="T105_9"><text:s/></text:span><text:span text:style-name="T105_10">the</text:span><text:span text:style-name="T105_11"><text:s/></text:span><text:span text:style-name="T105_12">eof</text:span><text:span text:style-name="T105_13"><text:s/></text:span><text:span text:style-name="T105_14">function</text:span><text:span text:style-name="T105_15">.<text:s/></text:span><text:span text:style-name="T105_16">This</text:span><text:span text:style-name="T105_17"><text:s/></text:span><text:span text:style-name="T105_18">function</text:span><text:span text:style-name="T105_19"><text:s/></text:span><text:span text:style-name="T105_20">test</text:span><text:span text:style-name="T105_21"><text:s/></text:span><text:span text:style-name="T105_22">to</text:span><text:span text:style-name="T105_23"><text:s/></text:span><text:span text:style-name="T105_24">see</text:span><text:span text:style-name="T105_25"><text:s/></text:span><text:span text:style-name="T105_26">if</text:span><text:span text:style-name="T105_27"><text:s/></text:span><text:span text:style-name="T105_28">the</text:span><text:span text:style-name="T105_29"><text:s/></text:span><text:span text:style-name="T105_30">file</text:span><text:span text:style-name="T105_31"><text:s/></text:span><text:span text:style-name="T105_32">has</text:span><text:span text:style-name="T105_33"><text:s/></text:span><text:span text:style-name="T105_34">reached</text:span><text:span text:style-name="T105_35"><text:s/></text:span><text:span text:style-name="T105_36">the</text:span><text:span text:style-name="T105_37"><text:s/></text:span><text:span text:style-name="T105_38">end</text:span><text:span text:style-name="T105_39">.<text:s/></text:span><text:span text:style-name="T105_40">This</text:span><text:span text:style-name="T105_41"><text:s/></text:span><text:span text:style-name="T105_42">function</text:span><text:span text:style-name="T105_43"><text:s/></text:span><text:span text:style-name="T105_44">is</text:span><text:span text:style-name="T105_45"><text:s/></text:span><text:span text:style-name="T105_46">very</text:span><text:span text:style-name="T105_47"><text:s/></text:span><text:span text:style-name="T105_48">useful</text:span><text:span text:style-name="T105_49"><text:s/></text:span><text:span text:style-name="T105_50">in</text:span><text:span text:style-name="T105_51"><text:s/></text:span><text:span text:style-name="T105_52">order</text:span><text:span text:style-name="T105_53"><text:s/></text:span><text:span text:style-name="T105_54">to</text:span><text:span text:style-name="T105_55"><text:s/></text:span><text:span text:style-name="T105_56">know</text:span><text:span text:style-name="T105_57"><text:s/></text:span><text:span text:style-name="T105_58">when</text:span><text:span text:style-name="T105_59"><text:s/></text:span><text:span text:style-name="T105_60">to</text:span><text:span text:style-name="T105_61"><text:s/></text:span><text:span text:style-name="T105_62">stop</text:span><text:span text:style-name="T105_63"><text:s/></text:span><text:span text:style-name="T105_64">reading</text:span><text:span text:style-name="T105_65"><text:s/></text:span><text:span text:style-name="T105_66">the</text:span><text:span text:style-name="T105_67"><text:s/></text:span><text:span text:style-name="T105_68">file</text:span><text:span text:style-name="T105_69"><text:s/></text:span><text:span text:style-name="T105_70">and</text:span><text:span text:style-name="T105_71"><text:s/></text:span><text:span text:style-name="T105_72">when</text:span><text:span text:style-name="T105_73"><text:s/></text:span><text:span text:style-name="T105_74">you</text:span><text:span text:style-name="T105_75"><text:s/></text:span><text:span text:style-name="T105_76">have</text:span><text:span text:style-name="T105_77"><text:s/></text:span><text:span text:style-name="T105_78">reached</text:span><text:span text:style-name="T105_79"><text:s/></text:span><text:span text:style-name="T105_80">the</text:span><text:span text:style-name="T105_81"><text:s/></text:span><text:span text:style-name="T105_82">end</text:span><text:span text:style-name="T105_83">.<text:s/></text:span><text:span text:style-name="T105_84">For</text:span><text:span text:style-name="T105_85"><text:s/></text:span><text:span text:style-name="T105_86">example</text:span><text:span text:style-name="T105_87">:</text:span></text:p>
      <text:p text:style-name="P106"><text:span text:style-name="T106_1"><text:tab/><text:tab/></text:span></text:p>
      <text:p text:style-name="P107"><text:span text:style-name="T107_1">int</text:span><text:span text:style-name="T107_2"><text:s/></text:span><text:span text:style-name="T107_3">number</text:span><text:span text:style-name="T107_4">;</text:span></text:p>
      <text:p text:style-name="P108"><text:span text:style-name="T108_1">input</text:span><text:span text:style-name="T108_2">.</text:span><text:span text:style-name="T108_3">open</text:span><text:span text:style-name="T108_4">(“</text:span><text:span text:style-name="T108_5">Text</text:span><text:span text:style-name="T108_6">.</text:span><text:span text:style-name="T108_7">txt</text:span><text:span text:style-name="T108_8">”);</text:span></text:p>
      <text:p text:style-name="P109"><text:span text:style-name="T109_1"><text:tab/></text:span><text:span text:style-name="T109_2">while</text:span><text:span text:style-name="T109_3"><text:s/>(!<text:s/></text:span><text:span text:style-name="T109_4">input</text:span><text:span text:style-name="T109_5">.</text:span><text:span text:style-name="T109_6">eof</text:span><text:span text:style-name="T109_7">()<text:s/>)</text:span></text:p>
      <text:p text:style-name="P110"><text:span text:style-name="T110_1"><text:tab/><text:s/>{</text:span></text:p>
      <text:p text:style-name="P111"><text:span text:style-name="T111_1"><text:tab/><text:tab/></text:span><text:span text:style-name="T111_2">input</text:span><text:span text:style-name="T111_3"><text:s/>&gt;&gt;<text:s/></text:span><text:span text:style-name="T111_4">number</text:span></text:p>
      <text:p text:style-name="P112"><text:span text:style-name="T112_1"><text:tab/><text:s/>}</text:span></text:p>
      <text:p text:style-name="P113"><text:span text:style-name="T113_1">This</text:span><text:span text:style-name="T113_2"><text:s/></text:span><text:span text:style-name="T113_3">example</text:span><text:span text:style-name="T113_4"><text:s/></text:span><text:span text:style-name="T113_5">shows</text:span><text:span text:style-name="T113_6"><text:s/></text:span><text:span text:style-name="T113_7">how</text:span><text:span text:style-name="T113_8"><text:s/></text:span><text:span text:style-name="T113_9">the</text:span><text:span text:style-name="T113_10"><text:s/></text:span><text:span text:style-name="T113_11">eof</text:span><text:span text:style-name="T113_12"><text:s/></text:span><text:span text:style-name="T113_13">function</text:span><text:span text:style-name="T113_14"><text:s/></text:span><text:span text:style-name="T113_15">can</text:span><text:span text:style-name="T113_16"><text:s/></text:span><text:span text:style-name="T113_17">be</text:span><text:span text:style-name="T113_18"><text:s/></text:span><text:span text:style-name="T113_19">used</text:span><text:span text:style-name="T113_20"><text:s/></text:span><text:span text:style-name="T113_21">in</text:span><text:span text:style-name="T113_22"><text:s/></text:span><text:span text:style-name="T113_23">a</text:span><text:span text:style-name="T113_24"><text:s/></text:span><text:span text:style-name="T113_25">while</text:span><text:span text:style-name="T113_26"><text:s/></text:span><text:span text:style-name="T113_27">loop</text:span><text:span text:style-name="T113_28">.<text:s/></text:span><text:span text:style-name="T113_29">The</text:span><text:span text:style-name="T113_30"><text:s/></text:span><text:span text:style-name="T113_31">while</text:span><text:span text:style-name="T113_32"><text:s/></text:span><text:span text:style-name="T113_33">loop</text:span><text:span text:style-name="T113_34"><text:s/></text:span><text:span text:style-name="T113_35">will</text:span><text:span text:style-name="T113_36"><text:s/></text:span><text:span text:style-name="T113_37">input</text:span><text:span text:style-name="T113_38"><text:s/></text:span><text:span text:style-name="T113_39">an</text:span><text:span text:style-name="T113_40"><text:s/></text:span><text:span text:style-name="T113_41">integer</text:span><text:span text:style-name="T113_42"><text:s/></text:span><text:span text:style-name="T113_43">until</text:span><text:span text:style-name="T113_44"><text:s/></text:span><text:span text:style-name="T113_45">the</text:span><text:span text:style-name="T113_46"><text:s/></text:span><text:span text:style-name="T113_47">program</text:span><text:span text:style-name="T113_48"><text:s/></text:span><text:span text:style-name="T113_49">has</text:span><text:span text:style-name="T113_50"><text:s/></text:span><text:span text:style-name="T113_51">reached</text:span><text:span text:style-name="T113_52"><text:s/></text:span><text:span text:style-name="T113_53">the</text:span><text:span text:style-name="T113_54"><text:s/></text:span><text:span text:style-name="T113_55">end</text:span><text:span text:style-name="T113_56"><text:s/></text:span><text:span text:style-name="T113_57">of</text:span><text:span text:style-name="T113_58"><text:s/></text:span><text:span text:style-name="T113_59">the</text:span><text:span text:style-name="T113_60"><text:s/></text:span><text:span text:style-name="T113_61">file</text:span><text:span text:style-name="T113_62">.<text:s/></text:span><text:span text:style-name="T113_63">This</text:span><text:span text:style-name="T113_64"><text:s/></text:span><text:span text:style-name="T113_65">is</text:span><text:span text:style-name="T113_66"><text:s/></text:span><text:span text:style-name="T113_67">useful</text:span><text:span text:style-name="T113_68"><text:s/></text:span><text:span text:style-name="T113_69">for</text:span><text:span text:style-name="T113_70"><text:s/></text:span><text:span text:style-name="T113_71">gathering</text:span><text:span text:style-name="T113_72"><text:s/></text:span><text:span text:style-name="T113_73">all</text:span><text:span text:style-name="T113_74"><text:s/></text:span><text:span text:style-name="T113_75">the</text:span><text:span text:style-name="T113_76"><text:s/></text:span><text:span text:style-name="T113_77">data</text:span><text:span text:style-name="T113_78"><text:s/></text:span><text:span text:style-name="T113_79">in</text:span><text:span text:style-name="T113_80"><text:s/></text:span><text:span text:style-name="T113_81">one</text:span><text:span text:style-name="T113_82"><text:s/></text:span><text:span text:style-name="T113_83">file</text:span><text:span text:style-name="T113_84">.<text:s/></text:span></text:p>
      <text:p text:style-name="P114"><text:span text:style-name="T114_1"><text:tab/></text:span><text:span text:style-name="T114_2">The</text:span><text:span text:style-name="T114_3"><text:s/></text:span><text:span text:style-name="T114_4">get</text:span><text:span text:style-name="T114_5"><text:s/></text:span><text:span text:style-name="T114_6">and</text:span><text:span text:style-name="T114_7"><text:s/></text:span><text:span text:style-name="T114_8">put</text:span><text:span text:style-name="T114_9"><text:s/></text:span><text:span text:style-name="T114_10"><text:s/></text:span><text:span text:style-name="T114_11">functions</text:span><text:span text:style-name="T114_12"><text:s/></text:span><text:span text:style-name="T114_13">are</text:span><text:span text:style-name="T114_14"><text:s/></text:span><text:span text:style-name="T114_15">used</text:span><text:span text:style-name="T114_16"><text:s/></text:span><text:span text:style-name="T114_17">to</text:span><text:span text:style-name="T114_18"><text:s/></text:span><text:span text:style-name="T114_19">input</text:span><text:span text:style-name="T114_20"><text:s/></text:span><text:span text:style-name="T114_21">and</text:span><text:span text:style-name="T114_22"><text:s/></text:span><text:span text:style-name="T114_23">output</text:span><text:span text:style-name="T114_24"><text:s/></text:span><text:span text:style-name="T114_25">single</text:span><text:span text:style-name="T114_26"><text:s/></text:span><text:span text:style-name="T114_27">characters</text:span><text:span text:style-name="T114_28">.<text:s/></text:span><text:span text:style-name="T114_29">The</text:span><text:span text:style-name="T114_30"><text:s/></text:span><text:span text:style-name="T114_31">function</text:span><text:span text:style-name="T114_32"><text:s/></text:span><text:span text:style-name="T114_33">get</text:span><text:span text:style-name="T114_34"><text:s/></text:span><text:span text:style-name="T114_35">allows</text:span><text:span text:style-name="T114_36"><text:s/></text:span><text:span text:style-name="T114_37">the</text:span><text:span text:style-name="T114_38"><text:s/></text:span><text:span text:style-name="T114_39">program</text:span><text:span text:style-name="T114_40"><text:s/></text:span><text:span text:style-name="T114_41">to</text:span><text:span text:style-name="T114_42"><text:s/></text:span><text:span text:style-name="T114_43">read</text:span><text:span text:style-name="T114_44"><text:s/></text:span><text:span text:style-name="T114_45">in</text:span><text:span text:style-name="T114_46"><text:s/></text:span><text:span text:style-name="T114_47">a</text:span><text:span text:style-name="T114_48"><text:s/></text:span><text:span text:style-name="T114_49">single</text:span><text:span text:style-name="T114_50"><text:s/></text:span><text:span text:style-name="T114_51">character</text:span><text:span text:style-name="T114_52"><text:s/></text:span><text:span text:style-name="T114_53">and</text:span><text:span text:style-name="T114_54"><text:s/></text:span><text:span text:style-name="T114_55">store</text:span><text:span text:style-name="T114_56"><text:s/></text:span><text:span text:style-name="T114_57">it</text:span><text:span text:style-name="T114_58"><text:s/></text:span><text:span text:style-name="T114_59">in</text:span><text:span text:style-name="T114_60"><text:s/></text:span><text:span text:style-name="T114_61">a</text:span><text:span text:style-name="T114_62"><text:s/></text:span><text:span text:style-name="T114_63">variable</text:span><text:span text:style-name="T114_64"><text:s/></text:span><text:span text:style-name="T114_65">type</text:span><text:span text:style-name="T114_66"><text:s/></text:span><text:span text:style-name="T114_67">char</text:span><text:span text:style-name="T114_68">.<text:s/></text:span><text:span text:style-name="T114_69">When</text:span><text:span text:style-name="T114_70"><text:s/></text:span><text:span text:style-name="T114_71">we</text:span><text:span text:style-name="T114_72"><text:s/></text:span><text:span text:style-name="T114_73">use</text:span><text:span text:style-name="T114_74"><text:s/></text:span><text:span text:style-name="T114_75">the</text:span><text:span text:style-name="T114_76"><text:s/>&gt;&gt;<text:s/></text:span><text:span text:style-name="T114_77">operator</text:span><text:span text:style-name="T114_78"><text:s/></text:span><text:span text:style-name="T114_79">skipping</text:span><text:span text:style-name="T114_80"><text:s/></text:span><text:span text:style-name="T114_81">blanks</text:span><text:span text:style-name="T114_82"><text:s/></text:span><text:span text:style-name="T114_83">and</text:span><text:span text:style-name="T114_84"><text:s/></text:span><text:span text:style-name="T114_85">reading</text:span><text:span text:style-name="T114_86"><text:s/></text:span><text:span text:style-name="T114_87">in</text:span><text:span text:style-name="T114_88"><text:s/></text:span><text:span text:style-name="T114_89">the</text:span><text:span text:style-name="T114_90"><text:s/></text:span><text:span text:style-name="T114_91">data</text:span><text:span text:style-name="T114_92"><text:s/></text:span><text:span text:style-name="T114_93">is</text:span><text:span text:style-name="T114_94"><text:s/></text:span><text:span text:style-name="T114_95">done</text:span><text:span text:style-name="T114_96"><text:s/></text:span><text:span text:style-name="T114_97">automatically</text:span><text:span text:style-name="T114_98"><text:s/></text:span><text:span text:style-name="T114_99">for</text:span><text:span text:style-name="T114_100"><text:s/></text:span><text:span text:style-name="T114_101">you</text:span><text:span text:style-name="T114_102">.<text:s/></text:span><text:span text:style-name="T114_103">However</text:span><text:span text:style-name="T114_104"><text:s/></text:span><text:span text:style-name="T114_105">with</text:span><text:span text:style-name="T114_106"><text:s/></text:span><text:span text:style-name="T114_107">get</text:span><text:span text:style-name="T114_108"><text:s/></text:span><text:span text:style-name="T114_109">nothing</text:span><text:span text:style-name="T114_110"><text:s/></text:span><text:span text:style-name="T114_111">is</text:span><text:span text:style-name="T114_112"><text:s/></text:span><text:span text:style-name="T114_113">done</text:span><text:span text:style-name="T114_114"><text:s/></text:span><text:span text:style-name="T114_115">automatically</text:span><text:span text:style-name="T114_116">.<text:s/></text:span><text:span text:style-name="T114_117">The</text:span><text:span text:style-name="T114_118"><text:s/></text:span><text:span text:style-name="T114_119">member</text:span><text:span text:style-name="T114_120"><text:s/></text:span><text:span text:style-name="T114_121">function</text:span><text:span text:style-name="T114_122"><text:s/></text:span><text:span text:style-name="T114_123">get</text:span><text:span text:style-name="T114_124"><text:s/></text:span><text:span text:style-name="T114_125">uses</text:span><text:span text:style-name="T114_126"><text:s/></text:span><text:span text:style-name="T114_127">the</text:span><text:span text:style-name="T114_128"><text:s/></text:span><text:span text:style-name="T114_129">dot</text:span><text:span text:style-name="T114_130"><text:s/></text:span><text:span text:style-name="T114_131">operator</text:span><text:span text:style-name="T114_132"><text:s/></text:span><text:span text:style-name="T114_133">as</text:span><text:span text:style-name="T114_134"><text:s/></text:span><text:span text:style-name="T114_135">well</text:span><text:span text:style-name="T114_136"><text:s/></text:span><text:span text:style-name="T114_137">and</text:span><text:span text:style-name="T114_138"><text:s/></text:span><text:span text:style-name="T114_139">take</text:span><text:span text:style-name="T114_140"><text:s/></text:span><text:span text:style-name="T114_141">one</text:span><text:span text:style-name="T114_142"><text:s/></text:span><text:span text:style-name="T114_143">argument</text:span><text:span text:style-name="T114_144"><text:s/></text:span><text:span text:style-name="T114_145">in</text:span><text:span text:style-name="T114_146"><text:s/></text:span><text:span text:style-name="T114_147">the</text:span><text:span text:style-name="T114_148"><text:s/></text:span><text:span text:style-name="T114_149">parentheses</text:span><text:span text:style-name="T114_150"><text:s/></text:span><text:span text:style-name="T114_151">that</text:span><text:span text:style-name="T114_152"><text:s/></text:span><text:span text:style-name="T114_153">must</text:span><text:span text:style-name="T114_154"><text:s/></text:span><text:span text:style-name="T114_155">be</text:span><text:span text:style-name="T114_156"><text:s/></text:span><text:span text:style-name="T114_157">a</text:span><text:span text:style-name="T114_158"><text:s/></text:span><text:span text:style-name="T114_159">char</text:span><text:span text:style-name="T114_160"><text:s/></text:span><text:span text:style-name="T114_161">variable</text:span><text:span text:style-name="T114_162">.<text:s/></text:span><text:span text:style-name="T114_163">For</text:span><text:span text:style-name="T114_164"><text:s/></text:span><text:span text:style-name="T114_165">example</text:span><text:span text:style-name="T114_166">:</text:span></text:p>
      <text:p text:style-name="P115"><text:span text:style-name="T115_1">char</text:span><text:span text:style-name="T115_2"><text:s/></text:span><text:span text:style-name="T115_3">Character</text:span><text:span text:style-name="T115_4">;</text:span></text:p>
      <text:p text:style-name="P116"><text:span text:style-name="T116_1">cin</text:span><text:span text:style-name="T116_2">.</text:span><text:span text:style-name="T116_3">get</text:span><text:span text:style-name="T116_4">(</text:span><text:span text:style-name="T116_5">Character</text:span><text:span text:style-name="T116_6">);</text:span></text:p>
      <text:p text:style-name="P117"><text:span text:style-name="T117_1">or</text:span></text:p>
      <text:p text:style-name="P118"><text:span text:style-name="T118_1">char</text:span><text:span text:style-name="T118_2"><text:s/></text:span><text:span text:style-name="T118_3">Character</text:span><text:span text:style-name="T118_4">;</text:span></text:p>
      <text:p text:style-name="P119"><text:span text:style-name="T119_1">ifstream</text:span><text:span text:style-name="T119_2"><text:s/></text:span><text:span text:style-name="T119_3">input</text:span><text:span text:style-name="T119_4">;</text:span></text:p>
      <text:p text:style-name="P120"><text:span text:style-name="T120_1">input</text:span><text:span text:style-name="T120_2">.</text:span><text:span text:style-name="T120_3">get</text:span><text:span text:style-name="T120_4">(</text:span><text:span text:style-name="T120_5">Character</text:span><text:span text:style-name="T120_6">);</text:span></text:p>
      <text:p text:style-name="P121"><text:span text:style-name="T121_1">This</text:span><text:span text:style-name="T121_2"><text:s/></text:span><text:span text:style-name="T121_3">will</text:span><text:span text:style-name="T121_4"><text:s/></text:span><text:span text:style-name="T121_5">read</text:span><text:span text:style-name="T121_6"><text:s/></text:span><text:span text:style-name="T121_7">in</text:span><text:span text:style-name="T121_8"><text:s/></text:span><text:span text:style-name="T121_9">the</text:span><text:span text:style-name="T121_10"><text:s/></text:span><text:span text:style-name="T121_11">next</text:span><text:span text:style-name="T121_12"><text:s/></text:span><text:span text:style-name="T121_13">character</text:span><text:span text:style-name="T121_14"><text:s/></text:span><text:span text:style-name="T121_15">typed</text:span><text:span text:style-name="T121_16"><text:s/></text:span><text:span text:style-name="T121_17">on</text:span><text:span text:style-name="T121_18"><text:s/></text:span><text:span text:style-name="T121_19">the</text:span><text:span text:style-name="T121_20"><text:s/></text:span><text:span text:style-name="T121_21">keyboard</text:span><text:span text:style-name="T121_22"><text:s/></text:span><text:span text:style-name="T121_23">or</text:span><text:span text:style-name="T121_24"><text:s/></text:span><text:span text:style-name="T121_25">from</text:span><text:span text:style-name="T121_26"><text:s/></text:span><text:span text:style-name="T121_27">the</text:span><text:span text:style-name="T121_28"><text:s/></text:span><text:span text:style-name="T121_29">file</text:span><text:span text:style-name="T121_30">.<text:s/></text:span><text:span text:style-name="T121_31">Even</text:span><text:span text:style-name="T121_32"><text:s/></text:span><text:span text:style-name="T121_33">if</text:span><text:span text:style-name="T121_34"><text:s/></text:span><text:span text:style-name="T121_35">the</text:span><text:span text:style-name="T121_36"><text:s/></text:span><text:span text:style-name="T121_37">next</text:span><text:span text:style-name="T121_38"><text:s/></text:span><text:span text:style-name="T121_39">character</text:span><text:span text:style-name="T121_40"><text:s/></text:span><text:span text:style-name="T121_41">is</text:span><text:span text:style-name="T121_42"><text:s/></text:span><text:span text:style-name="T121_43">blank</text:span><text:span text:style-name="T121_44"><text:s/></text:span><text:span text:style-name="T121_45">it</text:span><text:span text:style-name="T121_46"><text:s/></text:span><text:span text:style-name="T121_47">will</text:span><text:span text:style-name="T121_48"><text:s/></text:span><text:span text:style-name="T121_49">store</text:span><text:span text:style-name="T121_50"><text:s/></text:span><text:span text:style-name="T121_51">the</text:span><text:span text:style-name="T121_52"><text:s/></text:span><text:span text:style-name="T121_53">newline</text:span><text:span text:style-name="T121_54"><text:s/></text:span><text:span text:style-name="T121_55">character</text:span><text:span text:style-name="T121_56"><text:s/>(<text:s/>\</text:span><text:span text:style-name="T121_57">n</text:span><text:span text:style-name="T121_58"><text:s/>)<text:s/></text:span><text:span text:style-name="T121_59">into</text:span><text:span text:style-name="T121_60"><text:s/></text:span><text:span text:style-name="T121_61">the</text:span><text:span text:style-name="T121_62"><text:s/></text:span><text:span text:style-name="T121_63">variable</text:span><text:span text:style-name="T121_64">.<text:s/></text:span></text:p>
      <text:p text:style-name="P122"/>
      <text:p text:style-name="P123"><text:span text:style-name="T123_1">The</text:span><text:span text:style-name="T123_2"><text:s/></text:span><text:span text:style-name="T123_3">put</text:span><text:span text:style-name="T123_4"><text:s/></text:span><text:span text:style-name="T123_5">function</text:span><text:span text:style-name="T123_6"><text:s/></text:span><text:span text:style-name="T123_7">is</text:span><text:span text:style-name="T123_8"><text:s/></text:span><text:span text:style-name="T123_9">used</text:span><text:span text:style-name="T123_10"><text:s/></text:span><text:span text:style-name="T123_11">to</text:span><text:span text:style-name="T123_12"><text:s/></text:span><text:span text:style-name="T123_13">output</text:span><text:span text:style-name="T123_14"><text:s/></text:span><text:span text:style-name="T123_15">one</text:span><text:span text:style-name="T123_16"><text:s/></text:span><text:span text:style-name="T123_17">character</text:span><text:span text:style-name="T123_18"><text:s/></text:span><text:span text:style-name="T123_19">of</text:span><text:span text:style-name="T123_20"><text:s/></text:span><text:span text:style-name="T123_21">type</text:span><text:span text:style-name="T123_22"><text:s/></text:span><text:span text:style-name="T123_23">char</text:span><text:span text:style-name="T123_24">.<text:s/></text:span><text:span text:style-name="T123_25">This</text:span><text:span text:style-name="T123_26"><text:s/></text:span><text:span text:style-name="T123_27">function</text:span><text:span text:style-name="T123_28"><text:s/></text:span><text:span text:style-name="T123_29">takes</text:span><text:span text:style-name="T123_30"><text:s/></text:span><text:span text:style-name="T123_31">one</text:span><text:span text:style-name="T123_32"><text:s/></text:span><text:span text:style-name="T123_33">argument</text:span><text:span text:style-name="T123_34"><text:s/></text:span><text:span text:style-name="T123_35">in</text:span><text:span text:style-name="T123_36"><text:s/></text:span><text:span text:style-name="T123_37">the</text:span><text:span text:style-name="T123_38"><text:s/></text:span><text:span text:style-name="T123_39">parentheses</text:span><text:span text:style-name="T123_40"><text:s/></text:span><text:span text:style-name="T123_41">of</text:span><text:span text:style-name="T123_42"><text:s/></text:span><text:span text:style-name="T123_43">type</text:span><text:span text:style-name="T123_44"><text:s/></text:span><text:span text:style-name="T123_45">char</text:span><text:span text:style-name="T123_46"><text:s/></text:span><text:span text:style-name="T123_47">For</text:span><text:span text:style-name="T123_48"><text:s/></text:span><text:span text:style-name="T123_49">example</text:span><text:span text:style-name="T123_50">:</text:span></text:p>
      <text:p text:style-name="P124"><text:span text:style-name="T124_1">char</text:span><text:span text:style-name="T124_2"><text:s/></text:span><text:span text:style-name="T124_3">Character</text:span><text:span text:style-name="T124_4">;</text:span></text:p>
      <text:p text:style-name="P125"><text:span text:style-name="T125_1">cout</text:span><text:span text:style-name="T125_2">.</text:span><text:span text:style-name="T125_3">put</text:span><text:span text:style-name="T125_4">(</text:span><text:span text:style-name="T125_5">Character</text:span><text:span text:style-name="T125_6">);</text:span></text:p>
      <text:p text:style-name="P126"><text:span text:style-name="T126_1">or</text:span></text:p>
      <text:p text:style-name="P127"><text:span text:style-name="T127_1">char</text:span><text:span text:style-name="T127_2"><text:s/></text:span><text:span text:style-name="T127_3">Character</text:span><text:span text:style-name="T127_4">;</text:span></text:p>
      <text:p text:style-name="P128"><text:span text:style-name="T128_1">ofstream</text:span><text:span text:style-name="T128_2"><text:s/></text:span><text:span text:style-name="T128_3">output</text:span><text:span text:style-name="T128_4">;</text:span></text:p>
      <text:p text:style-name="P129"><text:span text:style-name="T129_1">output</text:span><text:span text:style-name="T129_2">.</text:span><text:span text:style-name="T129_3">put</text:span><text:span text:style-name="T129_4">(</text:span><text:span text:style-name="T129_5">Character</text:span><text:span text:style-name="T129_6">);</text:span></text:p>
      <text:p text:style-name="P130"><text:span text:style-name="T130_1"><text:s text:c="2"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31"><text:span text:style-name="T131_1">eof</text:span></text:p>
          </table:table-cell>
          <table:table-cell table:style-name="Cell2">
            <text:p text:style-name="P132"><text:span text:style-name="T132_1">End</text:span><text:span text:style-name="T132_2"><text:s/></text:span><text:span text:style-name="T132_3">of</text:span><text:span text:style-name="T132_4"><text:s/></text:span><text:span text:style-name="T132_5">file</text:span><text:span text:style-name="T132_6"><text:s/></text:span><text:span text:style-name="T132_7">member</text:span><text:span text:style-name="T132_8"><text:s/></text:span><text:span text:style-name="T132_9">function</text:span><text:span text:style-name="T132_10">.<text:s/></text:span><text:span text:style-name="T132_11">Used</text:span><text:span text:style-name="T132_12"><text:s/></text:span><text:span text:style-name="T132_13">to</text:span><text:span text:style-name="T132_14"><text:s/></text:span><text:span text:style-name="T132_15">determine</text:span><text:span text:style-name="T132_16"><text:s/></text:span><text:span text:style-name="T132_17">if</text:span><text:span text:style-name="T132_18"><text:s/></text:span><text:span text:style-name="T132_19">program</text:span><text:span text:style-name="T132_20"><text:s/></text:span><text:span text:style-name="T132_21">has</text:span><text:span text:style-name="T132_22"><text:s/></text:span><text:span text:style-name="T132_23">reached</text:span><text:span text:style-name="T132_24"><text:s/></text:span><text:span text:style-name="T132_25">end</text:span><text:span text:style-name="T132_26"><text:s/></text:span><text:span text:style-name="T132_27">of</text:span><text:span text:style-name="T132_28"><text:s/></text:span><text:span text:style-name="T132_29">file</text:span><text:span text:style-name="T132_30">.</text:span></text:p>
          </table:table-cell>
        </table:table-row>
        <table:table-row table:style-name="Row2">
          <table:table-cell table:style-name="Cell3">
            <text:p text:style-name="P133"><text:span text:style-name="T133_1">fail</text:span></text:p>
          </table:table-cell>
          <table:table-cell table:style-name="Cell4">
            <text:p text:style-name="P134"><text:span text:style-name="T134_1">Fail</text:span><text:span text:style-name="T134_2"><text:s/></text:span><text:span text:style-name="T134_3">member</text:span><text:span text:style-name="T134_4"><text:s/></text:span><text:span text:style-name="T134_5">function</text:span><text:span text:style-name="T134_6">.<text:s/></text:span><text:span text:style-name="T134_7">Test</text:span><text:span text:style-name="T134_8"><text:s/></text:span><text:span text:style-name="T134_9">to</text:span><text:span text:style-name="T134_10"><text:s/></text:span><text:span text:style-name="T134_11">see</text:span><text:span text:style-name="T134_12"><text:s/></text:span><text:span text:style-name="T134_13">if</text:span><text:span text:style-name="T134_14"><text:s/></text:span><text:span text:style-name="T134_15">file</text:span><text:span text:style-name="T134_16"><text:s/></text:span><text:span text:style-name="T134_17">opened</text:span><text:span text:style-name="T134_18"><text:s/></text:span><text:span text:style-name="T134_19">correctly</text:span><text:span text:style-name="T134_20"><text:s/></text:span><text:span text:style-name="T134_21">or</text:span><text:span text:style-name="T134_22"><text:s/></text:span><text:span text:style-name="T134_23">not</text:span></text:p>
          </table:table-cell>
        </table:table-row>
        <table:table-row table:style-name="Row3">
          <table:table-cell table:style-name="Cell5">
            <text:p text:style-name="P135"><text:span text:style-name="T135_1">get</text:span></text:p>
          </table:table-cell>
          <table:table-cell table:style-name="Cell6">
            <text:p text:style-name="P136"><text:span text:style-name="T136_1">Get</text:span><text:span text:style-name="T136_2"><text:s/></text:span><text:span text:style-name="T136_3">member</text:span><text:span text:style-name="T136_4"><text:s/></text:span><text:span text:style-name="T136_5">function</text:span><text:span text:style-name="T136_6"><text:s/></text:span><text:span text:style-name="T136_7">that</text:span><text:span text:style-name="T136_8"><text:s/></text:span><text:span text:style-name="T136_9">reads</text:span><text:span text:style-name="T136_10"><text:s/></text:span><text:span text:style-name="T136_11">only</text:span><text:span text:style-name="T136_12"><text:s/></text:span><text:span text:style-name="T136_13">one</text:span><text:span text:style-name="T136_14"><text:s/></text:span><text:span text:style-name="T136_15">character</text:span><text:span text:style-name="T136_16"><text:s/></text:span><text:span text:style-name="T136_17">of</text:span><text:span text:style-name="T136_18"><text:s/></text:span><text:span text:style-name="T136_19">type</text:span><text:span text:style-name="T136_20"><text:s/></text:span><text:span text:style-name="T136_21">char</text:span><text:span text:style-name="T136_22"><text:s/></text:span><text:span text:style-name="T136_23">at</text:span><text:span text:style-name="T136_24"><text:s/></text:span><text:span text:style-name="T136_25">a</text:span><text:span text:style-name="T136_26"><text:s/></text:span><text:span text:style-name="T136_27">time</text:span></text:p>
          </table:table-cell>
        </table:table-row>
        <table:table-row table:style-name="Row4">
          <table:table-cell table:style-name="Cell7">
            <text:p text:style-name="P137"><text:span text:style-name="T137_1">put</text:span></text:p>
          </table:table-cell>
          <table:table-cell table:style-name="Cell8">
            <text:p text:style-name="P138"><text:span text:style-name="T138_1">Put</text:span><text:span text:style-name="T138_2"><text:s/></text:span><text:span text:style-name="T138_3">member</text:span><text:span text:style-name="T138_4"><text:s/></text:span><text:span text:style-name="T138_5">function</text:span><text:span text:style-name="T138_6"><text:s/></text:span><text:span text:style-name="T138_7">that</text:span><text:span text:style-name="T138_8"><text:s/></text:span><text:span text:style-name="T138_9">outputs</text:span><text:span text:style-name="T138_10"><text:s/></text:span><text:span text:style-name="T138_11">only</text:span><text:span text:style-name="T138_12"><text:s/></text:span><text:span text:style-name="T138_13">one</text:span><text:span text:style-name="T138_14"><text:s/></text:span><text:span text:style-name="T138_15">character</text:span><text:span text:style-name="T138_16"><text:s/></text:span><text:span text:style-name="T138_17">of</text:span><text:span text:style-name="T138_18"><text:s/></text:span><text:span text:style-name="T138_19">type</text:span><text:span text:style-name="T138_20"><text:s/></text:span><text:span text:style-name="T138_21">char</text:span><text:span text:style-name="T138_22"><text:s/></text:span><text:span text:style-name="T138_23">at</text:span><text:span text:style-name="T138_24"><text:s/></text:span><text:span text:style-name="T138_25">a</text:span><text:span text:style-name="T138_26"><text:s/></text:span><text:span text:style-name="T138_27">time</text:span></text:p>
          </table:table-cell>
        </table:table-row>
      </table:table>
      <text:p text:style-name="P139"/>
      <text:p text:style-name="P140"/>
      <text:p text:style-name="P14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